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 svg:font-family=""/>
    <style:font-face style:name="Liberation Sans" svg:font-family="Liberation Sans"/>
  </office:font-face-decls>
  <office:automatic-styles>
    <style:style style:parent-style-name="Default" style:data-style-name="" style:family="table-cell" style:name="ce3">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fo:wrap-option="wrap"/>
    </style:style>
    <style:style style:parent-style-name="Default" style:data-style-name="" style:family="table-cell" style:name="ce5">
      <style:text-properties fo:font-family="Liberation Serif" style:font-family-asian="Liberation Serif" style:font-family-complex="Liberation Serif"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6">
      <style:text-properties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7">
      <style:text-properties fo:font-family="Liberation Serif" style:font-family-asian="Liberation Serif" style:font-family-complex="Liberation Serif" fo:font-size="10pt" style:font-size-asian="10pt" style:font-size-complex="10pt" fo:font-style="normal" fo:font-weight="normal"/>
      <style:paragraph-properties style:writing-mode="page"/>
      <style:table-cell-properties fo:background-color="transparent" fo:border="none"/>
    </style:style>
    <style:style style:master-page-name="MasterPage1" style:family="table" style:name="ta1">
      <style:table-properties table:display="true"/>
    </style:style>
    <style:style style:family="table-column" style:name="co1">
      <style:table-column-properties style:column-width="1.773cm" fo:break-before="auto"/>
    </style:style>
    <style:style style:family="table-row" style:name="ro1">
      <style:table-row-properties style:row-height="0.5292cm" fo:break-before="auto"/>
    </style:style>
    <style:style style:family="table-column" style:name="co2">
      <style:table-column-properties style:column-width="2.037cm" style:use-optimal-column-width="false" fo:break-before="auto"/>
    </style:style>
    <style:style style:family="table-column" style:name="co3">
      <style:table-column-properties style:column-width="2.037cm" style:use-optimal-column-width="false" fo:break-before="auto"/>
    </style:style>
    <style:style style:family="table-column" style:name="co4">
      <style:table-column-properties style:column-width="12.52cm" style:use-optimal-column-width="false" fo:break-before="auto"/>
    </style:style>
    <style:style style:family="table-column" style:name="co5">
      <style:table-column-properties style:column-width="11.72cm" style:use-optimal-column-width="false" fo:break-before="auto"/>
    </style:style>
    <style:style style:family="table-column" style:name="co6">
      <style:table-column-properties style:column-width="2.037cm" style:use-optimal-column-width="false" fo:break-before="auto"/>
    </style:style>
    <style:style style:family="table-column" style:name="co7">
      <style:table-column-properties style:column-width="5.371cm" style:use-optimal-column-width="false" fo:break-before="auto"/>
    </style:style>
    <style:style style:family="table-column" style:name="co8">
      <style:table-column-properties style:column-width="2.037cm" style:use-optimal-column-width="false" fo:break-before="auto"/>
    </style:style>
    <style:style style:family="table-column" style:name="co9">
      <style:table-column-properties style:column-width="2.037cm" fo:break-before="auto"/>
    </style:style>
    <style:style style:family="table-row" style:name="ro2">
      <style:table-row-properties style:row-height="124.6pt" style:use-optimal-row-height="false" fo:break-before="auto"/>
    </style:style>
    <style:style style:family="text" style:name="T1">
      <style:text-properties fo:font-size="10pt" style:text-underline-type="none"/>
    </style:style>
    <style:style style:family="text" style:name="T2">
      <style:text-properties fo:font-size="10pt" fo:font-style="normal" style:text-underline-type="none" fo:font-weight="normal"/>
    </style:style>
    <style:style style:family="text" style:name="T3">
      <style:text-properties fo:font-size="10pt" fo:font-style="normal" style:text-underline-type="none" fo:font-weight="normal"/>
    </style:style>
    <style:style style:family="text" style:name="T4">
      <style:text-properties fo:font-size="10pt" fo:font-style="normal" style:text-underline-type="none" fo:font-weight="normal"/>
    </style:style>
    <style:style style:family="text" style:name="T5">
      <style:text-properties fo:font-size="10pt" fo:font-style="normal" style:text-underline-type="none" fo:font-weight="normal"/>
    </style:style>
    <style:style style:family="text" style:name="T6">
      <style:text-properties fo:font-size="10pt" fo:font-style="normal" style:text-underline-type="none" fo:font-weight="normal"/>
    </style:style>
    <style:style style:family="text" style:name="T7">
      <style:text-properties fo:font-size="10pt" fo:font-style="normal" style:text-underline-type="none" fo:font-weight="normal"/>
    </style:style>
    <style:style style:family="text" style:name="T8">
      <style:text-properties fo:font-size="10pt" fo:font-style="normal" style:text-underline-type="none" fo:font-weight="normal"/>
    </style:style>
    <style:style style:family="text" style:name="T9">
      <style:text-properties fo:font-size="10pt" fo:font-style="normal" style:text-underline-type="none" fo:font-weight="normal"/>
    </style:style>
    <style:style style:family="text" style:name="T10">
      <style:text-properties fo:font-size="10pt" fo:font-style="normal" style:text-underline-type="none" fo:font-weight="normal"/>
    </style:style>
    <style:style style:family="text" style:name="T11">
      <style:text-properties fo:font-size="10pt" fo:font-style="normal" style:text-underline-type="none" fo:font-weight="normal"/>
    </style:style>
    <style:style style:family="text" style:name="T12">
      <style:text-properties fo:font-size="10pt" fo:font-style="normal" style:text-underline-type="none" fo:font-weight="normal"/>
    </style:style>
    <style:style style:family="text" style:name="T13">
      <style:text-properties fo:font-size="10pt" fo:font-style="normal" style:text-underline-type="none" fo:font-weight="normal"/>
    </style:style>
    <style:style style:family="text" style:name="T14">
      <style:text-properties fo:font-size="10pt" fo:font-style="normal" style:text-underline-type="none" fo:font-weight="normal"/>
    </style:style>
    <style:style style:family="text" style:name="T15">
      <style:text-properties fo:font-size="10pt" fo:font-style="normal" style:text-underline-type="none" fo:font-weight="normal"/>
    </style:style>
    <style:style style:family="text" style:name="T16">
      <style:text-properties fo:font-size="10pt" fo:font-style="normal" style:text-underline-type="none" fo:font-weight="normal"/>
    </style:style>
    <style:style style:family="text" style:name="T17">
      <style:text-properties fo:font-size="10pt" fo:font-style="normal" style:text-underline-type="none" fo:font-weight="normal"/>
    </style:style>
    <style:style style:family="text" style:name="T18">
      <style:text-properties fo:font-size="10pt" fo:font-style="normal" style:text-underline-type="none" fo:font-weight="normal"/>
    </style:style>
    <style:style style:family="text" style:name="T19">
      <style:text-properties fo:font-size="10pt" fo:font-style="normal" style:text-underline-type="none" fo:font-weight="normal"/>
    </style:style>
    <style:style style:family="text" style:name="T20">
      <style:text-properties fo:font-size="10pt" fo:font-style="normal" style:text-underline-type="none" fo:font-weight="normal"/>
    </style:style>
    <style:style style:family="text" style:name="T21">
      <style:text-properties fo:font-size="10pt" fo:font-style="normal" style:text-underline-type="none" fo:font-weight="normal"/>
    </style:style>
    <style:style style:family="text" style:name="T22">
      <style:text-properties fo:font-size="10pt" fo:font-style="normal" style:text-underline-type="none" fo:font-weight="normal"/>
    </style:style>
    <style:style style:family="text" style:name="T23">
      <style:text-properties fo:font-size="10pt" fo:font-style="normal" style:text-underline-type="none" fo:font-weight="normal"/>
    </style:style>
    <style:style style:family="text" style:name="T24">
      <style:text-properties fo:font-size="10pt" fo:font-style="normal" style:text-underline-type="none" fo:font-weight="normal"/>
    </style:style>
    <style:style style:family="text" style:name="T25">
      <style:text-properties fo:font-size="10pt" fo:font-style="normal" style:text-underline-type="none" fo:font-weight="normal"/>
    </style:style>
    <style:style style:family="text" style:name="T26">
      <style:text-properties fo:font-size="10pt" fo:font-style="normal" style:text-underline-type="none" fo:font-weight="normal"/>
    </style:style>
    <style:style style:family="text" style:name="T27">
      <style:text-properties fo:font-size="10pt" fo:font-style="normal" style:text-underline-type="none" fo:font-weight="normal"/>
    </style:style>
    <style:style style:family="text" style:name="T28">
      <style:text-properties fo:font-size="10pt" fo:font-style="normal" style:text-underline-type="none" fo:font-weight="normal"/>
    </style:style>
    <style:style style:family="text" style:name="T29">
      <style:text-properties fo:font-size="10pt" fo:font-style="normal" style:text-underline-type="none" fo:font-weight="normal"/>
    </style:style>
    <style:style style:family="text" style:name="T30">
      <style:text-properties fo:font-size="10pt" fo:font-style="normal" style:text-underline-type="none" fo:font-weight="normal"/>
    </style:style>
    <style:style style:family="text" style:name="T31">
      <style:text-properties fo:font-size="10pt" fo:font-style="normal" style:text-underline-type="none" fo:font-weight="normal"/>
    </style:style>
    <style:style style:family="text" style:name="T32">
      <style:text-properties fo:font-size="10pt" fo:font-style="normal" style:text-underline-type="none" fo:font-weight="normal"/>
    </style:style>
    <style:style style:family="text" style:name="T33">
      <style:text-properties fo:font-size="10pt" fo:font-style="normal" style:text-underline-type="none" fo:font-weight="normal"/>
    </style:style>
    <style:style style:family="text" style:name="T34">
      <style:text-properties fo:font-size="10pt" fo:font-style="normal" style:text-underline-type="none" fo:font-weight="normal"/>
    </style:style>
    <style:style style:family="text" style:name="T35">
      <style:text-properties fo:font-size="10pt" fo:font-style="normal" style:text-underline-type="none" fo:font-weight="normal"/>
    </style:style>
    <style:style style:family="text" style:name="T36">
      <style:text-properties fo:font-size="10pt" fo:font-style="normal" style:text-underline-type="none" fo:font-weight="normal"/>
    </style:style>
    <style:style style:family="text" style:name="T37">
      <style:text-properties fo:font-size="10pt" fo:font-style="normal" style:text-underline-type="none" fo:font-weight="normal"/>
    </style:style>
    <style:style style:family="text" style:name="T38">
      <style:text-properties fo:font-size="10pt" fo:font-style="normal" style:text-underline-type="none" fo:font-weight="normal"/>
    </style:style>
    <style:style style:family="text" style:name="T39">
      <style:text-properties fo:font-size="10pt" fo:font-style="normal" style:text-underline-type="none" fo:font-weight="normal"/>
    </style:style>
    <style:style style:family="text" style:name="T40">
      <style:text-properties fo:font-size="10pt" fo:font-style="normal" style:text-underline-type="none" fo:font-weight="normal"/>
    </style:style>
    <style:style style:family="text" style:name="T41">
      <style:text-properties fo:font-size="10pt" fo:font-style="normal" style:text-underline-type="none" fo:font-weight="normal"/>
    </style:style>
    <style:style style:family="text" style:name="T42">
      <style:text-properties fo:font-size="10pt" fo:font-style="normal" style:text-underline-type="none" fo:font-weight="normal"/>
    </style:style>
    <style:style style:family="text" style:name="T43">
      <style:text-properties fo:font-size="10pt" fo:font-style="normal" style:text-underline-type="none" fo:font-weight="normal"/>
    </style:style>
    <style:style style:family="table-row" style:name="ro3">
      <style:table-row-properties style:row-height="73.15pt" style:use-optimal-row-height="false" fo:break-before="auto"/>
    </style:style>
    <style:style style:family="text" style:name="T44">
      <style:text-properties fo:font-size="10pt" fo:font-style="normal" style:text-underline-type="none" fo:font-weight="normal"/>
    </style:style>
    <style:style style:family="text" style:name="T45">
      <style:text-properties fo:font-size="10pt" fo:font-style="normal" style:text-underline-type="none" fo:font-weight="normal"/>
    </style:style>
    <style:style style:family="text" style:name="T46">
      <style:text-properties fo:font-size="10pt" fo:font-style="normal" style:text-underline-type="none" fo:font-weight="normal"/>
    </style:style>
    <style:style style:family="text" style:name="T47">
      <style:text-properties fo:font-size="10pt" fo:font-style="normal" style:text-underline-type="none" fo:font-weight="normal"/>
    </style:style>
    <style:style style:family="text" style:name="T48">
      <style:text-properties fo:font-size="10pt" fo:font-style="normal" style:text-underline-type="none" fo:font-weight="normal"/>
    </style:style>
    <style:style style:family="text" style:name="T49">
      <style:text-properties fo:font-size="10pt" fo:font-style="normal" style:text-underline-type="none" fo:font-weight="normal"/>
    </style:style>
    <style:style style:family="text" style:name="T50">
      <style:text-properties fo:font-size="10pt" fo:font-style="normal" style:text-underline-type="none" fo:font-weight="normal"/>
    </style:style>
    <style:style style:family="text" style:name="T51">
      <style:text-properties fo:font-size="10pt" fo:font-style="normal" style:text-underline-type="none" fo:font-weight="normal"/>
    </style:style>
    <style:style style:family="text" style:name="T52">
      <style:text-properties fo:font-size="10pt" fo:font-style="normal" style:text-underline-type="none" fo:font-weight="normal"/>
    </style:style>
    <style:style style:family="text" style:name="T53">
      <style:text-properties fo:font-size="10pt" fo:font-style="normal" style:text-underline-type="none" fo:font-weight="normal"/>
    </style:style>
    <style:style style:family="text" style:name="T54">
      <style:text-properties fo:font-size="10pt" fo:font-style="normal" style:text-underline-type="none" fo:font-weight="normal"/>
    </style:style>
    <style:style style:family="text" style:name="T55">
      <style:text-properties fo:font-size="10pt" fo:font-style="normal" style:text-underline-type="none" fo:font-weight="normal"/>
    </style:style>
    <style:style style:family="text" style:name="T56">
      <style:text-properties fo:font-size="10pt" fo:font-style="normal" style:text-underline-type="none" fo:font-weight="normal"/>
    </style:style>
    <style:style style:family="text" style:name="T57">
      <style:text-properties fo:font-size="10pt" fo:font-style="normal" style:text-underline-type="none" fo:font-weight="normal"/>
    </style:style>
    <style:style style:family="text" style:name="T58">
      <style:text-properties fo:font-size="10pt" fo:font-style="normal" style:text-underline-type="none" fo:font-weight="normal"/>
    </style:style>
    <style:style style:family="text" style:name="T59">
      <style:text-properties fo:font-size="10pt" fo:font-style="normal" style:text-underline-type="none" fo:font-weight="normal"/>
    </style:style>
    <style:style style:family="text" style:name="T60">
      <style:text-properties fo:font-size="10pt" fo:font-style="normal" style:text-underline-type="none" fo:font-weight="normal"/>
    </style:style>
    <style:style style:family="text" style:name="T61">
      <style:text-properties fo:font-size="10pt" fo:font-style="normal" style:text-underline-type="none" fo:font-weight="normal"/>
    </style:style>
    <style:style style:family="text" style:name="T62">
      <style:text-properties fo:font-size="10pt" fo:font-style="normal" style:text-underline-type="none" fo:font-weight="normal"/>
    </style:style>
    <style:style style:family="text" style:name="T63">
      <style:text-properties fo:font-size="10pt" fo:font-style="normal" style:text-underline-type="none" fo:font-weight="normal"/>
    </style:style>
    <style:style style:family="text" style:name="T64">
      <style:text-properties fo:font-size="10pt" fo:font-style="normal" style:text-underline-type="none" fo:font-weight="normal"/>
    </style:style>
    <style:style style:family="text" style:name="T65">
      <style:text-properties fo:font-size="10pt" fo:font-style="normal" style:text-underline-type="none" fo:font-weight="normal"/>
    </style:style>
    <style:style style:family="text" style:name="T66">
      <style:text-properties fo:font-size="10pt" fo:font-style="normal" style:text-underline-type="none" fo:font-weight="normal"/>
    </style:style>
    <style:style style:family="text" style:name="T67">
      <style:text-properties fo:font-size="10pt" fo:font-style="normal" style:text-underline-type="none" fo:font-weight="normal"/>
    </style:style>
    <style:style style:family="text" style:name="T68">
      <style:text-properties fo:font-size="10pt" fo:font-style="normal" style:text-underline-type="none" fo:font-weight="normal"/>
    </style:style>
    <style:style style:family="text" style:name="T69">
      <style:text-properties fo:font-size="10pt" fo:font-style="normal" style:text-underline-type="none" fo:font-weight="normal"/>
    </style:style>
    <style:style style:family="text" style:name="T70">
      <style:text-properties fo:font-size="10pt" fo:font-style="normal" style:text-underline-type="none" fo:font-weight="normal"/>
    </style:style>
    <style:style style:family="text" style:name="T71">
      <style:text-properties fo:font-size="10pt" fo:font-style="normal" style:text-underline-type="none" fo:font-weight="normal"/>
    </style:style>
    <style:style style:family="text" style:name="T72">
      <style:text-properties fo:font-size="10pt" fo:font-style="normal" style:text-underline-type="none" fo:font-weight="normal"/>
    </style:style>
    <style:style style:family="text" style:name="T73">
      <style:text-properties fo:font-size="10pt" fo:font-style="normal" style:text-underline-type="none" fo:font-weight="normal"/>
    </style:style>
    <style:style style:family="text" style:name="T74">
      <style:text-properties fo:font-size="10pt" fo:font-style="normal" style:text-underline-type="none" fo:font-weight="normal"/>
    </style:style>
    <style:style style:family="text" style:name="T75">
      <style:text-properties fo:font-size="10pt" fo:font-style="normal" style:text-underline-type="none" fo:font-weight="normal"/>
    </style:style>
    <style:style style:family="text" style:name="T76">
      <style:text-properties fo:font-size="10pt" fo:font-style="normal" style:text-underline-type="none" fo:font-weight="normal"/>
    </style:style>
    <style:style style:family="text" style:name="T77">
      <style:text-properties fo:font-size="10pt" fo:font-style="normal" style:text-underline-type="none" fo:font-weight="normal"/>
    </style:style>
    <style:style style:family="text" style:name="T78">
      <style:text-properties fo:font-size="10pt" fo:font-style="normal" style:text-underline-type="none" fo:font-weight="normal"/>
    </style:style>
    <style:style style:family="text" style:name="T79">
      <style:text-properties fo:font-size="10pt" fo:font-style="normal" style:text-underline-type="none" fo:font-weight="normal"/>
    </style:style>
    <style:style style:family="table-row" style:name="ro4">
      <style:table-row-properties style:row-height="169.3pt" style:use-optimal-row-height="false" fo:break-before="auto"/>
    </style:style>
    <style:style style:family="text" style:name="T80">
      <style:text-properties fo:font-size="10pt" fo:font-style="normal" style:text-underline-type="none" fo:font-weight="normal"/>
    </style:style>
    <style:style style:family="text" style:name="T81">
      <style:text-properties fo:font-size="10pt" fo:font-style="normal" style:text-underline-type="none" fo:font-weight="normal"/>
    </style:style>
    <style:style style:family="text" style:name="T82">
      <style:text-properties fo:font-size="10pt" fo:font-style="normal" style:text-underline-type="none" fo:font-weight="normal"/>
    </style:style>
    <style:style style:family="text" style:name="T83">
      <style:text-properties fo:font-size="10pt" fo:font-style="normal" style:text-underline-type="none" fo:font-weight="normal"/>
    </style:style>
    <style:style style:family="text" style:name="T84">
      <style:text-properties fo:font-size="10pt" fo:font-style="normal" style:text-underline-type="none" fo:font-weight="normal"/>
    </style:style>
    <style:style style:family="text" style:name="T85">
      <style:text-properties fo:font-size="10pt" fo:font-style="normal" style:text-underline-type="none" fo:font-weight="normal"/>
    </style:style>
    <style:style style:family="text" style:name="T86">
      <style:text-properties fo:font-size="10pt" fo:font-style="normal" style:text-underline-type="none" fo:font-weight="normal"/>
    </style:style>
    <style:style style:family="text" style:name="T87">
      <style:text-properties fo:font-size="10pt" fo:font-style="normal" style:text-underline-type="none" fo:font-weight="normal"/>
    </style:style>
    <style:style style:family="text" style:name="T88">
      <style:text-properties fo:font-size="10pt" fo:font-style="normal" style:text-underline-type="none" fo:font-weight="normal"/>
    </style:style>
    <style:style style:family="text" style:name="T89">
      <style:text-properties fo:font-size="10pt" fo:font-style="normal" style:text-underline-type="none" fo:font-weight="normal"/>
    </style:style>
    <style:style style:family="text" style:name="T90">
      <style:text-properties fo:font-size="10pt" fo:font-style="normal" style:text-underline-type="none" fo:font-weight="normal"/>
    </style:style>
    <style:style style:family="text" style:name="T91">
      <style:text-properties fo:font-size="10pt" fo:font-style="normal" style:text-underline-type="none" fo:font-weight="normal"/>
    </style:style>
    <style:style style:family="text" style:name="T92">
      <style:text-properties fo:font-size="10pt" fo:font-style="normal" style:text-underline-type="none" fo:font-weight="normal"/>
    </style:style>
    <style:style style:family="text" style:name="T93">
      <style:text-properties fo:font-size="10pt" fo:font-style="normal" style:text-underline-type="none" fo:font-weight="normal"/>
    </style:style>
    <style:style style:family="text" style:name="T94">
      <style:text-properties fo:font-size="10pt" fo:font-style="normal" style:text-underline-type="none" fo:font-weight="normal"/>
    </style:style>
    <style:style style:family="text" style:name="T95">
      <style:text-properties fo:font-size="10pt" fo:font-style="normal" style:text-underline-type="none" fo:font-weight="normal"/>
    </style:style>
    <style:style style:family="text" style:name="T96">
      <style:text-properties fo:font-size="10pt" fo:font-style="normal" style:text-underline-type="none" fo:font-weight="normal"/>
    </style:style>
    <style:style style:family="text" style:name="T97">
      <style:text-properties fo:font-size="10pt" fo:font-style="normal" style:text-underline-type="none" fo:font-weight="normal"/>
    </style:style>
    <style:style style:family="text" style:name="T98">
      <style:text-properties fo:font-size="10pt" fo:font-style="normal" style:text-underline-type="none" fo:font-weight="normal"/>
    </style:style>
    <style:style style:family="text" style:name="T99">
      <style:text-properties fo:font-size="10pt" fo:font-style="normal" style:text-underline-type="none" fo:font-weight="normal"/>
    </style:style>
    <style:style style:family="text" style:name="T100">
      <style:text-properties fo:font-size="10pt" fo:font-style="normal" style:text-underline-type="none" fo:font-weight="normal"/>
    </style:style>
    <style:style style:family="text" style:name="T101">
      <style:text-properties fo:font-size="10pt" fo:font-style="normal" style:text-underline-type="none" fo:font-weight="normal"/>
    </style:style>
    <style:style style:family="text" style:name="T102">
      <style:text-properties fo:font-size="10pt" fo:font-style="normal" style:text-underline-type="none" fo:font-weight="normal"/>
    </style:style>
    <style:style style:family="text" style:name="T103">
      <style:text-properties fo:font-size="10pt" fo:font-style="normal" style:text-underline-type="none" fo:font-weight="normal"/>
    </style:style>
    <style:style style:family="text" style:name="T104">
      <style:text-properties fo:font-size="10pt" fo:font-style="normal" style:text-underline-type="none" fo:font-weight="normal"/>
    </style:style>
    <style:style style:family="text" style:name="T105">
      <style:text-properties fo:font-size="10pt" fo:font-style="normal" style:text-underline-type="none" fo:font-weight="normal"/>
    </style:style>
    <style:style style:family="text" style:name="T106">
      <style:text-properties fo:font-size="10pt" fo:font-style="normal" style:text-underline-type="none" fo:font-weight="normal"/>
    </style:style>
    <style:style style:family="text" style:name="T107">
      <style:text-properties fo:font-size="10pt" fo:font-style="normal" style:text-underline-type="none" fo:font-weight="normal"/>
    </style:style>
    <style:style style:family="text" style:name="T108">
      <style:text-properties fo:font-size="10pt" fo:font-style="normal" style:text-underline-type="none" fo:font-weight="normal"/>
    </style:style>
    <style:style style:family="text" style:name="T109">
      <style:text-properties fo:font-size="10pt" fo:font-style="normal" style:text-underline-type="none" fo:font-weight="normal"/>
    </style:style>
    <style:style style:family="text" style:name="T110">
      <style:text-properties fo:font-size="10pt" fo:font-style="normal" style:text-underline-type="none" fo:font-weight="normal"/>
    </style:style>
    <style:style style:family="text" style:name="T111">
      <style:text-properties fo:font-size="10pt" fo:font-style="normal" style:text-underline-type="none" fo:font-weight="normal"/>
    </style:style>
    <style:style style:family="text" style:name="T112">
      <style:text-properties fo:font-size="10pt" fo:font-style="normal" style:text-underline-type="none" fo:font-weight="normal"/>
    </style:style>
    <style:style style:family="text" style:name="T113">
      <style:text-properties fo:font-size="10pt" fo:font-style="normal" style:text-underline-type="none" fo:font-weight="normal"/>
    </style:style>
    <style:style style:family="table-row" style:name="ro5">
      <style:table-row-properties style:row-height="281.2pt" style:use-optimal-row-height="false" fo:break-before="auto"/>
    </style:style>
    <style:style style:family="text" style:name="T114">
      <style:text-properties fo:font-size="10pt" fo:font-style="normal" style:text-underline-type="none" fo:font-weight="normal"/>
    </style:style>
    <style:style style:family="text" style:name="T115">
      <style:text-properties fo:font-size="10pt" fo:font-style="normal" style:text-underline-type="none" fo:font-weight="normal"/>
    </style:style>
    <style:style style:family="text" style:name="T116">
      <style:text-properties fo:font-size="10pt" fo:font-style="normal" style:text-underline-type="none" fo:font-weight="normal"/>
    </style:style>
    <style:style style:family="text" style:name="T117">
      <style:text-properties fo:font-size="10pt" fo:font-style="normal" style:text-underline-type="none" fo:font-weight="normal"/>
    </style:style>
    <style:style style:family="text" style:name="T118">
      <style:text-properties fo:font-size="10pt" fo:font-style="normal" style:text-underline-type="none" fo:font-weight="normal"/>
    </style:style>
    <style:style style:family="text" style:name="T119">
      <style:text-properties fo:font-size="10pt" fo:font-style="normal" style:text-underline-type="none" fo:font-weight="normal"/>
    </style:style>
    <style:style style:family="text" style:name="T120">
      <style:text-properties fo:font-size="10pt" fo:font-style="normal" style:text-underline-type="none" fo:font-weight="normal"/>
    </style:style>
    <style:style style:family="text" style:name="T121">
      <style:text-properties fo:font-size="10pt" fo:font-style="normal" style:text-underline-type="none" fo:font-weight="normal"/>
    </style:style>
    <style:style style:family="text" style:name="T122">
      <style:text-properties fo:font-size="10pt" fo:font-style="normal" style:text-underline-type="none" fo:font-weight="normal"/>
    </style:style>
    <style:style style:family="text" style:name="T123">
      <style:text-properties fo:font-size="10pt" fo:font-style="normal" style:text-underline-type="none" fo:font-weight="normal"/>
    </style:style>
    <style:style style:family="text" style:name="T124">
      <style:text-properties fo:font-size="10pt" fo:font-style="normal" style:text-underline-type="none" fo:font-weight="normal"/>
    </style:style>
    <style:style style:family="text" style:name="T125">
      <style:text-properties fo:font-size="10pt" fo:font-style="normal" style:text-underline-type="none" fo:font-weight="normal"/>
    </style:style>
    <style:style style:family="text" style:name="T126">
      <style:text-properties fo:font-size="10pt" fo:font-style="normal" style:text-underline-type="none" fo:font-weight="normal"/>
    </style:style>
    <style:style style:family="text" style:name="T127">
      <style:text-properties fo:font-size="10pt" fo:font-style="normal" style:text-underline-type="none" fo:font-weight="normal"/>
    </style:style>
    <style:style style:family="text" style:name="T128">
      <style:text-properties fo:font-size="10pt" fo:font-style="normal" style:text-underline-type="none" fo:font-weight="normal"/>
    </style:style>
    <style:style style:family="text" style:name="T129">
      <style:text-properties fo:font-size="10pt" fo:font-style="normal" style:text-underline-type="none" fo:font-weight="normal"/>
    </style:style>
    <style:style style:family="text" style:name="T130">
      <style:text-properties fo:font-size="10pt" fo:font-style="normal" style:text-underline-type="none" fo:font-weight="normal"/>
    </style:style>
    <style:style style:family="text" style:name="T131">
      <style:text-properties fo:font-size="10pt" fo:font-style="normal" style:text-underline-type="none" fo:font-weight="normal"/>
    </style:style>
    <style:style style:family="text" style:name="T132">
      <style:text-properties fo:font-size="10pt" fo:font-style="normal" style:text-underline-type="none" fo:font-weight="normal"/>
    </style:style>
    <style:style style:family="text" style:name="T133">
      <style:text-properties fo:font-size="10pt" fo:font-style="normal" style:text-underline-type="none" fo:font-weight="normal"/>
    </style:style>
    <style:style style:family="text" style:name="T134">
      <style:text-properties fo:font-size="10pt" fo:font-style="normal" style:text-underline-type="none" fo:font-weight="normal"/>
    </style:style>
    <style:style style:family="text" style:name="T135">
      <style:text-properties fo:font-size="10pt" fo:font-style="normal" style:text-underline-type="none" fo:font-weight="normal"/>
    </style:style>
    <style:style style:family="text" style:name="T136">
      <style:text-properties fo:font-size="10pt" fo:font-style="normal" style:text-underline-type="none" fo:font-weight="normal"/>
    </style:style>
    <style:style style:family="text" style:name="T137">
      <style:text-properties fo:font-size="10pt" fo:font-style="normal" style:text-underline-type="none" fo:font-weight="normal"/>
    </style:style>
    <style:style style:family="text" style:name="T138">
      <style:text-properties fo:font-size="10pt" fo:font-style="normal" style:text-underline-type="none" fo:font-weight="normal"/>
    </style:style>
    <style:style style:family="text" style:name="T139">
      <style:text-properties fo:font-size="10pt" fo:font-style="normal" style:text-underline-type="none" fo:font-weight="normal"/>
    </style:style>
    <style:style style:family="text" style:name="T140">
      <style:text-properties fo:font-size="10pt" fo:font-style="normal" style:text-underline-type="none" fo:font-weight="normal"/>
    </style:style>
    <style:style style:family="text" style:name="T141">
      <style:text-properties fo:font-size="10pt" fo:font-style="normal" style:text-underline-type="none" fo:font-weight="normal"/>
    </style:style>
    <style:style style:family="text" style:name="T142">
      <style:text-properties fo:font-size="10pt" fo:font-style="normal" style:text-underline-type="none" fo:font-weight="normal"/>
    </style:style>
    <style:style style:family="text" style:name="T143">
      <style:text-properties fo:font-size="10pt" fo:font-style="normal" style:text-underline-type="none" fo:font-weight="normal"/>
    </style:style>
    <style:style style:family="table-row" style:name="ro6">
      <style:table-row-properties style:row-height="223.2pt" style:use-optimal-row-height="false" fo:break-before="auto"/>
    </style:style>
    <style:style style:family="text" style:name="T144">
      <style:text-properties fo:font-size="10pt" fo:font-style="normal" style:text-underline-type="none" fo:font-weight="normal"/>
    </style:style>
    <style:style style:family="text" style:name="T145">
      <style:text-properties fo:font-size="10pt" fo:font-style="normal" style:text-underline-type="none" fo:font-weight="normal"/>
    </style:style>
    <style:style style:family="text" style:name="T146">
      <style:text-properties fo:font-size="10pt" fo:font-style="normal" style:text-underline-type="none" fo:font-weight="normal"/>
    </style:style>
    <style:style style:family="text" style:name="T147">
      <style:text-properties fo:font-size="10pt" fo:font-style="normal" style:text-underline-type="none" fo:font-weight="normal"/>
    </style:style>
    <style:style style:family="text" style:name="T148">
      <style:text-properties fo:font-size="10pt" fo:font-style="normal" style:text-underline-type="none" fo:font-weight="normal"/>
    </style:style>
    <style:style style:family="text" style:name="T149">
      <style:text-properties fo:font-size="10pt" fo:font-style="normal" style:text-underline-type="none" fo:font-weight="normal"/>
    </style:style>
    <style:style style:family="text" style:name="T150">
      <style:text-properties fo:font-size="10pt" fo:font-style="normal" style:text-underline-type="none" fo:font-weight="normal"/>
    </style:style>
    <style:style style:family="text" style:name="T151">
      <style:text-properties fo:font-size="10pt" fo:font-style="normal" style:text-underline-type="none" fo:font-weight="normal"/>
    </style:style>
    <style:style style:family="text" style:name="T152">
      <style:text-properties fo:font-size="10pt" fo:font-style="normal" style:text-underline-type="none" fo:font-weight="normal"/>
    </style:style>
    <style:style style:family="text" style:name="T153">
      <style:text-properties fo:font-size="10pt" fo:font-style="normal" style:text-underline-type="none" fo:font-weight="normal"/>
    </style:style>
    <style:style style:family="text" style:name="T154">
      <style:text-properties fo:font-size="10pt" fo:font-style="normal" style:text-underline-type="none" fo:font-weight="normal"/>
    </style:style>
    <style:style style:family="text" style:name="T155">
      <style:text-properties fo:font-size="10pt" fo:font-style="normal" style:text-underline-type="none" fo:font-weight="normal"/>
    </style:style>
    <style:style style:family="text" style:name="T156">
      <style:text-properties fo:font-size="10pt" fo:font-style="normal" style:text-underline-type="none" fo:font-weight="normal"/>
    </style:style>
    <style:style style:family="text" style:name="T157">
      <style:text-properties fo:font-size="10pt" fo:font-style="normal" style:text-underline-type="none" fo:font-weight="normal"/>
    </style:style>
    <style:style style:family="text" style:name="T158">
      <style:text-properties fo:font-size="10pt" fo:font-style="normal" style:text-underline-type="none" fo:font-weight="normal"/>
    </style:style>
    <style:style style:family="text" style:name="T159">
      <style:text-properties fo:font-size="10pt" fo:font-style="normal" style:text-underline-type="none" fo:font-weight="normal"/>
    </style:style>
    <style:style style:family="text" style:name="T160">
      <style:text-properties fo:font-size="10pt" fo:font-style="normal" style:text-underline-type="none" fo:font-weight="normal"/>
    </style:style>
    <style:style style:family="text" style:name="T161">
      <style:text-properties fo:font-size="10pt" fo:font-style="normal" style:text-underline-type="none" fo:font-weight="normal"/>
    </style:style>
    <style:style style:family="text" style:name="T162">
      <style:text-properties fo:font-size="10pt" fo:font-style="normal" style:text-underline-type="none" fo:font-weight="normal"/>
    </style:style>
    <style:style style:family="text" style:name="T163">
      <style:text-properties fo:font-size="10pt" fo:font-style="normal" style:text-underline-type="none" fo:font-weight="normal"/>
    </style:style>
    <style:style style:family="text" style:name="T164">
      <style:text-properties fo:font-size="10pt" fo:font-style="normal" style:text-underline-type="none" fo:font-weight="normal"/>
    </style:style>
    <style:style style:family="text" style:name="T165">
      <style:text-properties fo:font-size="10pt" fo:font-style="normal" style:text-underline-type="none" fo:font-weight="normal"/>
    </style:style>
    <style:style style:family="text" style:name="T166">
      <style:text-properties fo:font-size="10pt" fo:font-style="normal" style:text-underline-type="none" fo:font-weight="normal"/>
    </style:style>
    <style:style style:family="text" style:name="T167">
      <style:text-properties fo:font-size="10pt" fo:font-style="normal" style:text-underline-type="none" fo:font-weight="normal"/>
    </style:style>
    <style:style style:family="text" style:name="T168">
      <style:text-properties fo:font-size="10pt" fo:font-style="normal" style:text-underline-type="none" fo:font-weight="normal"/>
    </style:style>
    <style:style style:family="text" style:name="T169">
      <style:text-properties fo:font-size="10pt" fo:font-style="normal" style:text-underline-type="none" fo:font-weight="normal"/>
    </style:style>
    <style:style style:family="text" style:name="T170">
      <style:text-properties fo:font-size="10pt" fo:font-style="normal" style:text-underline-type="none" fo:font-weight="normal"/>
    </style:style>
    <style:style style:family="text" style:name="T171">
      <style:text-properties fo:font-size="10pt" fo:font-style="normal" style:text-underline-type="none" fo:font-weight="normal"/>
    </style:style>
    <style:style style:family="text" style:name="T172">
      <style:text-properties fo:font-size="10pt" fo:font-style="normal" style:text-underline-type="none" fo:font-weight="normal"/>
    </style:style>
    <style:style style:family="text" style:name="T173">
      <style:text-properties fo:font-size="10pt" fo:font-style="normal" style:text-underline-type="none" fo:font-weight="normal"/>
    </style:style>
    <style:style style:family="text" style:name="T174">
      <style:text-properties fo:font-size="10pt" fo:font-style="normal" style:text-underline-type="none" fo:font-weight="normal"/>
    </style:style>
    <style:style style:family="text" style:name="T175">
      <style:text-properties fo:font-size="10pt" fo:font-style="normal" style:text-underline-type="none" fo:font-weight="normal"/>
    </style:style>
    <style:style style:family="text" style:name="T176">
      <style:text-properties fo:font-size="10pt" fo:font-style="normal" style:text-underline-type="none" fo:font-weight="normal"/>
    </style:style>
    <style:style style:family="text" style:name="T177">
      <style:text-properties fo:font-size="10pt" fo:font-style="normal" style:text-underline-type="none" fo:font-weight="normal"/>
    </style:style>
    <style:style style:family="text" style:name="T178">
      <style:text-properties fo:font-size="10pt" fo:font-style="normal" style:text-underline-type="none" fo:font-weight="normal"/>
    </style:style>
    <style:style style:family="text" style:name="T179">
      <style:text-properties fo:font-size="10pt" fo:font-style="normal" style:text-underline-type="none" fo:font-weight="normal"/>
    </style:style>
    <style:style style:family="text" style:name="T180">
      <style:text-properties fo:font-size="10pt" fo:font-style="normal" style:text-underline-type="none" fo:font-weight="normal"/>
    </style:style>
    <style:style style:family="text" style:name="T181">
      <style:text-properties fo:font-size="10pt" fo:font-style="normal" style:text-underline-type="none" fo:font-weight="normal"/>
    </style:style>
    <style:style style:family="text" style:name="T182">
      <style:text-properties fo:font-size="10pt" fo:font-style="normal" style:text-underline-type="none" fo:font-weight="normal"/>
    </style:style>
    <style:style style:family="table-row" style:name="ro7">
      <style:table-row-properties style:row-height="61.95pt" style:use-optimal-row-height="false" fo:break-before="auto"/>
    </style:style>
    <style:style style:family="text" style:name="T183">
      <style:text-properties fo:font-size="10pt" fo:font-style="normal" style:text-underline-type="none" fo:font-weight="normal"/>
    </style:style>
    <style:style style:family="text" style:name="T184">
      <style:text-properties fo:font-size="10pt" fo:font-style="normal" style:text-underline-type="none" fo:font-weight="normal"/>
    </style:style>
    <style:style style:family="text" style:name="T185">
      <style:text-properties fo:font-size="10pt" fo:font-style="normal" style:text-underline-type="none" fo:font-weight="normal"/>
    </style:style>
    <style:style style:family="text" style:name="T186">
      <style:text-properties fo:font-size="10pt" fo:font-style="normal" style:text-underline-type="none" fo:font-weight="normal"/>
    </style:style>
    <style:style style:family="text" style:name="T187">
      <style:text-properties fo:font-size="10pt" fo:font-style="normal" style:text-underline-type="none" fo:font-weight="normal"/>
    </style:style>
    <style:style style:family="text" style:name="T188">
      <style:text-properties fo:font-size="10pt" fo:font-style="normal" style:text-underline-type="none" fo:font-weight="normal"/>
    </style:style>
    <style:style style:family="text" style:name="T189">
      <style:text-properties fo:font-size="10pt" fo:font-style="normal" style:text-underline-type="none" fo:font-weight="normal"/>
    </style:style>
    <style:style style:family="text" style:name="T190">
      <style:text-properties fo:font-size="10pt" fo:font-style="normal" style:text-underline-type="none" fo:font-weight="normal"/>
    </style:style>
    <style:style style:family="text" style:name="T191">
      <style:text-properties fo:font-size="10pt" fo:font-style="normal" style:text-underline-type="none" fo:font-weight="normal"/>
    </style:style>
    <style:style style:family="text" style:name="T192">
      <style:text-properties fo:font-size="10pt" fo:font-style="normal" style:text-underline-type="none" fo:font-weight="normal"/>
    </style:style>
    <style:style style:family="text" style:name="T193">
      <style:text-properties fo:font-size="10pt" fo:font-style="normal" style:text-underline-type="none" fo:font-weight="normal"/>
    </style:style>
    <style:style style:family="text" style:name="T194">
      <style:text-properties fo:font-size="10pt" fo:font-style="normal" style:text-underline-type="none" fo:font-weight="normal"/>
    </style:style>
    <style:style style:family="text" style:name="T195">
      <style:text-properties fo:font-size="10pt" fo:font-style="normal" style:text-underline-type="none" fo:font-weight="normal"/>
    </style:style>
    <style:style style:family="text" style:name="T196">
      <style:text-properties fo:font-size="10pt" fo:font-style="normal" style:text-underline-type="none" fo:font-weight="normal"/>
    </style:style>
    <style:style style:family="text" style:name="T197">
      <style:text-properties fo:font-size="10pt" fo:font-style="normal" style:text-underline-type="none" fo:font-weight="normal"/>
    </style:style>
    <style:style style:family="text" style:name="T198">
      <style:text-properties fo:font-size="10pt" fo:font-style="normal" style:text-underline-type="none" fo:font-weight="normal"/>
    </style:style>
    <style:style style:family="text" style:name="T199">
      <style:text-properties fo:font-size="10pt" fo:font-style="normal" style:text-underline-type="none" fo:font-weight="normal"/>
    </style:style>
    <style:style style:family="text" style:name="T200">
      <style:text-properties fo:font-size="10pt" fo:font-style="normal" style:text-underline-type="none" fo:font-weight="normal"/>
    </style:style>
    <style:style style:family="text" style:name="T201">
      <style:text-properties fo:font-size="10pt" fo:font-style="normal" style:text-underline-type="none" fo:font-weight="normal"/>
    </style:style>
    <style:style style:family="text" style:name="T202">
      <style:text-properties fo:font-size="10pt" fo:font-style="normal" style:text-underline-type="none" fo:font-weight="normal"/>
    </style:style>
    <style:style style:family="text" style:name="T203">
      <style:text-properties fo:font-size="10pt" fo:font-style="normal" style:text-underline-type="none" fo:font-weight="normal"/>
    </style:style>
    <style:style style:family="text" style:name="T204">
      <style:text-properties fo:font-size="10pt" fo:font-style="normal" style:text-underline-type="none" fo:font-weight="normal"/>
    </style:style>
    <style:style style:family="text" style:name="T205">
      <style:text-properties fo:font-size="10pt" fo:font-style="normal" style:text-underline-type="none" fo:font-weight="normal"/>
    </style:style>
    <style:style style:family="text" style:name="T206">
      <style:text-properties fo:font-size="10pt" fo:font-style="normal" style:text-underline-type="none" fo:font-weight="normal"/>
    </style:style>
    <style:style style:family="text" style:name="T207">
      <style:text-properties fo:font-size="10pt" fo:font-style="normal" style:text-underline-type="none" fo:font-weight="normal"/>
    </style:style>
    <style:style style:family="text" style:name="T208">
      <style:text-properties fo:font-size="10pt" fo:font-style="normal" style:text-underline-type="none" fo:font-weight="normal"/>
    </style:style>
    <style:style style:family="text" style:name="T209">
      <style:text-properties fo:font-size="10pt" fo:font-style="normal" style:text-underline-type="none" fo:font-weight="normal"/>
    </style:style>
    <style:style style:family="text" style:name="T210">
      <style:text-properties fo:font-size="10pt" fo:font-style="normal" style:text-underline-type="none" fo:font-weight="normal"/>
    </style:style>
    <style:style style:family="text" style:name="T211">
      <style:text-properties fo:font-size="10pt" fo:font-style="normal" style:text-underline-type="none" fo:font-weight="normal"/>
    </style:style>
    <style:style style:family="text" style:name="T212">
      <style:text-properties fo:font-size="10pt" fo:font-style="normal" style:text-underline-type="none" fo:font-weight="normal"/>
    </style:style>
    <style:style style:family="text" style:name="T213">
      <style:text-properties fo:font-size="10pt" fo:font-style="normal" style:text-underline-type="none" fo:font-weight="normal"/>
    </style:style>
    <style:style style:family="text" style:name="T214">
      <style:text-properties fo:font-size="10pt" fo:font-style="normal" style:text-underline-type="none" fo:font-weight="normal"/>
    </style:style>
    <style:style style:family="text" style:name="T215">
      <style:text-properties fo:font-size="10pt" fo:font-style="normal" style:text-underline-type="none" fo:font-weight="normal"/>
    </style:style>
    <style:style style:family="text" style:name="T216">
      <style:text-properties fo:font-size="10pt" fo:font-style="normal" style:text-underline-type="none" fo:font-weight="normal"/>
    </style:style>
    <style:style style:family="text" style:name="T217">
      <style:text-properties fo:font-size="10pt" fo:font-style="normal" style:text-underline-type="none" fo:font-weight="normal"/>
    </style:style>
    <style:style style:family="text" style:name="T218">
      <style:text-properties fo:font-size="10pt" fo:font-style="normal" style:text-underline-type="none" fo:font-weight="normal"/>
    </style:style>
    <style:style style:family="text" style:name="T219">
      <style:text-properties fo:font-size="10pt" fo:font-style="normal" style:text-underline-type="none" fo:font-weight="normal"/>
    </style:style>
    <style:style style:family="text" style:name="T220">
      <style:text-properties fo:font-size="10pt" fo:font-style="normal" style:text-underline-type="none" fo:font-weight="normal"/>
    </style:style>
    <style:style style:family="text" style:name="T221">
      <style:text-properties fo:font-size="10pt" fo:font-style="normal" style:text-underline-type="none" fo:font-weight="normal"/>
    </style:style>
    <style:style style:family="text" style:name="T222">
      <style:text-properties fo:font-size="10pt" fo:font-style="normal" style:text-underline-type="none" fo:font-weight="normal"/>
    </style:style>
    <style:style style:family="text" style:name="T223">
      <style:text-properties fo:font-size="10pt" fo:font-style="normal" style:text-underline-type="none" fo:font-weight="normal"/>
    </style:style>
    <style:style style:family="text" style:name="T224">
      <style:text-properties fo:font-size="10pt" fo:font-style="normal" style:text-underline-type="none" fo:font-weight="normal"/>
    </style:style>
    <style:style style:family="table-row" style:name="ro8">
      <style:table-row-properties style:row-height="337.2pt" style:use-optimal-row-height="false" fo:break-before="auto"/>
    </style:style>
    <style:style style:family="text" style:name="T225">
      <style:text-properties fo:font-size="10pt" fo:font-style="normal" style:text-underline-type="none" fo:font-weight="normal"/>
    </style:style>
    <style:style style:family="text" style:name="T226">
      <style:text-properties fo:font-size="10pt" fo:font-style="normal" style:text-underline-type="none" fo:font-weight="normal"/>
    </style:style>
    <style:style style:family="text" style:name="T227">
      <style:text-properties fo:font-size="10pt" fo:font-style="normal" style:text-underline-type="none" fo:font-weight="normal"/>
    </style:style>
    <style:style style:family="text" style:name="T228">
      <style:text-properties fo:font-size="10pt" fo:font-style="normal" style:text-underline-type="none" fo:font-weight="normal"/>
    </style:style>
    <style:style style:family="text" style:name="T229">
      <style:text-properties fo:font-size="10pt" fo:font-style="normal" style:text-underline-type="none" fo:font-weight="normal"/>
    </style:style>
    <style:style style:family="text" style:name="T230">
      <style:text-properties fo:font-size="10pt" fo:font-style="normal" style:text-underline-type="none" fo:font-weight="normal"/>
    </style:style>
    <style:style style:family="text" style:name="T231">
      <style:text-properties fo:font-size="10pt" fo:font-style="normal" style:text-underline-type="none" fo:font-weight="normal"/>
    </style:style>
    <style:style style:family="text" style:name="T232">
      <style:text-properties fo:font-size="10pt" fo:font-style="normal" style:text-underline-type="none" fo:font-weight="normal"/>
    </style:style>
    <style:style style:family="text" style:name="T233">
      <style:text-properties fo:font-size="10pt" fo:font-style="normal" style:text-underline-type="none" fo:font-weight="normal"/>
    </style:style>
    <style:style style:family="text" style:name="T234">
      <style:text-properties fo:font-size="10pt" fo:font-style="normal" style:text-underline-type="none" fo:font-weight="normal"/>
    </style:style>
    <style:style style:family="text" style:name="T235">
      <style:text-properties fo:font-size="10pt" fo:font-style="normal" style:text-underline-type="none" fo:font-weight="normal"/>
    </style:style>
    <style:style style:family="text" style:name="T236">
      <style:text-properties fo:font-size="10pt" fo:font-style="normal" style:text-underline-type="none" fo:font-weight="normal"/>
    </style:style>
    <style:style style:family="text" style:name="T237">
      <style:text-properties fo:font-size="10pt" fo:font-style="normal" style:text-underline-type="none" fo:font-weight="normal"/>
    </style:style>
    <style:style style:family="text" style:name="T238">
      <style:text-properties fo:font-size="10pt" fo:font-style="normal" style:text-underline-type="none" fo:font-weight="normal"/>
    </style:style>
    <style:style style:family="text" style:name="T239">
      <style:text-properties fo:font-size="10pt" fo:font-style="normal" style:text-underline-type="none" fo:font-weight="normal"/>
    </style:style>
    <style:style style:family="text" style:name="T240">
      <style:text-properties fo:font-size="10pt" fo:font-style="normal" style:text-underline-type="none" fo:font-weight="normal"/>
    </style:style>
    <style:style style:family="text" style:name="T241">
      <style:text-properties fo:font-size="10pt" fo:font-style="normal" style:text-underline-type="none" fo:font-weight="normal"/>
    </style:style>
    <style:style style:family="text" style:name="T242">
      <style:text-properties fo:font-size="10pt" fo:font-style="normal" style:text-underline-type="none" fo:font-weight="normal"/>
    </style:style>
    <style:style style:family="text" style:name="T243">
      <style:text-properties fo:font-size="10pt" fo:font-style="normal" style:text-underline-type="none" fo:font-weight="normal"/>
    </style:style>
    <style:style style:family="text" style:name="T244">
      <style:text-properties fo:font-size="10pt" fo:font-style="normal" style:text-underline-type="none" fo:font-weight="normal"/>
    </style:style>
    <style:style style:family="text" style:name="T245">
      <style:text-properties fo:font-size="10pt" fo:font-style="normal" style:text-underline-type="none" fo:font-weight="normal"/>
    </style:style>
    <style:style style:family="text" style:name="T246">
      <style:text-properties fo:font-size="10pt" fo:font-style="normal" style:text-underline-type="none" fo:font-weight="normal"/>
    </style:style>
    <style:style style:family="text" style:name="T247">
      <style:text-properties fo:font-size="10pt" fo:font-style="normal" style:text-underline-type="none" fo:font-weight="normal"/>
    </style:style>
    <style:style style:family="text" style:name="T248">
      <style:text-properties fo:font-size="10pt" fo:font-style="normal" style:text-underline-type="none" fo:font-weight="normal"/>
    </style:style>
    <style:style style:family="text" style:name="T249">
      <style:text-properties fo:font-size="10pt" fo:font-style="normal" style:text-underline-type="none" fo:font-weight="normal"/>
    </style:style>
    <style:style style:family="text" style:name="T250">
      <style:text-properties fo:font-size="10pt" fo:font-style="normal" style:text-underline-type="none" fo:font-weight="normal"/>
    </style:style>
    <style:style style:family="text" style:name="T251">
      <style:text-properties fo:font-size="10pt" fo:font-style="normal" style:text-underline-type="none" fo:font-weight="normal"/>
    </style:style>
    <style:style style:family="text" style:name="T252">
      <style:text-properties fo:font-size="10pt" fo:font-style="normal" style:text-underline-type="none" fo:font-weight="normal"/>
    </style:style>
    <style:style style:family="text" style:name="T253">
      <style:text-properties fo:font-size="10pt" fo:font-style="normal" style:text-underline-type="none" fo:font-weight="normal"/>
    </style:style>
    <style:style style:family="text" style:name="T254">
      <style:text-properties fo:font-size="10pt" fo:font-style="normal" style:text-underline-type="none" fo:font-weight="normal"/>
    </style:style>
    <style:style style:family="text" style:name="T255">
      <style:text-properties fo:font-size="10pt" fo:font-style="normal" style:text-underline-type="none" fo:font-weight="normal"/>
    </style:style>
    <style:style style:family="text" style:name="T256">
      <style:text-properties fo:font-size="10pt" fo:font-style="normal" style:text-underline-type="none" fo:font-weight="normal"/>
    </style:style>
    <style:style style:family="text" style:name="T257">
      <style:text-properties fo:font-size="10pt" fo:font-style="normal" style:text-underline-type="none" fo:font-weight="normal"/>
    </style:style>
    <style:style style:family="text" style:name="T258">
      <style:text-properties fo:font-size="10pt" fo:font-style="normal" style:text-underline-type="none" fo:font-weight="normal"/>
    </style:style>
    <style:style style:family="text" style:name="T259">
      <style:text-properties fo:font-size="10pt" fo:font-style="normal" style:text-underline-type="none" fo:font-weight="normal"/>
    </style:style>
    <style:style style:family="table-row" style:name="ro9">
      <style:table-row-properties style:row-height="382pt" style:use-optimal-row-height="false" fo:break-before="auto"/>
    </style:style>
    <style:style style:family="text" style:name="T260">
      <style:text-properties fo:font-size="10pt" fo:font-style="normal" style:text-underline-type="none" fo:font-weight="normal"/>
    </style:style>
    <style:style style:family="text" style:name="T261">
      <style:text-properties fo:font-size="10pt" fo:font-style="normal" style:text-underline-type="none" fo:font-weight="normal"/>
    </style:style>
    <style:style style:family="text" style:name="T262">
      <style:text-properties fo:font-size="10pt" fo:font-style="normal" style:text-underline-type="none" fo:font-weight="normal"/>
    </style:style>
    <style:style style:family="text" style:name="T263">
      <style:text-properties fo:font-size="10pt" fo:font-style="normal" style:text-underline-type="none" fo:font-weight="normal"/>
    </style:style>
    <style:style style:family="text" style:name="T264">
      <style:text-properties fo:font-size="10pt" fo:font-style="normal" style:text-underline-type="none" fo:font-weight="normal"/>
    </style:style>
    <style:style style:family="text" style:name="T265">
      <style:text-properties fo:font-size="10pt" fo:font-style="normal" style:text-underline-type="none" fo:font-weight="normal"/>
    </style:style>
    <style:style style:family="text" style:name="T266">
      <style:text-properties fo:font-size="10pt" fo:font-style="normal" style:text-underline-type="none" fo:font-weight="normal"/>
    </style:style>
    <style:style style:family="text" style:name="T267">
      <style:text-properties fo:font-size="10pt" fo:font-style="normal" style:text-underline-type="none" fo:font-weight="normal"/>
    </style:style>
    <style:style style:family="text" style:name="T268">
      <style:text-properties fo:font-size="10pt" fo:font-style="normal" style:text-underline-type="none" fo:font-weight="normal"/>
    </style:style>
    <style:style style:family="text" style:name="T269">
      <style:text-properties fo:font-size="10pt" fo:font-style="normal" style:text-underline-type="none" fo:font-weight="normal"/>
    </style:style>
    <style:style style:family="text" style:name="T270">
      <style:text-properties fo:font-size="10pt" fo:font-style="normal" style:text-underline-type="none" fo:font-weight="normal"/>
    </style:style>
    <style:style style:family="text" style:name="T271">
      <style:text-properties fo:font-size="10pt" fo:font-style="normal" style:text-underline-type="none" fo:font-weight="normal"/>
    </style:style>
    <style:style style:family="text" style:name="T272">
      <style:text-properties fo:font-size="10pt" fo:font-style="normal" style:text-underline-type="none" fo:font-weight="normal"/>
    </style:style>
    <style:style style:family="text" style:name="T273">
      <style:text-properties fo:font-size="10pt" fo:font-style="normal" style:text-underline-type="none" fo:font-weight="normal"/>
    </style:style>
    <style:style style:family="text" style:name="T274">
      <style:text-properties fo:font-size="10pt" fo:font-style="normal" style:text-underline-type="none" fo:font-weight="normal"/>
    </style:style>
    <style:style style:family="text" style:name="T275">
      <style:text-properties fo:font-size="10pt" fo:font-style="normal" style:text-underline-type="none" fo:font-weight="normal"/>
    </style:style>
    <style:style style:family="text" style:name="T276">
      <style:text-properties fo:font-size="10pt" fo:font-style="normal" style:text-underline-type="none" fo:font-weight="normal"/>
    </style:style>
    <style:style style:family="text" style:name="T277">
      <style:text-properties fo:font-size="10pt" fo:font-style="normal" style:text-underline-type="none" fo:font-weight="normal"/>
    </style:style>
    <style:style style:family="text" style:name="T278">
      <style:text-properties fo:font-size="10pt" fo:font-style="normal" style:text-underline-type="none" fo:font-weight="normal"/>
    </style:style>
    <style:style style:family="text" style:name="T279">
      <style:text-properties fo:font-size="10pt" fo:font-style="normal" style:text-underline-type="none" fo:font-weight="normal"/>
    </style:style>
    <style:style style:family="text" style:name="T280">
      <style:text-properties fo:font-size="10pt" fo:font-style="normal" style:text-underline-type="none" fo:font-weight="normal"/>
    </style:style>
    <style:style style:family="text" style:name="T281">
      <style:text-properties fo:font-size="10pt" fo:font-style="normal" style:text-underline-type="none" fo:font-weight="normal"/>
    </style:style>
    <style:style style:family="text" style:name="T282">
      <style:text-properties fo:font-size="10pt" fo:font-style="normal" style:text-underline-type="none" fo:font-weight="normal"/>
    </style:style>
    <style:style style:family="text" style:name="T283">
      <style:text-properties fo:font-size="10pt" fo:font-style="normal" style:text-underline-type="none" fo:font-weight="normal"/>
    </style:style>
    <style:style style:family="text" style:name="T284">
      <style:text-properties fo:font-size="10pt" fo:font-style="normal" style:text-underline-type="none" fo:font-weight="normal"/>
    </style:style>
    <style:style style:family="text" style:name="T285">
      <style:text-properties fo:font-size="10pt" fo:font-style="normal" style:text-underline-type="none" fo:font-weight="normal"/>
    </style:style>
    <style:style style:family="text" style:name="T286">
      <style:text-properties fo:font-size="10pt" fo:font-style="normal" style:text-underline-type="none" fo:font-weight="normal"/>
    </style:style>
    <style:style style:family="text" style:name="T287">
      <style:text-properties fo:font-size="10pt" fo:font-style="normal" style:text-underline-type="none" fo:font-weight="normal"/>
    </style:style>
    <style:style style:family="text" style:name="T288">
      <style:text-properties fo:font-size="10pt" fo:font-style="normal" style:text-underline-type="none" fo:font-weight="normal"/>
    </style:style>
    <style:style style:family="text" style:name="T289">
      <style:text-properties fo:font-size="10pt" fo:font-style="normal" style:text-underline-type="none" fo:font-weight="normal"/>
    </style:style>
    <style:style style:family="text" style:name="T290">
      <style:text-properties fo:font-size="10pt" fo:font-style="normal" style:text-underline-type="none" fo:font-weight="normal"/>
    </style:style>
    <style:style style:family="text" style:name="T291">
      <style:text-properties fo:font-size="10pt" fo:font-style="normal" style:text-underline-type="none" fo:font-weight="normal"/>
    </style:style>
    <style:style style:family="text" style:name="T292">
      <style:text-properties fo:font-size="10pt" fo:font-style="normal" style:text-underline-type="none" fo:font-weight="normal"/>
    </style:style>
    <style:style style:family="table-row" style:name="ro10">
      <style:table-row-properties style:row-height="95.55pt" style:use-optimal-row-height="false" fo:break-before="auto"/>
    </style:style>
    <style:style style:family="text" style:name="T293">
      <style:text-properties fo:font-size="10pt" fo:font-style="normal" style:text-underline-type="none" fo:font-weight="normal"/>
    </style:style>
    <style:style style:family="text" style:name="T294">
      <style:text-properties fo:font-size="10pt" fo:font-style="normal" style:text-underline-type="none" fo:font-weight="normal"/>
    </style:style>
    <style:style style:family="text" style:name="T295">
      <style:text-properties fo:font-size="10pt" fo:font-style="normal" style:text-underline-type="none" fo:font-weight="normal"/>
    </style:style>
    <style:style style:family="text" style:name="T296">
      <style:text-properties fo:font-size="10pt" fo:font-style="normal" style:text-underline-type="none" fo:font-weight="normal"/>
    </style:style>
    <style:style style:family="text" style:name="T297">
      <style:text-properties fo:font-size="10pt" fo:font-style="normal" style:text-underline-type="none" fo:font-weight="normal"/>
    </style:style>
    <style:style style:family="text" style:name="T298">
      <style:text-properties fo:font-size="10pt" fo:font-style="normal" style:text-underline-type="none" fo:font-weight="normal"/>
    </style:style>
    <style:style style:family="text" style:name="T299">
      <style:text-properties fo:font-size="10pt" fo:font-style="normal" style:text-underline-type="none" fo:font-weight="normal"/>
    </style:style>
    <style:style style:family="text" style:name="T300">
      <style:text-properties fo:font-size="10pt" fo:font-style="normal" style:text-underline-type="none" fo:font-weight="normal"/>
    </style:style>
    <style:style style:family="text" style:name="T301">
      <style:text-properties fo:font-size="10pt" fo:font-style="normal" style:text-underline-type="none" fo:font-weight="normal"/>
    </style:style>
    <style:style style:family="text" style:name="T302">
      <style:text-properties fo:font-size="10pt" fo:font-style="normal" style:text-underline-type="none" fo:font-weight="normal"/>
    </style:style>
    <style:style style:family="text" style:name="T303">
      <style:text-properties fo:font-size="10pt" fo:font-style="normal" style:text-underline-type="none" fo:font-weight="normal"/>
    </style:style>
    <style:style style:family="text" style:name="T304">
      <style:text-properties fo:font-size="10pt" fo:font-style="normal" style:text-underline-type="none" fo:font-weight="normal"/>
    </style:style>
    <style:style style:family="text" style:name="T305">
      <style:text-properties fo:font-size="10pt" fo:font-style="normal" style:text-underline-type="none" fo:font-weight="normal"/>
    </style:style>
    <style:style style:family="text" style:name="T306">
      <style:text-properties fo:font-size="10pt" fo:font-style="normal" style:text-underline-type="none" fo:font-weight="normal"/>
    </style:style>
    <style:style style:family="text" style:name="T307">
      <style:text-properties fo:font-size="10pt" fo:font-style="normal" style:text-underline-type="none" fo:font-weight="normal"/>
    </style:style>
    <style:style style:family="text" style:name="T308">
      <style:text-properties fo:font-size="10pt" fo:font-style="normal" style:text-underline-type="none" fo:font-weight="normal"/>
    </style:style>
    <style:style style:family="text" style:name="T309">
      <style:text-properties fo:font-size="10pt" fo:font-style="normal" style:text-underline-type="none" fo:font-weight="normal"/>
    </style:style>
    <style:style style:family="text" style:name="T310">
      <style:text-properties fo:font-size="10pt" fo:font-style="normal" style:text-underline-type="none" fo:font-weight="normal"/>
    </style:style>
    <style:style style:family="text" style:name="T311">
      <style:text-properties fo:font-size="10pt" fo:font-style="normal" style:text-underline-type="none" fo:font-weight="normal"/>
    </style:style>
    <style:style style:family="text" style:name="T312">
      <style:text-properties fo:font-size="10pt" fo:font-style="normal" style:text-underline-type="none" fo:font-weight="normal"/>
    </style:style>
    <style:style style:family="text" style:name="T313">
      <style:text-properties fo:font-size="10pt" fo:font-style="normal" style:text-underline-type="none" fo:font-weight="normal"/>
    </style:style>
    <style:style style:family="text" style:name="T314">
      <style:text-properties fo:font-size="10pt" fo:font-style="normal" style:text-underline-type="none" fo:font-weight="normal"/>
    </style:style>
    <style:style style:family="text" style:name="T315">
      <style:text-properties fo:font-size="10pt" fo:font-style="normal" style:text-underline-type="none" fo:font-weight="normal"/>
    </style:style>
    <style:style style:family="text" style:name="T316">
      <style:text-properties fo:font-size="10pt" fo:font-style="normal" style:text-underline-type="none" fo:font-weight="normal"/>
    </style:style>
    <style:style style:family="text" style:name="T317">
      <style:text-properties fo:font-size="10pt" fo:font-style="normal" style:text-underline-type="none" fo:font-weight="normal"/>
    </style:style>
    <style:style style:family="text" style:name="T318">
      <style:text-properties fo:font-size="10pt" fo:font-style="normal" style:text-underline-type="none" fo:font-weight="normal"/>
    </style:style>
    <style:style style:family="text" style:name="T319">
      <style:text-properties fo:font-size="10pt" fo:font-style="normal" style:text-underline-type="none" fo:font-weight="normal"/>
    </style:style>
    <style:style style:family="text" style:name="T320">
      <style:text-properties fo:font-size="10pt" fo:font-style="normal" style:text-underline-type="none" fo:font-weight="normal"/>
    </style:style>
    <style:style style:family="text" style:name="T321">
      <style:text-properties fo:font-size="10pt" fo:font-style="normal" style:text-underline-type="none" fo:font-weight="normal"/>
    </style:style>
    <style:style style:family="text" style:name="T322">
      <style:text-properties fo:font-size="10pt" fo:font-style="normal" style:text-underline-type="none" fo:font-weight="normal"/>
    </style:style>
    <style:style style:family="text" style:name="T323">
      <style:text-properties fo:font-size="10pt" fo:font-style="normal" style:text-underline-type="none" fo:font-weight="normal"/>
    </style:style>
    <style:style style:family="text" style:name="T324">
      <style:text-properties fo:font-size="10pt" fo:font-style="normal" style:text-underline-type="none" fo:font-weight="normal"/>
    </style:style>
    <style:style style:family="table-row" style:name="ro11">
      <style:table-row-properties style:row-height="175.5pt" style:use-optimal-row-height="false" fo:break-before="auto"/>
    </style:style>
    <style:style style:family="text" style:name="T325">
      <style:text-properties fo:font-size="10pt" fo:font-style="normal" style:text-underline-type="none" fo:font-weight="normal"/>
    </style:style>
    <style:style style:family="text" style:name="T326">
      <style:text-properties fo:font-size="10pt" fo:font-style="normal" style:text-underline-type="none" fo:font-weight="normal"/>
    </style:style>
    <style:style style:family="text" style:name="T327">
      <style:text-properties fo:font-size="10pt" fo:font-style="normal" style:text-underline-type="none" fo:font-weight="normal"/>
    </style:style>
    <style:style style:family="text" style:name="T328">
      <style:text-properties fo:font-size="10pt" fo:font-style="normal" style:text-underline-type="none" fo:font-weight="normal"/>
    </style:style>
    <style:style style:family="text" style:name="T329">
      <style:text-properties fo:font-size="10pt" fo:font-style="normal" style:text-underline-type="none" fo:font-weight="normal"/>
    </style:style>
    <style:style style:family="text" style:name="T330">
      <style:text-properties fo:font-size="10pt" fo:font-style="normal" style:text-underline-type="none" fo:font-weight="normal"/>
    </style:style>
    <style:style style:family="text" style:name="T331">
      <style:text-properties fo:font-size="10pt" fo:font-style="normal" style:text-underline-type="none" fo:font-weight="normal"/>
    </style:style>
    <style:style style:family="text" style:name="T332">
      <style:text-properties fo:font-size="10pt" fo:font-style="normal" style:text-underline-type="none" fo:font-weight="normal"/>
    </style:style>
    <style:style style:family="text" style:name="T333">
      <style:text-properties fo:font-size="10pt" fo:font-style="normal" style:text-underline-type="none" fo:font-weight="normal"/>
    </style:style>
    <style:style style:family="text" style:name="T334">
      <style:text-properties fo:font-size="10pt" fo:font-style="normal" style:text-underline-type="none" fo:font-weight="normal"/>
    </style:style>
    <style:style style:family="text" style:name="T335">
      <style:text-properties fo:font-size="10pt" fo:font-style="normal" style:text-underline-type="none" fo:font-weight="normal"/>
    </style:style>
    <style:style style:family="text" style:name="T336">
      <style:text-properties fo:font-size="10pt" fo:font-style="normal" style:text-underline-type="none" fo:font-weight="normal"/>
    </style:style>
    <style:style style:family="text" style:name="T337">
      <style:text-properties fo:font-size="10pt" fo:font-style="normal" style:text-underline-type="none" fo:font-weight="normal"/>
    </style:style>
    <style:style style:family="text" style:name="T338">
      <style:text-properties fo:font-size="10pt" fo:font-style="normal" style:text-underline-type="none" fo:font-weight="normal"/>
    </style:style>
    <style:style style:family="text" style:name="T339">
      <style:text-properties fo:font-size="10pt" fo:font-style="normal" style:text-underline-type="none" fo:font-weight="normal"/>
    </style:style>
    <style:style style:family="text" style:name="T340">
      <style:text-properties fo:font-size="10pt" fo:font-style="normal" style:text-underline-type="none" fo:font-weight="normal"/>
    </style:style>
    <style:style style:family="text" style:name="T341">
      <style:text-properties fo:font-size="10pt" fo:font-style="normal" style:text-underline-type="none" fo:font-weight="normal"/>
    </style:style>
    <style:style style:family="text" style:name="T342">
      <style:text-properties fo:font-size="10pt" fo:font-style="normal" style:text-underline-type="none" fo:font-weight="normal"/>
    </style:style>
    <style:style style:family="text" style:name="T343">
      <style:text-properties fo:font-size="10pt" fo:font-style="normal" style:text-underline-type="none" fo:font-weight="normal"/>
    </style:style>
    <style:style style:family="text" style:name="T344">
      <style:text-properties fo:font-size="10pt" fo:font-style="normal" style:text-underline-type="none" fo:font-weight="normal"/>
    </style:style>
    <style:style style:family="text" style:name="T345">
      <style:text-properties fo:font-size="10pt" fo:font-style="normal" style:text-underline-type="none" fo:font-weight="normal"/>
    </style:style>
    <style:style style:family="text" style:name="T346">
      <style:text-properties fo:font-size="10pt" fo:font-style="normal" style:text-underline-type="none" fo:font-weight="normal"/>
    </style:style>
    <style:style style:family="text" style:name="T347">
      <style:text-properties fo:font-size="10pt" fo:font-style="normal" style:text-underline-type="none" fo:font-weight="normal"/>
    </style:style>
    <style:style style:family="text" style:name="T348">
      <style:text-properties fo:font-size="10pt" fo:font-style="normal" style:text-underline-type="none" fo:font-weight="normal"/>
    </style:style>
    <style:style style:family="text" style:name="T349">
      <style:text-properties fo:font-size="10pt" fo:font-style="normal" style:text-underline-type="none" fo:font-weight="normal"/>
    </style:style>
    <style:style style:family="text" style:name="T350">
      <style:text-properties fo:font-size="10pt" fo:font-style="normal" style:text-underline-type="none" fo:font-weight="normal"/>
    </style:style>
    <style:style style:family="text" style:name="T351">
      <style:text-properties fo:font-size="10pt" fo:font-style="normal" style:text-underline-type="none" fo:font-weight="normal"/>
    </style:style>
    <style:style style:family="text" style:name="T352">
      <style:text-properties fo:font-size="10pt" fo:font-style="normal" style:text-underline-type="none" fo:font-weight="normal"/>
    </style:style>
    <style:style style:family="text" style:name="T353">
      <style:text-properties fo:font-size="10pt" fo:font-style="normal" style:text-underline-type="none" fo:font-weight="normal"/>
    </style:style>
    <style:style style:family="text" style:name="T354">
      <style:text-properties fo:font-size="10pt" fo:font-style="normal" style:text-underline-type="none" fo:font-weight="normal"/>
    </style:style>
    <style:style style:family="text" style:name="T355">
      <style:text-properties fo:font-size="10pt" fo:font-style="normal" style:text-underline-type="none" fo:font-weight="normal"/>
    </style:style>
    <style:style style:family="text" style:name="T356">
      <style:text-properties fo:font-size="10pt" fo:font-style="normal" style:text-underline-type="none" fo:font-weight="normal"/>
    </style:style>
    <style:style style:family="text" style:name="T357">
      <style:text-properties fo:font-size="10pt" fo:font-style="normal" style:text-underline-type="none" fo:font-weight="normal"/>
    </style:style>
    <style:style style:family="text" style:name="T358">
      <style:text-properties fo:font-size="10pt" fo:font-style="normal" style:text-underline-type="none" fo:font-weight="normal"/>
    </style:style>
    <style:style style:family="text" style:name="T359">
      <style:text-properties fo:font-size="10pt" fo:font-style="normal" style:text-underline-type="none" fo:font-weight="normal"/>
    </style:style>
    <style:style style:family="text" style:name="T360">
      <style:text-properties fo:font-size="10pt" fo:font-style="normal" style:text-underline-type="none" fo:font-weight="normal"/>
    </style:style>
    <style:style style:family="table-row" style:name="ro12">
      <style:table-row-properties style:row-height="348.4pt" style:use-optimal-row-height="false" fo:break-before="auto"/>
    </style:style>
    <style:style style:family="text" style:name="T361">
      <style:text-properties fo:font-size="10pt" fo:font-style="normal" style:text-underline-type="none" fo:font-weight="normal"/>
    </style:style>
    <style:style style:family="text" style:name="T362">
      <style:text-properties fo:font-size="10pt" fo:font-style="normal" style:text-underline-type="none" fo:font-weight="normal"/>
    </style:style>
    <style:style style:family="text" style:name="T363">
      <style:text-properties fo:font-size="10pt" fo:font-style="normal" style:text-underline-type="none" fo:font-weight="normal"/>
    </style:style>
    <style:style style:family="text" style:name="T364">
      <style:text-properties fo:font-size="10pt" fo:font-style="normal" style:text-underline-type="none" fo:font-weight="normal"/>
    </style:style>
    <style:style style:family="text" style:name="T365">
      <style:text-properties fo:font-size="10pt" fo:font-style="normal" style:text-underline-type="none" fo:font-weight="normal"/>
    </style:style>
    <style:style style:family="text" style:name="T366">
      <style:text-properties fo:font-size="10pt" fo:font-style="normal" style:text-underline-type="none" fo:font-weight="normal"/>
    </style:style>
    <style:style style:family="text" style:name="T367">
      <style:text-properties fo:font-size="10pt" fo:font-style="normal" style:text-underline-type="none" fo:font-weight="normal"/>
    </style:style>
    <style:style style:family="text" style:name="T368">
      <style:text-properties fo:font-size="10pt" fo:font-style="normal" style:text-underline-type="none" fo:font-weight="normal"/>
    </style:style>
    <style:style style:family="text" style:name="T369">
      <style:text-properties fo:font-size="10pt" fo:font-style="normal" style:text-underline-type="none" fo:font-weight="normal"/>
    </style:style>
    <style:style style:family="text" style:name="T370">
      <style:text-properties fo:font-size="10pt" fo:font-style="normal" style:text-underline-type="none" fo:font-weight="normal"/>
    </style:style>
    <style:style style:family="text" style:name="T371">
      <style:text-properties fo:font-size="10pt" fo:font-style="normal" style:text-underline-type="none" fo:font-weight="normal"/>
    </style:style>
    <style:style style:family="text" style:name="T372">
      <style:text-properties fo:font-size="10pt" fo:font-style="normal" style:text-underline-type="none" fo:font-weight="normal"/>
    </style:style>
    <style:style style:family="text" style:name="T373">
      <style:text-properties fo:font-size="10pt" fo:font-style="normal" style:text-underline-type="none" fo:font-weight="normal"/>
    </style:style>
    <style:style style:family="text" style:name="T374">
      <style:text-properties fo:font-size="10pt" fo:font-style="normal" style:text-underline-type="none" fo:font-weight="normal"/>
    </style:style>
    <style:style style:family="text" style:name="T375">
      <style:text-properties fo:font-size="10pt" fo:font-style="normal" style:text-underline-type="none" fo:font-weight="normal"/>
    </style:style>
    <style:style style:family="text" style:name="T376">
      <style:text-properties fo:font-size="10pt" fo:font-style="normal" style:text-underline-type="none" fo:font-weight="normal"/>
    </style:style>
    <style:style style:family="text" style:name="T377">
      <style:text-properties fo:font-size="10pt" fo:font-style="normal" style:text-underline-type="none" fo:font-weight="normal"/>
    </style:style>
    <style:style style:family="text" style:name="T378">
      <style:text-properties fo:font-size="10pt" fo:font-style="normal" style:text-underline-type="none" fo:font-weight="normal"/>
    </style:style>
    <style:style style:family="text" style:name="T379">
      <style:text-properties fo:font-size="10pt" fo:font-style="normal" style:text-underline-type="none" fo:font-weight="normal"/>
    </style:style>
    <style:style style:family="text" style:name="T380">
      <style:text-properties fo:font-size="10pt" fo:font-style="normal" style:text-underline-type="none" fo:font-weight="normal"/>
    </style:style>
    <style:style style:family="text" style:name="T381">
      <style:text-properties fo:font-size="10pt" fo:font-style="normal" style:text-underline-type="none" fo:font-weight="normal"/>
    </style:style>
    <style:style style:family="text" style:name="T382">
      <style:text-properties fo:font-size="10pt" fo:font-style="normal" style:text-underline-type="none" fo:font-weight="normal"/>
    </style:style>
    <style:style style:family="text" style:name="T383">
      <style:text-properties fo:font-size="10pt" fo:font-style="normal" style:text-underline-type="none" fo:font-weight="normal"/>
    </style:style>
    <style:style style:family="text" style:name="T384">
      <style:text-properties fo:font-size="10pt" fo:font-style="normal" style:text-underline-type="none" fo:font-weight="normal"/>
    </style:style>
    <style:style style:family="text" style:name="T385">
      <style:text-properties fo:font-size="10pt" fo:font-style="normal" style:text-underline-type="none" fo:font-weight="normal"/>
    </style:style>
    <style:style style:family="text" style:name="T386">
      <style:text-properties fo:font-size="10pt" fo:font-style="normal" style:text-underline-type="none" fo:font-weight="normal"/>
    </style:style>
    <style:style style:family="text" style:name="T387">
      <style:text-properties fo:font-size="10pt" fo:font-style="normal" style:text-underline-type="none" fo:font-weight="normal"/>
    </style:style>
    <style:style style:family="text" style:name="T388">
      <style:text-properties fo:font-size="10pt" fo:font-style="normal" style:text-underline-type="none" fo:font-weight="normal"/>
    </style:style>
    <style:style style:family="text" style:name="T389">
      <style:text-properties fo:font-size="10pt" fo:font-style="normal" style:text-underline-type="none" fo:font-weight="normal"/>
    </style:style>
    <style:style style:family="text" style:name="T390">
      <style:text-properties fo:font-size="10pt" fo:font-style="normal" style:text-underline-type="none" fo:font-weight="normal"/>
    </style:style>
    <style:style style:family="text" style:name="T391">
      <style:text-properties fo:font-size="10pt" fo:font-style="normal" style:text-underline-type="none" fo:font-weight="normal"/>
    </style:style>
    <style:style style:family="text" style:name="T392">
      <style:text-properties fo:font-size="10pt" fo:font-style="normal" style:text-underline-type="none" fo:font-weight="normal"/>
    </style:style>
    <style:style style:family="text" style:name="T393">
      <style:text-properties fo:font-size="10pt" fo:font-style="normal" style:text-underline-type="none" fo:font-weight="normal"/>
    </style:style>
    <style:style style:family="text" style:name="T394">
      <style:text-properties fo:font-size="10pt" fo:font-style="normal" style:text-underline-type="none" fo:font-weight="normal"/>
    </style:style>
    <style:style style:family="text" style:name="T395">
      <style:text-properties fo:font-size="10pt" fo:font-style="normal" style:text-underline-type="none" fo:font-weight="normal"/>
    </style:style>
    <style:style style:family="text" style:name="T396">
      <style:text-properties fo:font-size="10pt" fo:font-style="normal" style:text-underline-type="none" fo:font-weight="normal"/>
    </style:style>
    <style:style style:family="table-row" style:name="ro13">
      <style:table-row-properties style:row-height="23.8pt" style:use-optimal-row-height="false" fo:break-before="auto"/>
    </style:style>
    <style:style style:family="text" style:name="T397">
      <style:text-properties fo:font-size="10pt" fo:font-style="normal" style:text-underline-type="none" fo:font-weight="normal"/>
    </style:style>
    <style:style style:family="text" style:name="T398">
      <style:text-properties fo:font-size="10pt" fo:font-style="normal" style:text-underline-type="none" fo:font-weight="normal"/>
    </style:style>
    <style:style style:family="text" style:name="T399">
      <style:text-properties fo:font-size="10pt" fo:font-style="normal" style:text-underline-type="none" fo:font-weight="normal"/>
    </style:style>
    <style:style style:family="text" style:name="T400">
      <style:text-properties fo:font-size="10pt" fo:font-style="normal" style:text-underline-type="none" fo:font-weight="normal"/>
    </style:style>
    <style:style style:family="text" style:name="T401">
      <style:text-properties fo:font-size="10pt" fo:font-style="normal" style:text-underline-type="none" fo:font-weight="normal"/>
    </style:style>
    <style:style style:family="text" style:name="T402">
      <style:text-properties fo:font-size="10pt" fo:font-style="normal" style:text-underline-type="none" fo:font-weight="normal"/>
    </style:style>
    <style:style style:family="text" style:name="T403">
      <style:text-properties fo:font-size="10pt" fo:font-style="normal" style:text-underline-type="none" fo:font-weight="normal"/>
    </style:style>
    <style:style style:family="text" style:name="T404">
      <style:text-properties fo:font-size="10pt" fo:font-style="normal" style:text-underline-type="none" fo:font-weight="normal"/>
    </style:style>
    <style:style style:family="text" style:name="T405">
      <style:text-properties fo:font-size="10pt" fo:font-style="normal" style:text-underline-type="none" fo:font-weight="normal"/>
    </style:style>
    <style:style style:family="text" style:name="T406">
      <style:text-properties fo:font-size="10pt" fo:font-style="normal" style:text-underline-type="none" fo:font-weight="normal"/>
    </style:style>
    <style:style style:family="text" style:name="T407">
      <style:text-properties fo:font-size="10pt" fo:font-style="normal" style:text-underline-type="none" fo:font-weight="normal"/>
    </style:style>
    <style:style style:family="text" style:name="T408">
      <style:text-properties fo:font-size="10pt" fo:font-style="normal" style:text-underline-type="none" fo:font-weight="normal"/>
    </style:style>
    <style:style style:family="text" style:name="T409">
      <style:text-properties fo:font-size="10pt" fo:font-style="normal" style:text-underline-type="none" fo:font-weight="normal"/>
    </style:style>
    <style:style style:family="text" style:name="T410">
      <style:text-properties fo:font-size="10pt" fo:font-style="normal" style:text-underline-type="none" fo:font-weight="normal"/>
    </style:style>
    <style:style style:family="table-row" style:name="ro14">
      <style:table-row-properties style:row-height="146.9pt" style:use-optimal-row-height="false" fo:break-before="auto"/>
    </style:style>
    <style:style style:family="text" style:name="T411">
      <style:text-properties fo:font-size="10pt" fo:font-style="normal" style:text-underline-type="none" fo:font-weight="normal"/>
    </style:style>
    <style:style style:family="text" style:name="T412">
      <style:text-properties fo:font-size="10pt" fo:font-style="normal" style:text-underline-type="none" fo:font-weight="normal"/>
    </style:style>
    <style:style style:family="text" style:name="T413">
      <style:text-properties fo:font-size="10pt" fo:font-style="normal" style:text-underline-type="none" fo:font-weight="normal"/>
    </style:style>
    <style:style style:family="text" style:name="T414">
      <style:text-properties fo:font-size="10pt" fo:font-style="normal" style:text-underline-type="none" fo:font-weight="normal"/>
    </style:style>
    <style:style style:family="text" style:name="T415">
      <style:text-properties fo:font-size="10pt" fo:font-style="normal" style:text-underline-type="none" fo:font-weight="normal"/>
    </style:style>
    <style:style style:family="text" style:name="T416">
      <style:text-properties fo:font-size="10pt" fo:font-style="normal" style:text-underline-type="none" fo:font-weight="normal"/>
    </style:style>
    <style:style style:family="text" style:name="T417">
      <style:text-properties fo:font-size="10pt" fo:font-style="normal" style:text-underline-type="none" fo:font-weight="normal"/>
    </style:style>
    <style:style style:family="text" style:name="T418">
      <style:text-properties fo:font-size="10pt" fo:font-style="normal" style:text-underline-type="none" fo:font-weight="normal"/>
    </style:style>
    <style:style style:family="text" style:name="T419">
      <style:text-properties fo:font-size="10pt" fo:font-style="normal" style:text-underline-type="none" fo:font-weight="normal"/>
    </style:style>
    <style:style style:family="text" style:name="T420">
      <style:text-properties fo:font-size="10pt" fo:font-style="normal" style:text-underline-type="none" fo:font-weight="normal"/>
    </style:style>
    <style:style style:family="text" style:name="T421">
      <style:text-properties fo:font-size="10pt" fo:font-style="normal" style:text-underline-type="none" fo:font-weight="normal"/>
    </style:style>
    <style:style style:family="text" style:name="T422">
      <style:text-properties fo:font-size="10pt" fo:font-style="normal" style:text-underline-type="none" fo:font-weight="normal"/>
    </style:style>
    <style:style style:family="text" style:name="T423">
      <style:text-properties fo:font-size="10pt" fo:font-style="normal" style:text-underline-type="none" fo:font-weight="normal"/>
    </style:style>
    <style:style style:family="text" style:name="T424">
      <style:text-properties fo:font-size="10pt" fo:font-style="normal" style:text-underline-type="none" fo:font-weight="normal"/>
    </style:style>
    <style:style style:family="text" style:name="T425">
      <style:text-properties fo:font-size="10pt" fo:font-style="normal" style:text-underline-type="none" fo:font-weight="normal"/>
    </style:style>
    <style:style style:family="text" style:name="T426">
      <style:text-properties fo:font-size="10pt" fo:font-style="normal" style:text-underline-type="none" fo:font-weight="normal"/>
    </style:style>
    <style:style style:family="text" style:name="T427">
      <style:text-properties fo:font-size="10pt" fo:font-style="normal" style:text-underline-type="none" fo:font-weight="normal"/>
    </style:style>
    <style:style style:family="text" style:name="T428">
      <style:text-properties fo:font-size="10pt" fo:font-style="normal" style:text-underline-type="none" fo:font-weight="normal"/>
    </style:style>
    <style:style style:family="text" style:name="T429">
      <style:text-properties fo:font-size="10pt" fo:font-style="normal" style:text-underline-type="none" fo:font-weight="normal"/>
    </style:style>
    <style:style style:family="text" style:name="T430">
      <style:text-properties fo:font-size="10pt" fo:font-style="normal" style:text-underline-type="none" fo:font-weight="normal"/>
    </style:style>
    <style:style style:family="text" style:name="T431">
      <style:text-properties fo:font-size="10pt" fo:font-style="normal" style:text-underline-type="none" fo:font-weight="normal"/>
    </style:style>
    <style:style style:family="text" style:name="T432">
      <style:text-properties fo:font-size="10pt" fo:font-style="normal" style:text-underline-type="none" fo:font-weight="normal"/>
    </style:style>
    <style:style style:family="text" style:name="T433">
      <style:text-properties fo:font-size="10pt" fo:font-style="normal" style:text-underline-type="none" fo:font-weight="normal"/>
    </style:style>
    <style:style style:family="text" style:name="T434">
      <style:text-properties fo:font-size="10pt" fo:font-style="normal" style:text-underline-type="none" fo:font-weight="normal"/>
    </style:style>
    <style:style style:family="text" style:name="T435">
      <style:text-properties fo:font-size="10pt" fo:font-style="normal" style:text-underline-type="none" fo:font-weight="normal"/>
    </style:style>
    <style:style style:family="text" style:name="T436">
      <style:text-properties fo:font-size="10pt" fo:font-style="normal" style:text-underline-type="none" fo:font-weight="normal"/>
    </style:style>
    <style:style style:family="text" style:name="T437">
      <style:text-properties fo:font-size="10pt" fo:font-style="normal" style:text-underline-type="none" fo:font-weight="normal"/>
    </style:style>
    <style:style style:family="text" style:name="T438">
      <style:text-properties fo:font-size="10pt" fo:font-style="normal" style:text-underline-type="none" fo:font-weight="normal"/>
    </style:style>
    <style:style style:family="text" style:name="T439">
      <style:text-properties fo:font-size="10pt" fo:font-style="normal" style:text-underline-type="none" fo:font-weight="normal"/>
    </style:style>
    <style:style style:family="text" style:name="T440">
      <style:text-properties fo:font-size="10pt" fo:font-style="normal" style:text-underline-type="none" fo:font-weight="normal"/>
    </style:style>
    <style:style style:family="text" style:name="T441">
      <style:text-properties fo:font-size="10pt" fo:font-style="normal" style:text-underline-type="none" fo:font-weight="normal"/>
    </style:style>
    <style:style style:family="text" style:name="T442">
      <style:text-properties fo:font-size="10pt" fo:font-style="normal" style:text-underline-type="none" fo:font-weight="normal"/>
    </style:style>
    <style:style style:family="text" style:name="T443">
      <style:text-properties fo:font-size="10pt" fo:font-style="normal" style:text-underline-type="none" fo:font-weight="normal"/>
    </style:style>
    <style:style style:family="text" style:name="T444">
      <style:text-properties fo:font-size="10pt" fo:font-style="normal" style:text-underline-type="none" fo:font-weight="normal"/>
    </style:style>
    <style:style style:family="text" style:name="T445">
      <style:text-properties fo:font-size="10pt" fo:font-style="normal" style:text-underline-type="none" fo:font-weight="normal"/>
    </style:style>
    <style:style style:family="text" style:name="T446">
      <style:text-properties fo:font-size="10pt" fo:font-style="normal" style:text-underline-type="none" fo:font-weight="normal"/>
    </style:style>
    <style:style style:family="text" style:name="T447">
      <style:text-properties fo:font-size="10pt" fo:font-style="normal" style:text-underline-type="none" fo:font-weight="normal"/>
    </style:style>
    <style:style style:family="text" style:name="T448">
      <style:text-properties fo:font-size="10pt" fo:font-style="normal" style:text-underline-type="none" fo:font-weight="normal"/>
    </style:style>
    <style:style style:family="table-row" style:name="ro15">
      <style:table-row-properties style:row-height="341.8pt" style:use-optimal-row-height="false" fo:break-before="auto"/>
    </style:style>
    <style:style style:family="text" style:name="T449">
      <style:text-properties fo:font-size="10pt" fo:font-style="normal" style:text-underline-type="none" fo:font-weight="normal"/>
    </style:style>
    <style:style style:family="text" style:name="T450">
      <style:text-properties fo:font-size="10pt" fo:font-style="normal" style:text-underline-type="none" fo:font-weight="normal"/>
    </style:style>
    <style:style style:family="text" style:name="T451">
      <style:text-properties fo:font-size="10pt" fo:font-style="normal" style:text-underline-type="none" fo:font-weight="normal"/>
    </style:style>
    <style:style style:family="text" style:name="T452">
      <style:text-properties fo:font-size="10pt" fo:font-style="normal" style:text-underline-type="none" fo:font-weight="normal"/>
    </style:style>
    <style:style style:family="text" style:name="T453">
      <style:text-properties fo:font-size="10pt" fo:font-style="normal" style:text-underline-type="none" fo:font-weight="normal"/>
    </style:style>
    <style:style style:family="text" style:name="T454">
      <style:text-properties fo:font-size="10pt" fo:font-style="normal" style:text-underline-type="none" fo:font-weight="normal"/>
    </style:style>
    <style:style style:family="text" style:name="T455">
      <style:text-properties fo:font-size="10pt" fo:font-style="normal" style:text-underline-type="none" fo:font-weight="normal"/>
    </style:style>
    <style:style style:family="text" style:name="T456">
      <style:text-properties fo:font-size="10pt" fo:font-style="normal" style:text-underline-type="none" fo:font-weight="normal"/>
    </style:style>
    <style:style style:family="text" style:name="T457">
      <style:text-properties fo:font-size="10pt" fo:font-style="normal" style:text-underline-type="none" fo:font-weight="normal"/>
    </style:style>
    <style:style style:family="text" style:name="T458">
      <style:text-properties fo:font-size="10pt" fo:font-style="normal" style:text-underline-type="none" fo:font-weight="normal"/>
    </style:style>
    <style:style style:family="text" style:name="T459">
      <style:text-properties fo:font-size="10pt" fo:font-style="normal" style:text-underline-type="none" fo:font-weight="normal"/>
    </style:style>
    <style:style style:family="text" style:name="T460">
      <style:text-properties fo:font-size="10pt" fo:font-style="normal" style:text-underline-type="none" fo:font-weight="normal"/>
    </style:style>
    <style:style style:family="text" style:name="T461">
      <style:text-properties fo:font-size="10pt" fo:font-style="normal" style:text-underline-type="none" fo:font-weight="normal"/>
    </style:style>
    <style:style style:family="text" style:name="T462">
      <style:text-properties fo:font-size="10pt" fo:font-style="normal" style:text-underline-type="none" fo:font-weight="normal"/>
    </style:style>
    <style:style style:family="text" style:name="T463">
      <style:text-properties fo:font-size="10pt" fo:font-style="normal" style:text-underline-type="none" fo:font-weight="normal"/>
    </style:style>
    <style:style style:family="text" style:name="T464">
      <style:text-properties fo:font-size="10pt" fo:font-style="normal" style:text-underline-type="none" fo:font-weight="normal"/>
    </style:style>
    <style:style style:family="text" style:name="T465">
      <style:text-properties fo:font-size="10pt" fo:font-style="normal" style:text-underline-type="none" fo:font-weight="normal"/>
    </style:style>
    <style:style style:family="text" style:name="T466">
      <style:text-properties fo:font-size="10pt" fo:font-style="normal" style:text-underline-type="none" fo:font-weight="normal"/>
    </style:style>
    <style:style style:family="text" style:name="T467">
      <style:text-properties fo:font-size="10pt" fo:font-style="normal" style:text-underline-type="none" fo:font-weight="normal"/>
    </style:style>
    <style:style style:family="text" style:name="T468">
      <style:text-properties fo:font-size="10pt" fo:font-style="normal" style:text-underline-type="none" fo:font-weight="normal"/>
    </style:style>
    <style:style style:family="text" style:name="T469">
      <style:text-properties fo:font-size="10pt" fo:font-style="normal" style:text-underline-type="none" fo:font-weight="normal"/>
    </style:style>
    <style:style style:family="text" style:name="T470">
      <style:text-properties fo:font-size="10pt" fo:font-style="normal" style:text-underline-type="none" fo:font-weight="normal"/>
    </style:style>
    <style:style style:family="text" style:name="T471">
      <style:text-properties fo:font-size="10pt" fo:font-style="normal" style:text-underline-type="none" fo:font-weight="normal"/>
    </style:style>
    <style:style style:family="text" style:name="T472">
      <style:text-properties fo:font-size="10pt" fo:font-style="normal" style:text-underline-type="none" fo:font-weight="normal"/>
    </style:style>
    <style:style style:family="text" style:name="T473">
      <style:text-properties fo:font-size="10pt" fo:font-style="normal" style:text-underline-type="none" fo:font-weight="normal"/>
    </style:style>
    <style:style style:family="text" style:name="T474">
      <style:text-properties fo:font-size="10pt" fo:font-style="normal" style:text-underline-type="none" fo:font-weight="normal"/>
    </style:style>
    <style:style style:family="text" style:name="T475">
      <style:text-properties fo:font-size="10pt" fo:font-style="normal" style:text-underline-type="none" fo:font-weight="normal"/>
    </style:style>
    <style:style style:family="text" style:name="T476">
      <style:text-properties fo:font-size="10pt" fo:font-style="normal" style:text-underline-type="none" fo:font-weight="normal"/>
    </style:style>
    <style:style style:family="text" style:name="T477">
      <style:text-properties fo:font-size="10pt" fo:font-style="normal" style:text-underline-type="none" fo:font-weight="normal"/>
    </style:style>
    <style:style style:family="text" style:name="T478">
      <style:text-properties fo:font-size="10pt" fo:font-style="normal" style:text-underline-type="none" fo:font-weight="normal"/>
    </style:style>
    <style:style style:family="text" style:name="T479">
      <style:text-properties fo:font-size="10pt" fo:font-style="normal" style:text-underline-type="none" fo:font-weight="normal"/>
    </style:style>
    <style:style style:family="text" style:name="T480">
      <style:text-properties fo:font-size="10pt" fo:font-style="normal" style:text-underline-type="none" fo:font-weight="normal"/>
    </style:style>
    <style:style style:family="text" style:name="T481">
      <style:text-properties fo:font-size="10pt" fo:font-style="normal" style:text-underline-type="none" fo:font-weight="normal"/>
    </style:style>
    <style:style style:family="text" style:name="T482">
      <style:text-properties fo:font-size="10pt" fo:font-style="normal" style:text-underline-type="none" fo:font-weight="normal"/>
    </style:style>
    <style:style style:family="text" style:name="T483">
      <style:text-properties fo:font-size="10pt" fo:font-style="normal" style:text-underline-type="none" fo:font-weight="normal"/>
    </style:style>
    <style:style style:family="text" style:name="T484">
      <style:text-properties fo:font-size="10pt" fo:font-style="normal" style:text-underline-type="none" fo:font-weight="normal"/>
    </style:style>
    <style:style style:family="text" style:name="T485">
      <style:text-properties fo:font-size="10pt" fo:font-style="normal" style:text-underline-type="none" fo:font-weight="normal"/>
    </style:style>
    <style:style style:family="table-row" style:name="ro16">
      <style:table-row-properties style:row-height="17.2pt" style:use-optimal-row-height="false" fo:break-before="auto"/>
    </style:style>
    <style:style style:family="text" style:name="T486">
      <style:text-properties fo:font-size="10pt" fo:font-style="normal" style:text-underline-type="none" fo:font-weight="normal"/>
    </style:style>
    <style:style style:family="text" style:name="T487">
      <style:text-properties fo:font-size="10pt" fo:font-style="normal" style:text-underline-type="none" fo:font-weight="normal"/>
    </style:style>
    <style:style style:family="text" style:name="T488">
      <style:text-properties fo:font-size="10pt" fo:font-style="normal" style:text-underline-type="none" fo:font-weight="normal"/>
    </style:style>
    <style:style style:family="text" style:name="T489">
      <style:text-properties fo:font-size="10pt" fo:font-style="normal" style:text-underline-type="none" fo:font-weight="normal"/>
    </style:style>
    <style:style style:family="text" style:name="T490">
      <style:text-properties fo:font-size="10pt" fo:font-style="normal" style:text-underline-type="none" fo:font-weight="normal"/>
    </style:style>
    <style:style style:family="text" style:name="T491">
      <style:text-properties fo:font-size="10pt" fo:font-style="normal" style:text-underline-type="none" fo:font-weight="normal"/>
    </style:style>
    <style:style style:family="text" style:name="T492">
      <style:text-properties fo:font-size="10pt" fo:font-style="normal" style:text-underline-type="none" fo:font-weight="normal"/>
    </style:style>
    <style:style style:family="text" style:name="T493">
      <style:text-properties fo:font-size="10pt" fo:font-style="normal" style:text-underline-type="none" fo:font-weight="normal"/>
    </style:style>
    <style:style style:family="text" style:name="T494">
      <style:text-properties fo:font-size="10pt" fo:font-style="normal" style:text-underline-type="none" fo:font-weight="normal"/>
    </style:style>
    <style:style style:family="text" style:name="T495">
      <style:text-properties fo:font-size="10pt" fo:font-style="normal" style:text-underline-type="none" fo:font-weight="normal"/>
    </style:style>
    <style:style style:family="text" style:name="T496">
      <style:text-properties fo:font-size="10pt" fo:font-style="normal" style:text-underline-type="none" fo:font-weight="normal"/>
    </style:style>
    <style:style style:family="text" style:name="T497">
      <style:text-properties fo:font-size="10pt" fo:font-style="normal" style:text-underline-type="none" fo:font-weight="normal"/>
    </style:style>
    <style:style style:family="text" style:name="T498">
      <style:text-properties fo:font-size="10pt" fo:font-style="normal" style:text-underline-type="none" fo:font-weight="normal"/>
    </style:style>
    <style:style style:family="text" style:name="T499">
      <style:text-properties fo:font-size="10pt" fo:font-style="normal" style:text-underline-type="none" fo:font-weight="normal"/>
    </style:style>
  </office:automatic-styles>
  <office:body>
    <office:spreadsheet>
      <table:table table:name="Sheet1" table:style-name="ta1">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number-columns-repeated="10" table:style-name="co6" table:default-cell-style-name="ce4"/>
        <table:table-column table:number-columns-repeated="2" table:style-name="co7" table:default-cell-style-name="ce4"/>
        <table:table-column table:number-columns-repeated="27" table:style-name="co8" table:default-cell-style-name="ce4"/>
        <table:table-column table:number-columns-repeated="981" table:style-name="co9" table:default-cell-style-name="Default"/>
        <table:table-column table:style-name="co1" table:default-cell-style-name="Default"/>
        <table:table-row table:style-name="ro2">
          <table:table-cell office:value-type="string">
            <text:p><text:span text:style-name="T1">Tijdstempel</text:span></text:p>
          </table:table-cell>
          <table:table-cell table:style-name="ce5" office:value-type="string">
            <text:p><text:span text:style-name="T2">Partijnaam</text:span></text:p>
          </table:table-cell>
          <table:table-cell table:style-name="ce5" office:value-type="string">
            <text:p><text:span text:style-name="T3">Toelichting bij partij</text:span></text:p>
          </table:table-cell>
          <table:table-cell table:style-name="ce5" office:value-type="string">
            <text:p><text:span text:style-name="T4">Toelichting in Engels</text:span></text:p>
          </table:table-cell>
          <table:table-cell table:style-name="ce5" office:value-type="string">
            <text:p><text:span text:style-name="T5">Studenten zouden meer inspraak moeten hebben in de politiek van Enschede</text:span></text:p>
          </table:table-cell>
          <table:table-cell table:style-name="ce5" office:value-type="string">
            <text:p><text:span text:style-name="T6">Toelichting op bovenstaande stelling</text:span></text:p>
          </table:table-cell>
          <table:table-cell table:style-name="ce5" office:value-type="string">
            <text:p><text:span text:style-name="T7">Toelichting in Engels</text:span></text:p>
          </table:table-cell>
          <table:table-cell table:style-name="ce5" office:value-type="string">
            <text:p><text:span text:style-name="T8">Studeren in Enschede moet binnen Nederland beter gepromoot worden</text:span></text:p>
          </table:table-cell>
          <table:table-cell table:style-name="ce5" office:value-type="string">
            <text:p><text:span text:style-name="T9">Toelichting op bovenstaande stelling</text:span></text:p>
          </table:table-cell>
          <table:table-cell table:style-name="ce5" office:value-type="string">
            <text:p><text:span text:style-name="T10">Toelichting in Engels</text:span></text:p>
          </table:table-cell>
          <table:table-cell table:style-name="ce5" office:value-type="string">
            <text:p><text:span text:style-name="T11">De gemeente Enschede moet meer studenteninitiatieven ondersteunen</text:span></text:p>
          </table:table-cell>
          <table:table-cell table:style-name="ce5" office:value-type="string">
            <text:p><text:span text:style-name="T12">Toelichting op bovenstaande stelling</text:span></text:p>
          </table:table-cell>
          <table:table-cell table:style-name="ce5" office:value-type="string">
            <text:p><text:span text:style-name="T13">Toelichting in Engels</text:span></text:p>
          </table:table-cell>
          <table:table-cell table:style-name="ce5" office:value-type="string">
            <text:p><text:span text:style-name="T14">De Gemeente Enschede moet meer samenwerken met de Universiteit Twente en het Saxion</text:span></text:p>
          </table:table-cell>
          <table:table-cell table:style-name="ce5" office:value-type="string">
            <text:p><text:span text:style-name="T15">Toelichting op bovenstaande stelling</text:span></text:p>
          </table:table-cell>
          <table:table-cell table:style-name="ce5" office:value-type="string">
            <text:p><text:span text:style-name="T16">Toelichting in Engels</text:span></text:p>
          </table:table-cell>
          <table:table-cell table:style-name="ce5" office:value-type="string">
            <text:p><text:span text:style-name="T17">Enschede moet meer ruimte bieden voor carrière na het afronden van een studie</text:span></text:p>
          </table:table-cell>
          <table:table-cell table:style-name="ce5" office:value-type="string">
            <text:p><text:span text:style-name="T18">Toelichting op bovenstaande stelling</text:span></text:p>
          </table:table-cell>
          <table:table-cell table:style-name="ce5" office:value-type="string">
            <text:p><text:span text:style-name="T19">Toelichting in Engels</text:span></text:p>
          </table:table-cell>
          <table:table-cell table:style-name="ce5" office:value-type="string">
            <text:p><text:span text:style-name="T20">Er moeten meer internationale studenten naar Enschede komen</text:span></text:p>
          </table:table-cell>
          <table:table-cell table:style-name="ce5" office:value-type="string">
            <text:p><text:span text:style-name="T21">Toelichting op bovenstaande stelling</text:span></text:p>
          </table:table-cell>
          <table:table-cell table:style-name="ce5" office:value-type="string">
            <text:p><text:span text:style-name="T22">Toelichting in Engels</text:span></text:p>
          </table:table-cell>
          <table:table-cell table:style-name="ce5" office:value-type="string">
            <text:p><text:span text:style-name="T23">Er moeten meer internationaal toegankelijke evenementen worden opgezet in Enschede</text:span></text:p>
          </table:table-cell>
          <table:table-cell table:style-name="ce5" office:value-type="string">
            <text:p><text:span text:style-name="T24">Toelichting op bovenstaande stelling</text:span></text:p>
          </table:table-cell>
          <table:table-cell table:style-name="ce5" office:value-type="string">
            <text:p><text:span text:style-name="T25">Toelichting in Engels</text:span></text:p>
          </table:table-cell>
          <table:table-cell table:style-name="ce5" office:value-type="string">
            <text:p><text:span text:style-name="T26">Er moet meer worden gedaan om te zorgen dat internationale studenten zich thuis voelen in Enschede</text:span></text:p>
          </table:table-cell>
          <table:table-cell table:style-name="ce5" office:value-type="string">
            <text:p><text:span text:style-name="T27">Toelichting op bovenstaande stelling</text:span></text:p>
          </table:table-cell>
          <table:table-cell table:style-name="ce5" office:value-type="string">
            <text:p><text:span text:style-name="T28">Toelichting in Engels</text:span></text:p>
          </table:table-cell>
          <table:table-cell table:style-name="ce5" office:value-type="string">
            <text:p><text:span text:style-name="T29">De gemeente Enschede moet zorgen dat internationale studenten niet meer betalen voor een kamer dan Nederlandse studenten</text:span></text:p>
          </table:table-cell>
          <table:table-cell table:style-name="ce5" office:value-type="string">
            <text:p><text:span text:style-name="T30">Toelichting op bovenstaande stelling</text:span></text:p>
          </table:table-cell>
          <table:table-cell table:style-name="ce5" office:value-type="string">
            <text:p><text:span text:style-name="T31">Toelichting in Engels</text:span></text:p>
          </table:table-cell>
          <table:table-cell table:style-name="ce5" office:value-type="string">
            <text:p><text:span text:style-name="T32">Er moet meer ruimte komen voor huisvesting van studenten in Enschede</text:span></text:p>
          </table:table-cell>
          <table:table-cell table:style-name="ce5" office:value-type="string">
            <text:p><text:span text:style-name="T33">Toelichting op bovenstaande stelling</text:span></text:p>
          </table:table-cell>
          <table:table-cell table:style-name="ce5" office:value-type="string">
            <text:p><text:span text:style-name="T34">Toelichting in Engels</text:span></text:p>
          </table:table-cell>
          <table:table-cell table:style-name="ce5" office:value-type="string">
            <text:p><text:span text:style-name="T35">Het moet mogelijk worden om als grotere groep studenten samen een appartement of huis te huren in Enschede</text:span></text:p>
          </table:table-cell>
          <table:table-cell table:style-name="ce5" office:value-type="string">
            <text:p><text:span text:style-name="T36">Toelichting op bovenstaande stelling</text:span></text:p>
          </table:table-cell>
          <table:table-cell table:style-name="ce5" office:value-type="string">
            <text:p><text:span text:style-name="T37">Toelichting in Engels</text:span></text:p>
          </table:table-cell>
          <table:table-cell table:style-name="ce5" office:value-type="string">
            <text:p><text:span text:style-name="T38">Het moet makkelijker worden voor particulieren om een appartement of huis te verhuren als kamers aan studenten</text:span></text:p>
          </table:table-cell>
          <table:table-cell table:style-name="ce5" office:value-type="string">
            <text:p><text:span text:style-name="T39">Toelichting op bovenstaande stelling</text:span></text:p>
          </table:table-cell>
          <table:table-cell table:style-name="ce5" office:value-type="string">
            <text:p><text:span text:style-name="T40">Toelichting in Engels</text:span></text:p>
          </table:table-cell>
          <table:table-cell table:style-name="ce5" office:value-type="string">
            <text:p><text:span text:style-name="T41">De gemeente Enschede moet meer aandacht besteden aan de mentale gesteldheid van studenten</text:span></text:p>
          </table:table-cell>
          <table:table-cell table:style-name="ce5" office:value-type="string">
            <text:p><text:span text:style-name="T42">Toelichting op bovenstaande stelling</text:span></text:p>
          </table:table-cell>
          <table:table-cell table:style-name="ce5" office:value-type="string">
            <text:p><text:span text:style-name="T43">Toelichting in Engels</text:span></text:p>
          </table:table-cell>
          <table:table-cell table:number-columns-repeated="1024"/>
        </table:table-row>
        <table:table-row table:style-name="ro3">
          <table:table-cell office:value-type="float" office:value="0">
            <text:p>0</text:p>
          </table:table-cell>
          <table:table-cell table:style-name="ce5" office:value-type="string">
            <text:p><text:span text:style-name="T44">CU</text:span></text:p>
          </table:table-cell>
          <table:table-cell table:style-name="ce5" office:value-type="string">
            <text:p><text:span text:style-name="T45">Wij zijn een sociale partij vanuit een christelijke identiteit met oog voor Enschede. We vinden het belangrijk dat we omkijken naar elkaar, de stad duurzamer wordt en iedereen kan wonen, werken en gelukkig kan zijn in Enschede. </text:span></text:p>
          </table:table-cell>
          <table:table-cell table:style-name="ce6" office:value-type="string">
            <text:p>We are a social party with a Christian identity and an eye for Enschede. We think it is important to look after each other, to make the city more sustainable and that everyone can live, work and be happy in Enschede.</text:p>
          </table:table-cell>
          <table:table-cell table:style-name="ce5" office:value-type="string">
            <text:p><text:span text:style-name="T46">Neutraal</text:span></text:p>
          </table:table-cell>
          <table:table-cell table:style-name="ce5" office:value-type="string">
            <text:p><text:span text:style-name="T47">Studenten zijn goed vertegenwoordigd bij de gemeente Enschede. Via studentmedewerkers die regelmatig met de wethouder spreken tot studentbestuurders die via de universiteit aan tafel zitten bij de burgemeester of meedenken bij grote plannen. De ChristenUnie wil dit graag zo houden.</text:span></text:p>
          </table:table-cell>
          <table:table-cell table:style-name="ce6" office:value-type="string">
            <text:p>Students are well represented at the municipality of Enschede. Through student employees who regularly speak with the alderman to student board members who join the mayor via the university to think along with large plans. The ChristenUnie wants to keep this.</text:p>
          </table:table-cell>
          <table:table-cell table:style-name="ce5" office:value-type="string">
            <text:p><text:span text:style-name="T48">Heel erg mee eens</text:span></text:p>
          </table:table-cell>
          <table:table-cell table:style-name="ce5" office:value-type="string">
            <text:p><text:span text:style-name="T49">We willen allemaal meer (Nederlandse) studenten die een goede sfeer aan onze stad geven. Enschede is een studentenstad en dat mag gehoord worden.</text:span></text:p>
          </table:table-cell>
          <table:table-cell table:style-name="ce5" office:value-type="string">
            <text:p><text:span text:style-name="T50">We all want more (Dutch) students who give a good atmosphere to our city. Enschede is a student city and that may be heard.</text:span></text:p>
          </table:table-cell>
          <table:table-cell table:style-name="ce5" office:value-type="string">
            <text:p><text:span text:style-name="T51">Heel erg mee eens</text:span></text:p>
          </table:table-cell>
          <table:table-cell table:style-name="ce5" office:value-type="string">
            <text:p><text:span text:style-name="T52">Studenten zijn actief voor goede doelen, zorgen voor elkaar en vormen elkaar voor hun verdere leven. Juist de gemeente moet dit blijven ondersteunen en toejuichen. Bijvoorbeeld via de studentenambtenaren en subsidies.</text:span></text:p>
          </table:table-cell>
          <table:table-cell table:style-name="ce6" office:value-type="string">
            <text:p>Students are active for charities, care for each other and form each other for their further life. It is precisely the municipality that should continue to support and welcome this. For example through the student officials and subsidies.</text:p>
          </table:table-cell>
          <table:table-cell table:style-name="ce5" office:value-type="string">
            <text:p><text:span text:style-name="T53">Mee eens</text:span></text:p>
          </table:table-cell>
          <table:table-cell table:style-name="ce5" office:value-type="string">
            <text:p><text:span text:style-name="T54">De gemeente werkt al veel samen met het ROC van Twente, AKI ArtEZ, Saxion en de Universiteit Twente. Als dit meer gebeurt helpen we elkaar een nog mooiere stad te worden</text:span></text:p>
          </table:table-cell>
          <table:table-cell table:style-name="ce6" office:value-type="string">
            <text:p>The municipality has been working a lot with the ROC of Twente, AKI Artez, Saxion and the University of Twente. If this happens more, we help each other an even more beautiful city</text:p>
          </table:table-cell>
          <table:table-cell table:style-name="ce5" office:value-type="string">
            <text:p><text:span text:style-name="T55">Heel erg mee eens</text:span></text:p>
          </table:table-cell>
          <table:table-cell table:style-name="ce5" office:value-type="string">
            <text:p><text:span text:style-name="T56">We willen niet alleen dat je hier studeert maar ook dat je hier in Twente kan werken. We willen dat de Regio Twente kansen blijft bieden. Bijvoorbeeld zoals gebeurd door TalentIT, waar bedrijven studenten al een baan en studiegeld bieden.</text:span></text:p>
          </table:table-cell>
          <table:table-cell table:style-name="ce6" office:value-type="string">
            <text:p>We don't just want you to just study here but we also want to make sure that you can work here in Twente. We want the Region of Twente to keep providing opportunities. For example as happened by Talentit, where companies already offer students a side job and study grants.</text:p>
          </table:table-cell>
          <table:table-cell table:style-name="ce5" office:value-type="string">
            <text:p><text:span text:style-name="T57">Neutraal</text:span></text:p>
          </table:table-cell>
          <table:table-cell table:style-name="ce5" office:value-type="string">
            <text:p><text:span text:style-name="T58">De universiteit bepaalt wat voor studenten ze op focust. Wij vinden het vooral belangrijk dat een student zich goed mengt tussen de Enschedeërs en hier een fijne studententijd heeft.</text:span></text:p>
          </table:table-cell>
          <table:table-cell table:style-name="ce6" office:value-type="string">
            <text:p>The university determines what students it focuses on. We especially think it is important that a student mixes well between the residents of Enschede and has a great student time here.</text:p>
          </table:table-cell>
          <table:table-cell table:style-name="ce5" office:value-type="string">
            <text:p><text:span text:style-name="T59">Neutraal</text:span></text:p>
          </table:table-cell>
          <table:table-cell table:style-name="ce5" office:value-type="string">
            <text:p><text:span text:style-name="T60">Enschede is een studentenstad maar ook een evenementenstad. Het is goed als evenementen gehouden worden. Wij willen hier echter geen eisen over de internationaliteit aan hangen.</text:span></text:p>
          </table:table-cell>
          <table:table-cell table:style-name="ce5" office:value-type="string">
            <text:p><text:span text:style-name="T61">Enschede is a student city but also an event town. It is good as events being kept. However, we do not want to hang out about internationality here.</text:span></text:p>
          </table:table-cell>
          <table:table-cell table:style-name="ce5" office:value-type="string">
            <text:p><text:span text:style-name="T62">Mee eens</text:span></text:p>
          </table:table-cell>
          <table:table-cell table:style-name="ce5" office:value-type="string">
            <text:p><text:span text:style-name="T63">Iedereen moet zich welkom voelen in Enschede en Twente. Dit geldt voor Nederlandse én internationale studenten. Iedereen is welkom met welke achtergrond dan ook. Als iemand zich welkom voelt gaat het beter met hem of haar, echte noaberschap!</text:span></text:p>
          </table:table-cell>
          <table:table-cell table:style-name="ce5" office:value-type="string">
            <text:p><text:span text:style-name="T64">Everyone must feel welcome in Enschede and Twente. This applies to Dutch and international students. Everyone is welcome with which background. If someone feels welcome it goes better with him or her, real noab edge!</text:span></text:p>
          </table:table-cell>
          <table:table-cell table:style-name="ce5" office:value-type="string">
            <text:p><text:span text:style-name="T65">Mee eens</text:span></text:p>
          </table:table-cell>
          <table:table-cell table:style-name="ce5" office:value-type="string">
            <text:p><text:span text:style-name="T66">Iedere student moet niet te veel voor zijn of haar kamer betalen. Huurders moeten zich houden aan de huurprijzen zoals aangegeven door de landelijke Huurcommissie. De ChristenUnie heeft zich daarom ingezet voor een nieuwe verordening voor studentenkamers die ook streng is naar huisjesmelkers en oneerlijke huurbazen. Wij vinden dat die aangepakt moeten worden.</text:span></text:p>
          </table:table-cell>
          <table:table-cell table:style-name="ce5" office:value-type="string">
            <text:p><text:span text:style-name="T67">Every student should not pay too much for his or her room. Tenants must adhere to the rental prices as indicated by the national rental committee. The ChristenUnie has therefore deployed himself for a new regulation for student rooms that is also strictly to house milkers and unfair rental bosses. We think they should be tackled.</text:span></text:p>
          </table:table-cell>
          <table:table-cell table:style-name="ce5" office:value-type="string">
            <text:p><text:span text:style-name="T68">Mee eens</text:span></text:p>
          </table:table-cell>
          <table:table-cell table:style-name="ce5" office:value-type="string">
            <text:p><text:span text:style-name="T69">Er moet genoeg studentenhuisvesting zijn in de stad. Dit moet echter wel op de juiste manier gebeuren. Daarom heeft de ChristenUnie Enschede gewerkt aan een nieuwe verordening voor kamerverhuur. De inzet hierbij is goede kamers voor studenten en het tegengaan van slechte verhuurders. Samen met SJHT en De Veste moeten genoeg studentenhuizen gerealiseerd worden.</text:span></text:p>
          </table:table-cell>
          <table:table-cell table:style-name="ce5" office:value-type="string">
            <text:p><text:span text:style-name="T70">There must be enough student housing in the city. However, this must be done correctly. That is why the ChristenUnie Enschede has worked on a new room rental regulation. The deployment here is good rooms for students and counteract poor landlords. Enough student houses must be realized together with Sjht and the Veste.</text:span></text:p>
          </table:table-cell>
          <table:table-cell table:style-name="ce5" office:value-type="string">
            <text:p><text:span text:style-name="T71">Mee eens</text:span></text:p>
          </table:table-cell>
          <table:table-cell table:style-name="ce5" office:value-type="string">
            <text:p><text:span text:style-name="T72">Dit is in Enschede al mogelijk. Wel is het belangrijk dat dit gebeurt volgens de regels van de verordening op onzelfstandige bewoning zodat er geen buurten vol studentenwoningen ontstaan. We willen Enschedeërs én studenten kansen geven voor een plek om te wonen. Zo kan je ook na je studie wonen in Enschede.</text:span></text:p>
          </table:table-cell>
          <table:table-cell table:style-name="ce5" office:value-type="string">
            <text:p><text:span text:style-name="T73">This is already possible in Enschede. It is important that this is done in accordance with the rules of the Regulation on independent occupation so that no neighborhoods are found by student residences. We want to give Enschedeërs and students opportunities for a place to live. This way you can also live in Enschede after your studies.</text:span></text:p>
          </table:table-cell>
          <table:table-cell table:style-name="ce5" office:value-type="string">
            <text:p><text:span text:style-name="T74">Mee oneens</text:span></text:p>
          </table:table-cell>
          <table:table-cell table:style-name="ce5" office:value-type="string">
            <text:p><text:span text:style-name="T75">Het is jaren extreem gemakkelijk geweest een kamer te verhuren aan studenten waar veel omwonenden en studenten niet blij van werden. Daarom heeft de ChristenUnie gepleit voor nieuwe regels voor kamerverhuur. Hierdoor blijft het mogelijk kamers te verhuren maar is er minder overlast voor de buurt én krijgt de student een beter huis voor een fatsoenlijke prijs. </text:span></text:p>
          </table:table-cell>
          <table:table-cell table:style-name="ce5" office:value-type="string">
            <text:p><text:span text:style-name="T76">For years, it has been extremely easy to rent a room to students where many local residents and students were not happy. That is why the ChristenUnie has argued for new rules for room rental. As a result, it remains possible to rent rooms but there is less nuisance to the neighborhood and the student gets a better house for a decent price.</text:span></text:p>
          </table:table-cell>
          <table:table-cell table:style-name="ce5" office:value-type="string">
            <text:p><text:span text:style-name="T77">Heel erg mee eens</text:span></text:p>
          </table:table-cell>
          <table:table-cell table:style-name="ce5" office:value-type="string">
            <text:p><text:span text:style-name="T78">Op de universiteit wordt veel gesproken over studentenwelzijn. Ook de gemeente moet hier in meehelpen. Iedereen moet samen zorgen voor een goede mentale gesteldheid van studenten. De ChristenUnie Enschede is van mening dat de gemeente hier meer in moet sturen en actief deel moet nemen aan de discussie. Daarnaast wil de ChristenUnie extra aandacht voor eenzaamheid onder studenten, ook studentenverenigingen hebben hier een duidelijke rol in.</text:span></text:p>
          </table:table-cell>
          <table:table-cell table:style-name="ce5" office:value-type="string">
            <text:p><text:span text:style-name="T79">A lot of student welfare is spoken at the university. The municipality must also help in this. Everyone must ensure a good mental state of students. The ChristenUnie Enschede believes that the municipality must send more to this and actively participate in the discussion. In addition, the ChristenUnie wants extra attention to loneliness among students, also student associations have a clear role in this.</text:span></text:p>
          </table:table-cell>
          <table:table-cell table:number-columns-repeated="1024"/>
        </table:table-row>
        <table:table-row table:style-name="ro4">
          <table:table-cell office:value-type="float" office:value="0">
            <text:p>0</text:p>
          </table:table-cell>
          <table:table-cell table:style-name="ce5" office:value-type="string">
            <text:p><text:span text:style-name="T80">DPE</text:span></text:p>
          </table:table-cell>
          <table:table-cell table:style-name="ce5" office:value-type="string">
            <text:p><text:span text:style-name="T81">Het enige rechts conservatieve lokale geluid van Enschede</text:span></text:p>
          </table:table-cell>
          <table:table-cell table:style-name="ce6" office:value-type="string">
            <text:p>The only right conservative local sound of Enschede</text:p>
          </table:table-cell>
          <table:table-cell table:style-name="ce5" office:value-type="string">
            <text:p><text:span text:style-name="T82">Mee eens</text:span></text:p>
          </table:table-cell>
          <table:table-cell table:style-name="ce5" office:value-type="string">
            <text:p><text:span text:style-name="T83">Goede ideeën haal je uit de samenleving, de Enschedese studenten zijn daar een belangrijk onderdeel van.</text:span></text:p>
          </table:table-cell>
          <table:table-cell table:style-name="ce6" office:value-type="string">
            <text:p>You get good ideas from society, the students in Enschede are an important part of that.</text:p>
          </table:table-cell>
          <table:table-cell table:style-name="ce5" office:value-type="string">
            <text:p><text:span text:style-name="T84">Mee eens</text:span></text:p>
          </table:table-cell>
          <table:table-cell table:style-name="ce5" office:value-type="string">
            <text:p><text:span text:style-name="T85">Enschede heeft een mooi aanbod van voorgezet onderwijs VMBO, MBO, HBO en het WO. Dat geeft kansen voor vele stromingen.</text:span></text:p>
          </table:table-cell>
          <table:table-cell table:style-name="ce5" office:value-type="string">
            <text:p><text:span text:style-name="T86">Enschede has a great range of secondary education VMBO, MBO, HBO and the WO. That gives opportunities for many movements.</text:span></text:p>
          </table:table-cell>
          <table:table-cell table:style-name="ce5" office:value-type="string">
            <text:p><text:span text:style-name="T87">Mee eens</text:span></text:p>
          </table:table-cell>
          <table:table-cell table:style-name="ce5" office:value-type="string">
            <text:p><text:span text:style-name="T88">De gezelligheid van een studentenstad is natuurlijk een uithangbord voor Enschede, dit moet je stimuleren door initiatieven te steunen.</text:span></text:p>
          </table:table-cell>
          <table:table-cell table:style-name="ce6" office:value-type="string">
            <text:p>The cosiness of a student city is of course a billboard for Enschede, you must stimulate this by supporting initiatives.</text:p>
          </table:table-cell>
          <table:table-cell table:style-name="ce5" office:value-type="string">
            <text:p><text:span text:style-name="T89">Mee eens</text:span></text:p>
          </table:table-cell>
          <table:table-cell table:style-name="ce5" office:value-type="string">
            <text:p><text:span text:style-name="T90">Er zit daar veel kennis, maar ook nieuwe inzichten die door de huidige werkenden veelal over het hoofd gezien wordt.</text:span></text:p>
          </table:table-cell>
          <table:table-cell table:style-name="ce5" office:value-type="string">
            <text:p><text:span text:style-name="T91">There is a lot of knowledge there, but also new insights that are mostly overlooked by current working people.</text:span></text:p>
          </table:table-cell>
          <table:table-cell table:style-name="ce5" office:value-type="string">
            <text:p><text:span text:style-name="T92">Mee eens</text:span></text:p>
          </table:table-cell>
          <table:table-cell table:style-name="ce5" office:value-type="string">
            <text:p><text:span text:style-name="T93">Maar eerst bedrijven aan Enschede binden, zodat het interessant is om hier te blijven voor de student.</text:span></text:p>
          </table:table-cell>
          <table:table-cell table:style-name="ce6" office:value-type="string">
            <text:p>But first bind companies to Enschede so that it is interesting to stay here for the student.</text:p>
          </table:table-cell>
          <table:table-cell table:style-name="ce5" office:value-type="string">
            <text:p><text:span text:style-name="T94">Neutraal</text:span></text:p>
          </table:table-cell>
          <table:table-cell table:style-name="ce5" office:value-type="string">
            <text:p><text:span text:style-name="T95">Het moet geen doelstelling op zich zijn, kwaliteit gaat boven kwantiteit.</text:span></text:p>
          </table:table-cell>
          <table:table-cell table:style-name="ce5" office:value-type="string">
            <text:p><text:span text:style-name="T96">It must not be an objective in itself, quality is above quantity.</text:span></text:p>
          </table:table-cell>
          <table:table-cell table:style-name="ce5" office:value-type="string">
            <text:p><text:span text:style-name="T97">Mee eens</text:span></text:p>
          </table:table-cell>
          <table:table-cell table:style-name="ce5" office:value-type="string">
            <text:p><text:span text:style-name="T98">Dat is een mooie ontwikkeling om kennis uit te wisselen.</text:span></text:p>
          </table:table-cell>
          <table:table-cell table:style-name="ce5" office:value-type="string">
            <text:p><text:span text:style-name="T99">That is a great development to exchange knowledge.</text:span></text:p>
          </table:table-cell>
          <table:table-cell table:style-name="ce5" office:value-type="string">
            <text:p><text:span text:style-name="T100">Neutraal</text:span></text:p>
          </table:table-cell>
          <table:table-cell table:style-name="ce7"/>
          <table:table-cell table:style-name="ce5"/>
          <table:table-cell table:style-name="ce5" office:value-type="string">
            <text:p><text:span text:style-name="T101">Mee oneens</text:span></text:p>
          </table:table-cell>
          <table:table-cell table:style-name="ce5" office:value-type="string">
            <text:p><text:span text:style-name="T102">Dat is aan het bestuur van de Universiteit, iedere student behoort hetzelfde te betalen en er mag geen verschil zijn tussen Nederlandse en internationale studenten.</text:span></text:p>
          </table:table-cell>
          <table:table-cell table:style-name="ce5" office:value-type="string">
            <text:p><text:span text:style-name="T103">This is on the board of the university, every student should pay the same and there must be no difference between Dutch and international students.</text:span></text:p>
          </table:table-cell>
          <table:table-cell table:style-name="ce5" office:value-type="string">
            <text:p><text:span text:style-name="T104">Mee eens</text:span></text:p>
          </table:table-cell>
          <table:table-cell table:style-name="ce5" office:value-type="string">
            <text:p><text:span text:style-name="T105">Maar wel op het terrein van de Universiteit.</text:span></text:p>
          </table:table-cell>
          <table:table-cell table:style-name="ce5" office:value-type="string">
            <text:p><text:span text:style-name="T106">But on the grounds of the university.</text:span></text:p>
          </table:table-cell>
          <table:table-cell table:style-name="ce5" office:value-type="string">
            <text:p><text:span text:style-name="T107">Neutraal</text:span></text:p>
          </table:table-cell>
          <table:table-cell table:style-name="ce5" office:value-type="string">
            <text:p><text:span text:style-name="T108">Maar wel met een goede verdeling over Enschede en niet alles centreren in Noord.</text:span></text:p>
          </table:table-cell>
          <table:table-cell table:style-name="ce5" office:value-type="string">
            <text:p><text:span text:style-name="T109">But with good distribution about Enschede and not all center in north.</text:span></text:p>
          </table:table-cell>
          <table:table-cell table:style-name="ce5" office:value-type="string">
            <text:p><text:span text:style-name="T110">Mee oneens</text:span></text:p>
          </table:table-cell>
          <table:table-cell table:style-name="ce7"/>
          <table:table-cell table:style-name="ce5"/>
          <table:table-cell table:style-name="ce5" office:value-type="string">
            <text:p><text:span text:style-name="T111">Neutraal</text:span></text:p>
          </table:table-cell>
          <table:table-cell table:style-name="ce5" office:value-type="string">
            <text:p><text:span text:style-name="T112">In de basis zijn studenten en de Universiteit verantwoordelijk voor de mentale gezondheid, de gemeente mag hier wel secundair bij betrokken zijn.</text:span></text:p>
          </table:table-cell>
          <table:table-cell table:style-name="ce5" office:value-type="string">
            <text:p><text:span text:style-name="T113">In the base, students and the university are responsible for mental health, the municipality may be secondary to this.</text:span></text:p>
          </table:table-cell>
          <table:table-cell table:number-columns-repeated="1024"/>
        </table:table-row>
        <table:table-row table:style-name="ro5">
          <table:table-cell office:value-type="float" office:value="0">
            <text:p>0</text:p>
          </table:table-cell>
          <table:table-cell table:style-name="ce5" office:value-type="string">
            <text:p><text:span text:style-name="T114">PVV</text:span></text:p>
          </table:table-cell>
          <table:table-cell table:style-name="ce7"/>
          <table:table-cell table:style-name="ce7"/>
          <table:table-cell table:style-name="ce5" office:value-type="string">
            <text:p><text:span text:style-name="T115">Mee eens</text:span></text:p>
          </table:table-cell>
          <table:table-cell table:style-name="ce5" office:value-type="string">
            <text:p><text:span text:style-name="T116">De PVV is voor meer inspraak van stemgerechtigde Enschedese inwoners middels een correctief bindend referendum.</text:span></text:p>
          </table:table-cell>
          <table:table-cell table:style-name="ce6" office:value-type="string">
            <text:p>The PVV wants more participation for citizens entitled to vote, with a corrective, binding referendum.</text:p>
          </table:table-cell>
          <table:table-cell table:style-name="ce5" office:value-type="string">
            <text:p><text:span text:style-name="T117">Mee eens</text:span></text:p>
          </table:table-cell>
          <table:table-cell table:style-name="ce7"/>
          <table:table-cell table:style-name="ce7"/>
          <table:table-cell table:style-name="ce5" office:value-type="string">
            <text:p><text:span text:style-name="T118">Neutraal</text:span></text:p>
          </table:table-cell>
          <table:table-cell table:style-name="ce6" office:value-type="string">
            <text:p>De PVV is voor het ondersteunen van goede initiatieven, maar voor woke-gekkigheid is geen ruimte. </text:p>
          </table:table-cell>
          <table:table-cell table:style-name="ce6" office:value-type="string">
            <text:p>The PVV is for supporting good initiatives, but for woke craziness there is no space.</text:p>
          </table:table-cell>
          <table:table-cell table:style-name="ce5" office:value-type="string">
            <text:p><text:span text:style-name="T119">Mee eens</text:span></text:p>
          </table:table-cell>
          <table:table-cell table:style-name="ce5" office:value-type="string">
            <text:p><text:span text:style-name="T120">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p>
          </table:table-cell>
          <table:table-cell table:style-name="ce5" office:value-type="string">
            <text:p><text:span text:style-name="T121">Mee eens</text:span></text:p>
          </table:table-cell>
          <table:table-cell table:style-name="ce5" office:value-type="string">
            <text:p><text:span text:style-name="T122">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p>
          </table:table-cell>
          <table:table-cell table:style-name="ce5" office:value-type="string">
            <text:p><text:span text:style-name="T123">Mee oneens</text:span></text:p>
          </table:table-cell>
          <table:table-cell table:style-name="ce5" office:value-type="string">
            <text:p><text:span text:style-name="T124">Enschede heeft op dit moment een huisvestingsprobleem. De huidige internationale studenten kunnen geen of moeilijk een dak boven hun hoofd vinden. Zolang daar geen oplossing is moet je internationale studenten hierover goed voorlichten.</text:span></text:p>
          </table:table-cell>
          <table:table-cell table:style-name="ce6" office:value-type="string">
            <text:p>Enschede currently has a housing problem. Current international students cannot or can hardly find a roof above their heads. As long as there is no solution for this, you must inform international students well.</text:p>
          </table:table-cell>
          <table:table-cell table:style-name="ce5" office:value-type="string">
            <text:p><text:span text:style-name="T125">Mee eens</text:span></text:p>
          </table:table-cell>
          <table:table-cell table:style-name="ce5" office:value-type="string">
            <text:p><text:span text:style-name="T126">Evenementen zijn in de regel goed voor de Enschedese economie.</text:span></text:p>
          </table:table-cell>
          <table:table-cell table:style-name="ce5" office:value-type="string">
            <text:p><text:span text:style-name="T127">Events are generally good for the Enschede economy.</text:span></text:p>
          </table:table-cell>
          <table:table-cell table:style-name="ce5" office:value-type="string">
            <text:p><text:span text:style-name="T128">Mee oneens</text:span></text:p>
          </table:table-cell>
          <table:table-cell table:style-name="ce5" office:value-type="string">
            <text:p><text:span text:style-name="T129">Ook internationale studenten dienen zich aan te passen aan de Nederlandse normen, waarden en onze cultuur.</text:span></text:p>
          </table:table-cell>
          <table:table-cell table:style-name="ce5" office:value-type="string">
            <text:p><text:span text:style-name="T130">International students must also adapt to the Dutch standards, values ​​and our culture.</text:span></text:p>
          </table:table-cell>
          <table:table-cell table:style-name="ce5" office:value-type="string">
            <text:p><text:span text:style-name="T131">Mee eens</text:span></text:p>
          </table:table-cell>
          <table:table-cell table:style-name="ce7"/>
          <table:table-cell table:style-name="ce5"/>
          <table:table-cell table:style-name="ce5" office:value-type="string">
            <text:p><text:span text:style-name="T132">Heel erg mee eens</text:span></text:p>
          </table:table-cell>
          <table:table-cell table:style-name="ce5" office:value-type="string">
            <text:p><text:span text:style-name="T133">Er is een groot tekort aan woningen en / of kamers in Enschede, ook voor studenten. De gemeente moet een belangrijke rol gaan spelen om dit probleem zo snel als mogelijk op te lossen en zorg te dragen voor een betaalbare woning voor iedereen die dat graag wil.</text:span></text:p>
          </table:table-cell>
          <table:table-cell table:style-name="ce5" office:value-type="string">
            <text:p><text:span text:style-name="T134">There is a large shortage of homes and / or rooms in Enschede, also for students. The municipality must play an important role to solve this problem as quickly as possible and to ensure an affordable home for everyone who wants that.</text:span></text:p>
          </table:table-cell>
          <table:table-cell table:style-name="ce5" office:value-type="string">
            <text:p><text:span text:style-name="T135">Mee oneens</text:span></text:p>
          </table:table-cell>
          <table:table-cell table:style-name="ce5" office:value-type="string">
            <text:p><text:span text:style-name="T136">Studenten kunnen vaak lastig aan woonruimte komen, en huisjesmelkers maken daar misbruik van door torenhoge huurprijzen te vragen voor een paar vierkante meter. En dat terwijl studenten het allesbehalve breed hebben.</text:span></text:p>
          </table:table-cell>
          <table:table-cell table:style-name="ce5" office:value-type="string">
            <text:p><text:span text:style-name="T137">Students can often come troubling living space, and house milkers are abuse by asking through towering rental prices for a few square meters. And that while students have anything but wide.</text:span></text:p>
          </table:table-cell>
          <table:table-cell table:style-name="ce5" office:value-type="string">
            <text:p><text:span text:style-name="T138">Mee oneens</text:span></text:p>
          </table:table-cell>
          <table:table-cell table:style-name="ce5" office:value-type="string">
            <text:p><text:span text:style-name="T139">Studenten kunnen vaak lastig aan woonruimte komen, en huisjesmelkers maken daar misbruik van door torenhoge huurprijzen te vragen voor een paar vierkante meter. En dat terwijl studenten het allesbehalve breed hebben.</text:span></text:p>
          </table:table-cell>
          <table:table-cell table:style-name="ce5" office:value-type="string">
            <text:p><text:span text:style-name="T140">Students can often come troubling living space, and house milkers are abuse by asking through towering rental prices for a few square meters. And that while students have anything but wide.</text:span></text:p>
          </table:table-cell>
          <table:table-cell table:style-name="ce5" office:value-type="string">
            <text:p><text:span text:style-name="T141">Mee eens</text:span></text:p>
          </table:table-cell>
          <table:table-cell table:style-name="ce5" office:value-type="string">
            <text:p><text:span text:style-name="T142">De PVV wil de wachtlijsten in de GGZ terugdringen. Vanzelfsprekend moet iedereen de zorg krijgen die hij of zij verdient.</text:span></text:p>
          </table:table-cell>
          <table:table-cell table:style-name="ce5" office:value-type="string">
            <text:p><text:span text:style-name="T143">The PVV wants to reduce the waiting lists in the GGZ. Naturally, everyone must get the care that he or she deserves.</text:span></text:p>
          </table:table-cell>
          <table:table-cell table:number-columns-repeated="1024"/>
        </table:table-row>
        <table:table-row table:style-name="ro6">
          <table:table-cell office:value-type="float" office:value="0">
            <text:p>0</text:p>
          </table:table-cell>
          <table:table-cell table:style-name="ce5" office:value-type="string">
            <text:p><text:span text:style-name="T144">Volt</text:span></text:p>
          </table:table-cell>
          <table:table-cell table:style-name="ce6" office:value-type="string">
            <text:p>Wie durft te dromen, kan bergen verzetten. Wij dromen van een Europa waarin een nieuwe generatie in de politiek zorgt voor veranderingen. Volt is een Europese beweging en politieke partij. Wij zijn positief, pragmatisch en progressief, en zoeken met ambitie en nuance de verbinding met anderen die zich maatschappelijk betrokken tonen. We hebben het doel om ons continent socialer, democratischer en daadkrachtiger te maken. Met een Europees programma verbinden wij als eerste en enige Europese partijmensen in alle lidstaten. Onze daden en ons verhaal zijn het nieuwe en optimistische geluid dat Europa zo hard nodig heeft. Volt doet in Enschede voor het eerst mee met de gemeenteraadsverkiezingen. Dat doen wij met gezonde spanning. Voor een toekomst: Made in Europe.</text:p>
          </table:table-cell>
          <table:table-cell table:style-name="ce6" office:value-type="string">
            <text:p>Who dares to dream, can move mountains. We dream of a Europe in which one new generation in politics ensures changes. Volt is a European one movement and political party. We are positive, pragmatic and progressive, and search with ambition and nuance for the connection with others who show that they are socially involved. We have the goal to make our continent more social, more democratic and more decisive. With a European program we are the first and only European partypeople in all Member States. Our deeds and our story are the new and optimistic sound that Europe needs so hard. This is the first time Volt takes part in the municipal elections in Enschede. We do this with a healthy dose of suspense. For a future: Made in Europe.</text:p>
          </table:table-cell>
          <table:table-cell table:style-name="ce5" office:value-type="string">
            <text:p><text:span text:style-name="T145">Heel erg mee eens</text:span></text:p>
          </table:table-cell>
          <table:table-cell table:style-name="ce6" office:value-type="string">
            <text:p>Het is belangrijk dat jonge mensen inspraak hebben over hun eigen toekomst. Een stem op Volt geeft een aantal studenten direct inspraak in de politiek in Enschede, want de helft van onze kandidaten is zelf student of is net een paar jaar uit het Enschedese studentenleven. Als jij als student meer inspraak wil in de lokale politiek raden wij je dus allereerst aan om lid te worden van een politieke partij. Wij zijn waarschijnlijk niet de enige partij die jou graag als actief lid verwelkomt! Verder wonen er ongeveer 26.000 studenten in Enschede, het is echt niet te missen wat onze stad een studentenstad maakt. Voor Volt is het vanzelfsprekend dat deze studenten, een zesde van onze inwoners, inspraak moeten hebben in de lokale politiek, zeker als het over onderwerpen gaat die met het studentenleven te maken hebben. Specifiek staat in ons verkiezingsprogramma dat we burgerfora willen organiseren, dus als we veel stemmen krijgen word je daar vanzelf een keer voor opgeroepen.</text:p>
          </table:table-cell>
          <table:table-cell table:style-name="ce5" office:value-type="string">
            <text:p>It is important that young people participate about their own future. A voice on Volt gives a number of students direct participation in politics in Enschede, because half of our candidates are students themselves, or were students in Enschede just a few years ago. If you as a student wants more participation in local politics, we first of all recommended to become a member of a political party. We are probably not the only party that welcomes you as an active member! There are also around 26,000 students in Enschede, so you can easily see what makes our city a student city. For Volt it is obvious that these students, a sixth of our residents, must have a say in local politics, especially when it comes to topics that have to do with student life. Specifically, in our election program we state that we want to organize citizen fora, so if we get a lot of votes you will automatically be called upon that.</text:p>
          </table:table-cell>
          <table:table-cell table:style-name="ce5" office:value-type="string">
            <text:p><text:span text:style-name="T146">Neutraal</text:span></text:p>
          </table:table-cell>
          <table:table-cell table:style-name="ce5" office:value-type="string">
            <text:p><text:span text:style-name="T147">De UT en het Saxion presteren goed en behoren tot de beste universiteiten en hogescholen van Nederland. Dit is geweldig voor de studenten en de regio en leidt er logischerwijs toe dat het aantal studenten wat naar Twente komt toeneemt. Helaas zorgt dit ervoor dat de kleinschaligheid van het onderwijs, wat een van de redenen is waarom het onderwijs in Twente zo goed is, onder druk komt. Het is goed voor de economische positie van de regio als het aantal studenten wat naar Enschede toekomt toeneemt, maar dit mag niet ten koste gaan van de onderwijskwaliteit en het studentenwelzijn. Daarom wil Volt dat kwaliteit wordt bewaakt voordat er wordt opgeschaald: eerst wordt er gezorgd voor voldoende docenten, voldoende woonruimte voor studenten en worden er maatregelen getroffen om studenten na hun studie in Twente te behouden, alvorens er meer promotie gedaan wordt voor onze onderwijsinstellingen.</text:span></text:p>
          </table:table-cell>
          <table:table-cell table:style-name="ce6" office:value-type="string">
            <text:p>The UT and the Saxion perform well and belong to the best universities and colleges in the Netherlands. This is great for the students and the region and leads to an increase of the number of students coming to Twente. Unfortunately, this leads to the small scale of education, which is one of the reasons why education in Twente is so good, being under pressure. It is good for the economic position of the region if the number of students in Enschede increases, but this should not be at the expense of the quality of education and the student welfare. That is why Volt wants monitor before upscaling: first measures should be taken to provide sufficient teachers, sufficient living space for students and to make sure students stay in Twente after their study, before more promotion is done for our educational institutions.</text:p>
          </table:table-cell>
          <table:table-cell table:style-name="ce5" office:value-type="string">
            <text:p><text:span text:style-name="T148">Mee eens</text:span></text:p>
          </table:table-cell>
          <table:table-cell table:style-name="ce6" office:value-type="string">
            <text:p>Dan is natuurlijk wel de vraag, hoeveel initiatieven komen er vanuit studenten, en worden die al ondersteund? Volt wil dat graag uitzoeken, voordat we hier iets zinnigs over kunnen zeggen. Laat het ons weten als je daarmee wil helpen! In principe zijn we het hier wel mee eens. Studenten geven een mooie impuls aan de sfeer van Enschede. Ze besteden naast hun studie veel tijd aan het organiseren van evenementen en andere initiatieven die bijdragen aan het leven van hun medestudenten en hun eigen ontwikkeling. Vooral initiatieven die de studenten verbinden met de rest van de bevolking zouden voor de gemeente erg interessant kunnen zijn, omdat veel studenten nu echt nog in hun eigen studentenbubbel leven.</text:p>
          </table:table-cell>
          <table:table-cell table:style-name="ce5" office:value-type="string">
            <text:p>Then of course the question is how many initiatives come from students, and are already supported? Volt would like to figure that out before we can say something meaningful about this. Let us know if you want to help with this! In principle we agree. Students give a nice impulse to the atmosphere of Enschede. In addition to their studies, they spend a lot of time organizing events and other initiatives that contribute to the lives of their fellow students and their own development. In particular, initiatives that connect students to the rest of the population could be very interesting for the municipality, because many students really live in their own student bubble.</text:p>
          </table:table-cell>
          <table:table-cell table:style-name="ce5" office:value-type="string">
            <text:p><text:span text:style-name="T149">Heel erg mee eens</text:span></text:p>
          </table:table-cell>
          <table:table-cell table:style-name="ce6" office:value-type="string">
            <text:p>Dit is (niet geheel toevallig) letterlijk een punt in ons verkiezingsprogramma: "Volt denkt Europees, maar maakt lokaal het verschil. Wij zoeken naar praktischeoplossingen voor lokale problemen, waarbij we de beste voorbeelden uit Europa naar Enschede halen. Want wij hoeven niet altijd zelf het wiel uit te vinden. In ons verkiezingsprogramma en beleidsprogramma vinden jullie tussen onze eigen ideeën ook voorstellen die zich ergens anders in Europa al bewezen hebben. Hier kunnen we ook bouwen op de kennis bij onze onderwijsinstellingen, zoals het ROC van Twente, hogeschool Saxion en de Universiteit Twente. We willen stimuleren dat deze instellingen meer met elkaar samenwerken en ze betrekken bij de ontwikkeling van de stad."</text:p>
          </table:table-cell>
          <table:table-cell table:style-name="ce5" office:value-type="string">
            <text:p>This is (not entirely coincidentally) literally a point in our election program: "Volt thinks European, but makes the difference locally. We look for practical solutions to local problems, bringing the best examples from Europe to Enschede. Because we don't always have to reinvent the wheel. In our election program and policy program you will also find proposals that have already proven themselves elsewhere in Europe. Here we can also build on the knowledge of our educational institutions, such as the ROC van Twente, Saxion and the University of Twente. We want to encourage these institutions to cooperate more closely and to involve them in the development of the city."</text:p>
          </table:table-cell>
          <table:table-cell table:style-name="ce5" office:value-type="string">
            <text:p><text:span text:style-name="T150">Mee eens</text:span></text:p>
          </table:table-cell>
          <table:table-cell table:style-name="ce5" office:value-type="string">
            <text:p><text:span text:style-name="T151">Volt wil een regionale aanpak om Twente aantrekkelijker te maken voor afgestudeerden. Brede carrièremogelijkheden in Twente zijn belangrijk, zeker in de huidige arbeidsmarkt waarin starters nog al eens willen wisselen van baan. Maar het gaat niet over alleen banen. Volt wil bij het woningbeleid specifiek de aandacht richten op studenten en starters. Naast wonen moet Enschede ook een stad zijn waar je in wil leven. Daarom willen we werken aan bereikbaarheid van de regio, en investeren in een groter en diverser cultuuraanbod. Een bruisende stad levert ook banen op in de niet-technische sector, wat belangrijk kan zijn als niet-technische partners naar Enschede verhuizen. Ook onze ambitie voor een grenzeloze arbeidsmarkt in de Euregio kan hierbij helpen. Door middel van bestemmingsplannen wil Volt ervoor zorgen dat de gemeente genoeg ruimte blijft bieden aan duurzame start-ups en scale-ups.</text:span></text:p>
          </table:table-cell>
          <table:table-cell table:style-name="ce6" office:value-type="string">
            <text:p>Volt wants a regional approach to make Twente more attractive for graduates. Broad career opportunities in Twente are important, certainly in the current labor market in which starters tend to change jobs often. But it's not about only jobs. Volt specifically wants to focus on students and starters in the housing policy. In addition to residing, Enschede must also be a city where you want to live. That is why we want to work on accessibility of the region, and invest in a larger and more diverse cultural offer. A bustling city also supplies jobs in the non-technical sector, which can be important when non-technical partners are moving to Enschede. Our ambition for a boundless labor market in the Euregion can also help here. Through zoning plans, Volt wants to ensure that the municipality continues to offer enough space to sustainable start-ups and scale-ups.</text:p>
          </table:table-cell>
          <table:table-cell table:style-name="ce5" office:value-type="string">
            <text:p><text:span text:style-name="T152">Neutraal</text:span></text:p>
          </table:table-cell>
          <table:table-cell table:style-name="ce5" office:value-type="string">
            <text:p><text:span text:style-name="T153">Het Saxion en de UT zijn beide internationale onderwijsinstellingen. Hierdoor ontstaat een diverse mix van nationaliteiten en culturen in onze studentenstad. Volt ziet dit als zeer positief voor het Enschedese studentenleven. Maar er zijn al veel internationale studenten, en wat ons betreft mag er eerst gewerkt worden aan een betere integratie tussen Nederlandse en internationale studenten, voordat de aantallen internationale studenten blijven groeien. Meer aandacht voor de Nederlandse taal voor bachelorstudenten kan hierbij helpen, en als je de taal spreekt overweeg je ook eerder om in de regio blijven. Ook hebben sommige opleidingen moeite om de onderwijskwaliteit op peil te houden door de grote instroom aan buitenlandse studenten. Technical Computer Science aan de UT is hier een voorbeeld van. Volt erkent de instrinsieke waarde van een diverse studentenpopulatie, maar internationalisering moet niet leiden tot een lagere onderwijskwaliteit of bijdragen aan nog meer woningtekorten, waar internationale studenten ook nog eens meer last van hebben.</text:span></text:p>
          </table:table-cell>
          <table:table-cell table:style-name="ce6" office:value-type="string">
            <text:p>The Saxion and the UT are both international educational institutions. This creates a diverse mix of nationalities and cultures in our student city. Volt sees this very positive for the Enschede student life. But there are already many international students, and as far as we are concerned, we should first work on better integration between Dutch and international students, before the numbers of international students continue to grow. More attention to the Dutch language for bachelor students can help with this, and if you speak the language, you are also more likely to consider staying in the region. Some studies also have difficulty maintaining the quality of education due to the large influx of foreign students. Technical Computer Science at the UT is an example of this. Volt acknowledges the intrinsic value of a diverse student population, but internationalization should not lead to a lower educational quality or contribute to even more housing shortages, which international students also suffer from.</text:p>
          </table:table-cell>
          <table:table-cell table:style-name="ce5" office:value-type="string">
            <text:p><text:span text:style-name="T154">Mee eens</text:span></text:p>
          </table:table-cell>
          <table:table-cell table:style-name="ce5" office:value-type="string">
            <text:p><text:span text:style-name="T155">Dit past bij onze ambitie om Enschede in haar positie te sterken als toegangspoort naar Europa. In ons verkiezingsprogramma pleiten we zowel voor een groter cultuuraanbod als voor een Euregionale cultuurpas. Daar horen dus internationaal toegankelijke evenementen bij. Laten we inzoomen op studenten, en de rol van taal hierin. Internationale studenten gunnen we net zo’n bruisend studentenleven als Nederlandse studenten. We willen stimuleren dat internationale studenten Nederlands leren, maar er zullen altijd tijdelijke bezoekers zijn. Evenementen die nu gericht zijn op Nederlands-sprekende mensen (ook als die specifiek voor studenten zijn) zouden we toegankelijker kunnen maken door meer in het Engels aan te bieden. Maar als we de bevolking van Enschede willen bereiken zouden we de diversiteit van culturen in Enschede, waaronder de internationale studenten, meer in de schijnwerpers kunnen zetten door juist evenementen in het Nederlands aan te bieden.</text:span></text:p>
          </table:table-cell>
          <table:table-cell table:style-name="ce5" office:value-type="string">
            <text:p><text:span text:style-name="T156">This fits our ambition to strengthen Enschede in its position as a gateway to Europe. In our election program we argue for both a larger cultural offer and for a Euregional culture pass. This includes internationally accessible events. Let's zoom in to students, and the role of language in this. We grant international students such a vibrant student life as Dutch students. We want to stimulate that international students learn Dutch, but there will always be temporary visitors. Events that are now focused on Dutch-speaking people (also if they are specifically for students) we could make more accessible by offering more in English. But if we want to reach the population of Enschede, we could put the diversity of cultures in Enschede, including international students, more in the spotlight by offering just events in Dutch.</text:span></text:p>
          </table:table-cell>
          <table:table-cell table:style-name="ce5" office:value-type="string">
            <text:p><text:span text:style-name="T157">Mee eens</text:span></text:p>
          </table:table-cell>
          <table:table-cell table:style-name="ce5" office:value-type="string">
            <text:p><text:span text:style-name="T158">Volt vindt het inderdaad belangrijk om internationale studenten een warm welkom te geven. Uit ons verkiezingsprogramma: “Enschede kent diverse groepen nieuwkomers zoals arbeidsmigranten, buitenlandse studenten en vluchtelingen. Wij willen alle nieuwkomers</text:span><text:span text:style-name="T159">ondersteunen door het opzetten van een meertalig welkomstloket. Daar kunnen zij terecht voor al hun vragen en worden zij proactief geïnformeerd over zorg, woonruimte, zelfredzaamheid en toegang tot de arbeidsmarkt.”</text:span></text:p>
          </table:table-cell>
          <table:table-cell table:style-name="ce5" office:value-type="string">
            <text:p><text:span text:style-name="T160">Volt does indeed believe it is important to give international students a warm welcome. From our election program: "Enschede has various groups of newcomers such as labor migrants, foreign students and refugees. We want all newcomers</text:span><text:span text:style-name="T161">Support by setting up a multilingual welcome counter. They can go to all their questions and they are proactively informed about care, living space, self-reliance and access to the labor market. "</text:span></text:p>
          </table:table-cell>
          <table:table-cell table:style-name="ce5" office:value-type="string">
            <text:p><text:span text:style-name="T162">Mee eens</text:span></text:p>
          </table:table-cell>
          <table:table-cell table:style-name="ce5" office:value-type="string">
            <text:p><text:span text:style-name="T163">Volt vindt dat iedereen dezelfde rechten en kansen hoort te hebben. Dat betekent een goede betaalbare woning voor binnen- en buitenlandse studenten. Voor een gemeubileerde kamer betaal je uiteraard meer dan een lege kamer, en de ene kamer is groter dan de ander. Maar het bedrag van een kamer moet natuurlijk niet afhangen van of je nou wel of niet een internationale student bent.</text:span><text:span text:style-name="T164">Wat je voor een woning betaalt hangt onder andere af van hoe goed je informatie kunt vinden en vergelijken. Volt ziet een belangrijke taak voor de gemeente om die informatievoorziening goed en toegankelijk te organiseren.</text:span></text:p>
          </table:table-cell>
          <table:table-cell table:style-name="ce5" office:value-type="string">
            <text:p><text:span text:style-name="T165">Volt believes that everyone should have the same rights and opportunities. That means a good affordable home for domestic and foreign students. For a furnished room you naturally pay more than an empty room, and one room is larger than the other. But of course the amount of a room should not depend on whether or not you are an international student.</text:span><text:span text:style-name="T166">What you pay for a home depends, among other things, from how well you can find and compare information. VOLT sees an important task for the municipality to organize that information provision well and accessible.</text:span></text:p>
          </table:table-cell>
          <table:table-cell table:style-name="ce5" office:value-type="string">
            <text:p><text:span text:style-name="T167">Heel erg mee eens</text:span></text:p>
          </table:table-cell>
          <table:table-cell table:style-name="ce5" office:value-type="string">
            <text:p><text:span text:style-name="T168">Is er iemand die het hier niet mee eens is? Uit ons verkiezingsprogramma: “Volt is voor maatregelen om meer woningen beschikbaar te maken voor studenten en starters, zoals het invoeren van een woonplicht. Als er extra gebouwd wordt, willen we dat er gebouwd wordt voor de juiste doelgroepen. Ook kunnen leegstaande kantoren omgebouwd worden tot woningen. We stimuleren nieuwe bouwmogelijkheden zoals circulair of prefab bouwen. Denk daarbij ook aan een noodoplossing zoals de containerwoningen die gebouwd worden op het terrein van de Universiteit Twente.”</text:span></text:p>
          </table:table-cell>
          <table:table-cell table:style-name="ce5" office:value-type="string">
            <text:p><text:span text:style-name="T169">Is there anyone who doesn't agree with this? From our election program: "Volt is for measures to make more homes available for students and starters, such as entering a living obligation. If extra is built, we want to be built for the right target groups. Empty offices can also be converted into houses. We stimulate new building options such as building circular or prefab. Also consider an emergency solution such as the container houses that are built on the site of the University of Twente. "</text:span></text:p>
          </table:table-cell>
          <table:table-cell table:style-name="ce5" office:value-type="string">
            <text:p><text:span text:style-name="T170">Mee eens</text:span></text:p>
          </table:table-cell>
          <table:table-cell table:style-name="ce5" office:value-type="string">
            <text:p><text:span text:style-name="T171">Het is goed voor het studentenleven als studenten in groepen kunnen wonen, dat hoort bij een studentenstad.</text:span></text:p>
          </table:table-cell>
          <table:table-cell table:style-name="ce5" office:value-type="string">
            <text:p><text:span text:style-name="T172">It is good for student life if students can live in groups, that belongs to a student city.</text:span></text:p>
          </table:table-cell>
          <table:table-cell table:style-name="ce5" office:value-type="string">
            <text:p><text:span text:style-name="T173">Mee oneens</text:span></text:p>
          </table:table-cell>
          <table:table-cell table:style-name="ce5" office:value-type="string">
            <text:p><text:span text:style-name="T174">Wij zien hier meer een rol voor organisaties zoals SJHT dan voor particulieren. Studenten zijn toch iets anders dan een gezin, en een organisatie kan daar beter op inspelen. Ook zijn er verhalen bekend van huisjesmelkers en huisbazen met ongepaste regels, waar studenten die bang zijn hun woning te verliezen de dupe van zijn.</text:span><text:span text:style-name="T175">Ook past dit niet bij ons plan voor een woonplicht, zodat studenten en starters makkelijk een woning kunnen vinden. Dat lijkt ons de juiste route voor de lange termijn.</text:span></text:p>
          </table:table-cell>
          <table:table-cell table:style-name="ce5" office:value-type="string">
            <text:p><text:span text:style-name="T176">Here we see more a role for organizations such as Sjht than for private individuals. Students are something different than a family, and an organization can better respond to that. There are also stories known for house milkers and landlizes with inappropriate rules, where students who are afraid of losing their home are the victim.</text:span><text:span text:style-name="T177">This also does not match our plan for a living obligation, so that students and starters can easily find a home. That seems to us the right route for the long term.</text:span></text:p>
          </table:table-cell>
          <table:table-cell table:style-name="ce5" office:value-type="string">
            <text:p><text:span text:style-name="T178">Heel erg mee eens</text:span></text:p>
          </table:table-cell>
          <table:table-cell table:style-name="ce5" office:value-type="string">
            <text:p><text:span text:style-name="T179">De manier waarop wij met psychische problemen omgaan kan beter. Het hebben van psychische problemen moet uit de taboesfeer. Voorlichtingen en bewustwordingscampagnes in samenwerking met onderwijsinstellingen kunnen bijdragen om het onderwerp mentale gezondheid meer bespreekbaar te maken. Volt steunt huidige campagnes zoals de 'Are you okay' campagne en wil dat de gemeente een actievere rol neemt in het bevorderen van mentale gezondheid onder studenten. Over mentale gezondheid wordt nog te weinig gepraat, terwijl veel studenten rondlopen met angst, stress, somberheid, of burn-out klachten.</text:span><text:span text:style-name="T180">Studeren is een drukke en stressvolle tijd. Met corona is dit er niet beter op geworden. Volt vindt dat er op zeer korte termijn meer aandacht moet worden besteed aan de mentale gezondheid van studenten. Het moet duidelijk zijn voor iedere student waar zij terechtkunnen met mentale klachten. Informatievoorziening is iets waarin de onderwijsinstellingen en de gemeente samen kunnen optrekken.</text:span></text:p>
          </table:table-cell>
          <table:table-cell table:style-name="ce5" office:value-type="string">
            <text:p><text:span text:style-name="T181">The way we deal with psychological problems can be better. Having psychological problems must be from the taboo atmosphere. Information and awareness campaigns in collaboration with educational institutions can contribute to make mental health more negotiable. Volt supports current campaigns such as the 'Are You Okay' campaign and wants the municipality to take a more active role in promoting mental health among students. About mental health is still too little talk, while many students walk around with fear, stress, gloom, or burnout complaints.</text:span><text:span text:style-name="T182">Studying is a busy and stressful time. This has not improved with Corona. Volt believes that more attention should be paid to the mental health of students in a very short period of time. It must be clear to every student where they can go with mental complaints. Provision of information is something in which educational institutions and the municipality can raise together.</text:span></text:p>
          </table:table-cell>
          <table:table-cell table:number-columns-repeated="1024"/>
        </table:table-row>
        <table:table-row table:style-name="ro7">
          <table:table-cell office:value-type="float" office:value="0">
            <text:p>0</text:p>
          </table:table-cell>
          <table:table-cell table:style-name="ce5" office:value-type="string">
            <text:p><text:span text:style-name="T183">VE</text:span></text:p>
          </table:table-cell>
          <table:table-cell table:style-name="ce6" office:value-type="string">
            <text:p>Lokale partij die de lokale soevereiniteit wil behoeden voor van hogerhand (VN/EU/Den Haag) opgelegde (utopische) ambities. Meer participatie en inspraak burger (referenda over belangrijke beslissingen). Eigen cultuur en tradities zijn leidend. Voorwaarde voor "verbinden" is, dat er verschillen zijn onder de inwoners. Dit onderkennen we en we zetten ons in voor een fijne en vooral veilige leefomgeving.</text:p>
          </table:table-cell>
          <table:table-cell table:style-name="ce5" office:value-type="string">
            <text:p>Local Party wishing to protect local sovereignty from uphold (UN / EU / The Hague) (utopian) ambitions. More participation for citizens (referendum on important decisions). Our own culture and traditions are leading. A prerequisite for "connecting" is that there are differences among residents. We recognize this and we are committed to a great and especially safe living environment.</text:p>
          </table:table-cell>
          <table:table-cell table:style-name="ce5" office:value-type="string">
            <text:p><text:span text:style-name="T184">Heel erg mee eens</text:span></text:p>
          </table:table-cell>
          <table:table-cell table:style-name="ce5" office:value-type="string">
            <text:p><text:span text:style-name="T185">Verbindend Enschede heeft een jongerenafdeling, van harte welkom!</text:span></text:p>
          </table:table-cell>
          <table:table-cell table:style-name="ce6" office:value-type="string">
            <text:p>Connecting Enschede has a youth department, you are very welcome!</text:p>
          </table:table-cell>
          <table:table-cell table:style-name="ce5" office:value-type="string">
            <text:p><text:span text:style-name="T186">Mee eens</text:span></text:p>
          </table:table-cell>
          <table:table-cell table:style-name="ce5" office:value-type="string">
            <text:p><text:span text:style-name="T187">Enschede heeft veel te bieden: bijna alle type winkels, horeca, cultuur, sportfaciliteiten</text:span></text:p>
          </table:table-cell>
          <table:table-cell table:style-name="ce5" office:value-type="string">
            <text:p><text:span text:style-name="T188">Enschede has a lot to offer: almost all types of shops, hospitality, culture, sports facilities</text:span></text:p>
          </table:table-cell>
          <table:table-cell table:style-name="ce5" office:value-type="string">
            <text:p><text:span text:style-name="T189">Mee eens</text:span></text:p>
          </table:table-cell>
          <table:table-cell table:style-name="ce5" office:value-type="string">
            <text:p><text:span text:style-name="T190">Verbindend Enschede is voor burgerinitiatieven, dus ook voor studenteninitiatieven waarbij de overheid naast een motiverende rol ook een faciliterende rol heeft</text:span></text:p>
          </table:table-cell>
          <table:table-cell table:style-name="ce6" office:value-type="string">
            <text:p>Verbindend Enschede is for citizens' initiatives, including student initiatives in which the municipality also has a facilitating role in addition to a motivating role</text:p>
          </table:table-cell>
          <table:table-cell table:style-name="ce5" office:value-type="string">
            <text:p><text:span text:style-name="T191">Neutraal</text:span></text:p>
          </table:table-cell>
          <table:table-cell table:style-name="ce5" office:value-type="string">
            <text:p><text:span text:style-name="T192">Niet alleen gemeentelijk, op regionaal niveau aanwezig: Regio Deal Twente, </text:span><text:span text:style-name="T193">Innovatiesprong Twente</text:span></text:p>
          </table:table-cell>
          <table:table-cell table:style-name="ce6" office:value-type="string">
            <text:p>Not only municipal, also present at the regional level: Region Deal Twente, Innovation jump Twente</text:p>
          </table:table-cell>
          <table:table-cell table:style-name="ce5" office:value-type="string">
            <text:p><text:span text:style-name="T194">Heel erg mee eens</text:span></text:p>
          </table:table-cell>
          <table:table-cell table:style-name="ce5" office:value-type="string">
            <text:p><text:span text:style-name="T195">Economie (met banen passend bij opleidingen en de inwoners) is een van de grootste speerpunten van Verbindend Enschede</text:span></text:p>
          </table:table-cell>
          <table:table-cell table:style-name="ce6" office:value-type="string">
            <text:p>Economy (with jobs fitting to the education and the residents) is one of the most important points of Verbindend Enschede</text:p>
          </table:table-cell>
          <table:table-cell table:style-name="ce5" office:value-type="string">
            <text:p><text:span text:style-name="T196">Mee oneens</text:span></text:p>
          </table:table-cell>
          <table:table-cell table:style-name="ce5" office:value-type="string">
            <text:p><text:span text:style-name="T197">Neen, is voor groot deel nationaal beleid (van Engelshoven). NL studenten zouden daardoor ook meer worden achtergesteld tov buitenlandse studenten</text:span></text:p>
          </table:table-cell>
          <table:table-cell table:style-name="ce6" office:value-type="string">
            <text:p>No, is largely national policy (from Engelshoven). Dutch students would also experience more disadvantages due to foreign students with this policy</text:p>
          </table:table-cell>
          <table:table-cell table:style-name="ce5" office:value-type="string">
            <text:p><text:span text:style-name="T198">Mee eens</text:span></text:p>
          </table:table-cell>
          <table:table-cell table:style-name="ce5" office:value-type="string">
            <text:p><text:span text:style-name="T199">Wij trekken daarmee publiek, goed voor de economie/diverse sectoren</text:span></text:p>
          </table:table-cell>
          <table:table-cell table:style-name="ce5" office:value-type="string">
            <text:p><text:span text:style-name="T200">We draw public with that, good for the economy / various sectors</text:span></text:p>
          </table:table-cell>
          <table:table-cell table:style-name="ce5" office:value-type="string">
            <text:p><text:span text:style-name="T201">Mee oneens</text:span></text:p>
          </table:table-cell>
          <table:table-cell table:style-name="ce5" office:value-type="string">
            <text:p><text:span text:style-name="T202">Geen taak van direct de Gemeente. Doen UT/Saxion/studenten zelf waarbij wij als gemeente naast een motiverende rol ook een faciliterende rol heeft. </text:span></text:p>
          </table:table-cell>
          <table:table-cell table:style-name="ce5" office:value-type="string">
            <text:p><text:span text:style-name="T203">No task from the municipality directly. Do UT / Saxion / students themselves where we as a municipality also has a facilitating role in addition to a motivating role.</text:span></text:p>
          </table:table-cell>
          <table:table-cell table:style-name="ce5" office:value-type="string">
            <text:p><text:span text:style-name="T204">Mee oneens</text:span></text:p>
          </table:table-cell>
          <table:table-cell table:style-name="ce5" office:value-type="string">
            <text:p><text:span text:style-name="T205">Geen taak gemeente. Door als gemeente een bijdrage te leveren aan een uitgebalanceerde en passende huisvesting dragen we daar wel aan bij. Deels zit dit ook in de bestaande prestatie afspraken waarbij de verhuur wat centraler en gecontroleerde is. Ook als het gaat om de prijs / kwaliteit verhouding</text:span></text:p>
          </table:table-cell>
          <table:table-cell table:style-name="ce5" office:value-type="string">
            <text:p><text:span text:style-name="T206">No task of the municipality. By making a contribution to a balanced and appropriate accommodation as a municipality, we do contribute to that. This is partly in the existing performance agreements in which the rental is more central and controlled. Even when it comes to the price / quality ratio</text:span></text:p>
          </table:table-cell>
          <table:table-cell table:style-name="ce5" office:value-type="string">
            <text:p><text:span text:style-name="T207">Heel erg mee eens</text:span></text:p>
          </table:table-cell>
          <table:table-cell table:style-name="ce5" office:value-type="string">
            <text:p><text:span text:style-name="T208">Visie Verbindend Enschede: stop instroom als ook het studenten aanbod voor de onderwijs instellingen voldoende tot dat iedereen is gehuisvest. (zie ook onderstaand)</text:span><text:span text:style-name="T209">Idee Verbindend Enschede: creëren meer passende huisvesting in/rondom centrum/kennispark</text:span><text:span text:style-name="T210">Toelichting bij visie: wij zien dat door corona er geen cq veel minder uitstroom is geweest, terwijl de instroom wel door is gegaan. Je krijgt daardoor naar alle waarschijnlijkheid nu een vertekend beeld</text:span></text:p>
          </table:table-cell>
          <table:table-cell table:style-name="ce5" office:value-type="string">
            <text:p><text:span text:style-name="T211">Vision Binding Enschede: Stop influx as well as the students' offer for education institutions sufficiently until everyone is housed. (See also below)</text:span><text:span text:style-name="T212">Idea Binding Enschede: Create more appropriate housing in / around the center / Kennispark</text:span><text:span text:style-name="T213">Explanation of vision: We see that Corona has not been or much less outflow, while the inflow has gone through. This is probably now a distorted image</text:span></text:p>
          </table:table-cell>
          <table:table-cell table:style-name="ce5" office:value-type="string">
            <text:p><text:span text:style-name="T214">Mee eens</text:span></text:p>
          </table:table-cell>
          <table:table-cell table:style-name="ce5" office:value-type="string">
            <text:p><text:span text:style-name="T215">Gebeurt al (studentenhuizen)</text:span></text:p>
          </table:table-cell>
          <table:table-cell table:style-name="ce5" office:value-type="string">
            <text:p><text:span text:style-name="T216">Has already (student houses)</text:span></text:p>
          </table:table-cell>
          <table:table-cell table:style-name="ce5" office:value-type="string">
            <text:p><text:span text:style-name="T217">Mee oneens</text:span></text:p>
          </table:table-cell>
          <table:table-cell table:style-name="ce5" office:value-type="string">
            <text:p><text:span text:style-name="T218">Verbindend Enschede is fel tegen huisjesmelken / uitbuiting, VE heeft veiligheid (woningen) en leefbaarheid hoog in vaandel staan </text:span></text:p>
          </table:table-cell>
          <table:table-cell table:style-name="ce5" office:value-type="string">
            <text:p><text:span text:style-name="T219">Connecting Enschede is bright against house milking / exploitation, VE has safety (houses) and quality of life high in part</text:span></text:p>
          </table:table-cell>
          <table:table-cell table:style-name="ce5" office:value-type="string">
            <text:p><text:span text:style-name="T220">Mee oneens</text:span></text:p>
          </table:table-cell>
          <table:table-cell table:style-name="ce5" office:value-type="string">
            <text:p><text:span text:style-name="T221">Veiligheid zien wij is veel belangrijker. Mentale gesteldheid is veel meer een gecombineerde taak onderwijsinstellingen / gemeente / ketenpartners</text:span><text:span text:style-name="T222">NB: Wij gaan graag een keer met jullie in gesprek om te vernemen hoe jullie o.a. de coronacrisis ervaren en hoe jullie er mee omgaan.</text:span></text:p>
          </table:table-cell>
          <table:table-cell table:style-name="ce5" office:value-type="string">
            <text:p><text:span text:style-name="T223">Safety We are much more important. Mental condition is much more a combined task educational institutions / municipality / chain partners</text:span><text:span text:style-name="T224">Note: We are happy to talk to you once to find out how you experience the coronacrisis and how you deal with it.</text:span></text:p>
          </table:table-cell>
          <table:table-cell table:number-columns-repeated="1024"/>
        </table:table-row>
        <table:table-row table:style-name="ro8">
          <table:table-cell office:value-type="float" office:value="0">
            <text:p>0</text:p>
          </table:table-cell>
          <table:table-cell table:style-name="ce5" office:value-type="string">
            <text:p><text:span text:style-name="T225">BBE</text:span></text:p>
          </table:table-cell>
          <table:table-cell table:style-name="ce5" office:value-type="string">
            <text:p><text:span text:style-name="T226">BBE is een zelfstandige en lokale politieke partij zonder enige landelijke binding die al bijna 30 jaar in de gemeente Enschede voor haar burgers politiek, sociaal en maatschappelijk actief is. BBE wil eigen initiatief en betrokkenheid van de burger stimuleren en optimaal benutten, oftewel 'Gewoon Samen Doen'.</text:span></text:p>
          </table:table-cell>
          <table:table-cell table:style-name="ce5" office:value-type="string">
            <text:p>BBE is an independent and local political party without any nationwide connections that has been politically and socially active in the municipality of Enschede for almost 30 years. BBE wants to stimulate and optimally use the initiative and involvement of the citizen, in other words 'just do it together'.</text:p>
          </table:table-cell>
          <table:table-cell table:style-name="ce5" office:value-type="string">
            <text:p><text:span text:style-name="T227">Mee eens</text:span></text:p>
          </table:table-cell>
          <table:table-cell table:style-name="ce5" office:value-type="string">
            <text:p><text:span text:style-name="T228">Het is van belang dat er goed geluisterd wordt naar ideeen, meningen en standpunten van studenten om Enschede zodoende verder uit te laten groeien tot een aantrekkelijke studenten stad.</text:span></text:p>
          </table:table-cell>
          <table:table-cell table:style-name="ce6" office:value-type="string">
            <text:p>It is important to listen to the ideas, opinions and views of students to enhance and grow further to an attractive student city.</text:p>
          </table:table-cell>
          <table:table-cell table:style-name="ce5" office:value-type="string">
            <text:p><text:span text:style-name="T229">Heel erg mee eens</text:span></text:p>
          </table:table-cell>
          <table:table-cell table:style-name="ce6" office:value-type="string">
            <text:p>Om te groeien als stad naar 170.000+ inwoners en talent en kennis naar onze stad te halen en te behouden verdient dit thema blijvende aandacht en een gerichte voortdurende campagne.</text:p>
          </table:table-cell>
          <table:table-cell table:style-name="ce6" office:value-type="string">
            <text:p>To grow as a city to reach 170,000+ inhabitants, and to get talent and knowledge to our city, this theme should get permanent attention and a targeted constant campaign.</text:p>
          </table:table-cell>
          <table:table-cell table:style-name="ce5" office:value-type="string">
            <text:p><text:span text:style-name="T230">Mee eens</text:span></text:p>
          </table:table-cell>
          <table:table-cell table:style-name="ce5" office:value-type="string">
            <text:p><text:span text:style-name="T231">Enschede ondersteund al meerdere studenten initiatieven, echter alle nieuwe initiatieven die een bijdrage kunnen leveren aan de aantrekkelijkheid van Enschede als studentenstad verdienen de aandacht.</text:span></text:p>
          </table:table-cell>
          <table:table-cell table:style-name="ce5" office:value-type="string">
            <text:p><text:span text:style-name="T232">Enschede already supports several student initiatives, but all new initiatives that can contribute to the attractiveness of Enschede as a student city deserve attention.</text:span></text:p>
          </table:table-cell>
          <table:table-cell table:style-name="ce5" office:value-type="string">
            <text:p><text:span text:style-name="T233">Heel erg mee eens</text:span></text:p>
          </table:table-cell>
          <table:table-cell table:style-name="ce5" office:value-type="string">
            <text:p><text:span text:style-name="T234">Aan de Noord -West kant van onze stad zijn we aan het bouwen met het profiel “kennis stad”. Daarbij werken we al samen met de kennisinstituten maar dit moet nog verder uitgebouwd worden om het profiel te verstevigen. Ook denken wij hierbij aan zogeheten living labs.</text:span></text:p>
          </table:table-cell>
          <table:table-cell table:style-name="ce6" office:value-type="string">
            <text:p>On the North-West side of our city we are building with the profile "knowledge city". Here, we already work with the knowledge institutes, but this must be further expanded to strengthen the profile. Here, we are also thinking of so-called living labs.</text:p>
          </table:table-cell>
          <table:table-cell table:style-name="ce5" office:value-type="string">
            <text:p><text:span text:style-name="T235">Heel erg mee eens</text:span></text:p>
          </table:table-cell>
          <table:table-cell table:style-name="ce5" office:value-type="string">
            <text:p><text:span text:style-name="T236">We moeten voortdurend investeren in het vestigingsklimaat van onze stad. Sport, cultuur en evenementen. Maar ook het stadshart met een bruisende binnenstad is van belang. Werkgelegenheid is een onderwerp waar momenteel al stevig op wordt ingezet en wat zich almaar lijkt uit te breiden.</text:span></text:p>
          </table:table-cell>
          <table:table-cell table:style-name="ce6" office:value-type="string">
            <text:p>We must constantly invest in the business climate of our city. Sports, culture and events. But a bustling city center is also important. Employment is a subject that is currently being handled firmly and this only seems to expand.</text:p>
          </table:table-cell>
          <table:table-cell table:style-name="ce5" office:value-type="string">
            <text:p><text:span text:style-name="T237">Neutraal</text:span></text:p>
          </table:table-cell>
          <table:table-cell table:style-name="ce5" office:value-type="string">
            <text:p><text:span text:style-name="T238">Burgerbelangen Enschede gaat het niet specifiek om een doelgroep zoals in deze vraagstelling is aangegeven. Nationale en internationale studenten zijn nodig om de groei te kunnen maken.</text:span></text:p>
          </table:table-cell>
          <table:table-cell table:style-name="ce6" office:value-type="string">
            <text:p>Burgerbelangen Enschede does not specifically care about a target group as indicated in this question. National and international students are needed to realise growth.</text:p>
          </table:table-cell>
          <table:table-cell table:style-name="ce5" office:value-type="string">
            <text:p><text:span text:style-name="T239">Neutraal</text:span></text:p>
          </table:table-cell>
          <table:table-cell table:style-name="ce5" office:value-type="string">
            <text:p><text:span text:style-name="T240">Zolang evenementen toegankelijk zijn en er oog is voor nieuwe initiatieven die komen van (internationale) studenten volstaat dit.</text:span></text:p>
          </table:table-cell>
          <table:table-cell table:style-name="ce5" office:value-type="string">
            <text:p><text:span text:style-name="T241">As long as events are accessible and there is an eye for new initiatives that come from (international) students, this is sufficient.</text:span></text:p>
          </table:table-cell>
          <table:table-cell table:style-name="ce5" office:value-type="string">
            <text:p><text:span text:style-name="T242">Heel erg mee eens</text:span></text:p>
          </table:table-cell>
          <table:table-cell table:style-name="ce5" office:value-type="string">
            <text:p><text:span text:style-name="T243">Een goed introductie programma voor internationale studenten is van belang. Door de verschillende partijen samen georganiseerd. Gedurende de periode dat men in onze stad studeert moet er aandacht zijn voor de individuele studenten. Eenzaamheid is een toenemende factor. Hier willen we op in zetten door er campagne voor te voeren.</text:span></text:p>
          </table:table-cell>
          <table:table-cell table:style-name="ce5" office:value-type="string">
            <text:p><text:span text:style-name="T244">A good introduction program for international students is important. Organized together by the various parties. During the period that people studied in our city, attention must be paid to individual students. Loneliness is an increasing factor. We want to set up here by coming to a campaign.</text:span></text:p>
          </table:table-cell>
          <table:table-cell table:style-name="ce5" office:value-type="string">
            <text:p><text:span text:style-name="T245">Neutraal</text:span></text:p>
          </table:table-cell>
          <table:table-cell table:style-name="ce5" office:value-type="string">
            <text:p><text:span text:style-name="T246">In de basis en vanuit het gelijkheidsbeginsel zou dit zo moeten zijn. Echter zijn er veel verschillende factoren die ertoe bijdragen dat een lokale overheid hier niet altijd invloed op heeft.</text:span></text:p>
          </table:table-cell>
          <table:table-cell table:style-name="ce5" office:value-type="string">
            <text:p><text:span text:style-name="T247">This should be the case in the basis and from the principle of equality. However, there are many different factors that help achieve that a local government does not always influence this.</text:span></text:p>
          </table:table-cell>
          <table:table-cell table:style-name="ce5" office:value-type="string">
            <text:p><text:span text:style-name="T248">Heel erg mee eens</text:span></text:p>
          </table:table-cell>
          <table:table-cell table:style-name="ce5" office:value-type="string">
            <text:p><text:span text:style-name="T249">Nu al is er een tekort aan woonruimte voor studenten. Hier moet met snelheid gestuurd worden zodat dit probleem op korte termijn verholpen is. Verschillende vormen van aanpak zijn hierbij in te zetten. Denk hierbij aan compounds, modulaire bouw, short stay.</text:span></text:p>
          </table:table-cell>
          <table:table-cell table:style-name="ce5" office:value-type="string">
            <text:p><text:span text:style-name="T250">Already there is a shortage of living space for students. Here must be sent with speed so that this problem is resolved in the short term. Different forms of approach can be used. Think of compounds, modular construction, Short Stay.</text:span></text:p>
          </table:table-cell>
          <table:table-cell table:style-name="ce5" office:value-type="string">
            <text:p><text:span text:style-name="T251">Mee oneens</text:span></text:p>
          </table:table-cell>
          <table:table-cell table:style-name="ce5" office:value-type="string">
            <text:p><text:span text:style-name="T252">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5" office:value-type="string">
            <text:p><text:span text:style-name="T253">As long as the spread principle is applied and the safety requirements are sufficient, this should be possible. However, in recent years we have also emerged forms of housing nuisance. This is an undesirable situation for both local residents and students. We are critical of here.</text:span></text:p>
          </table:table-cell>
          <table:table-cell table:style-name="ce5" office:value-type="string">
            <text:p><text:span text:style-name="T254">Neutraal</text:span></text:p>
          </table:table-cell>
          <table:table-cell table:style-name="ce5" office:value-type="string">
            <text:p><text:span text:style-name="T255">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5" office:value-type="string">
            <text:p><text:span text:style-name="T256">As long as the spread principle is applied and the safety requirements are sufficient, this should be possible. However, in recent years we have also emerged forms of housing nuisance. This is an undesirable situation for both local residents and students. We are critical of here.</text:span></text:p>
          </table:table-cell>
          <table:table-cell table:style-name="ce5" office:value-type="string">
            <text:p><text:span text:style-name="T257">Heel erg mee eens</text:span></text:p>
          </table:table-cell>
          <table:table-cell table:style-name="ce5" office:value-type="string">
            <text:p><text:span text:style-name="T258">Zoals hierboven bij een andere vraag omschreven, eenzaamheid, welbevinden en welzijn zijn serieuze zaken waar een lokale overheid in beperkte mate een verantwoordelijkheid heeft. </text:span></text:p>
          </table:table-cell>
          <table:table-cell table:style-name="ce5" office:value-type="string">
            <text:p><text:span text:style-name="T259">As described above with a different question, loneliness, well-being and well-being are serious matters that a local government has a limited extent a responsibility.</text:span></text:p>
          </table:table-cell>
          <table:table-cell table:number-columns-repeated="1024"/>
        </table:table-row>
        <table:table-row table:style-name="ro9">
          <table:table-cell office:value-type="float" office:value="0">
            <text:p>0</text:p>
          </table:table-cell>
          <table:table-cell table:style-name="ce5" office:value-type="string">
            <text:p><text:span text:style-name="T260">PvdA</text:span></text:p>
          </table:table-cell>
          <table:table-cell table:style-name="ce7"/>
          <table:table-cell table:style-name="ce7"/>
          <table:table-cell table:style-name="ce5" office:value-type="string">
            <text:p><text:span text:style-name="T261">Heel erg mee eens</text:span></text:p>
          </table:table-cell>
          <table:table-cell table:style-name="ce5" office:value-type="string">
            <text:p><text:span text:style-name="T262">Als sociaaldemocratische partij strijd de PvdA als geen ander voor een gelijke inspraak van alle inwoners. Studenten zijn enorm belangrijk voor Enschede. Hun belangen moeten dan ook goed vertegenwoordigd worden in de gemeenteraad. Denk hierbij aan betaalbare kamers, veiligheid op straat en evenementen in en om de stad.</text:span></text:p>
          </table:table-cell>
          <table:table-cell table:style-name="ce6" office:value-type="string">
            <text:p>As a socio-democratic party, the PvdA fights like no other for equal participation by all residents. Students are extremely important for Enschede. Their interests must therefore be well represented in the city council. Think of affordable rooms, street safety and events in and around the city.</text:p>
          </table:table-cell>
          <table:table-cell table:style-name="ce5" office:value-type="string">
            <text:p><text:span text:style-name="T263">Mee eens</text:span></text:p>
          </table:table-cell>
          <table:table-cell table:style-name="ce5" office:value-type="string">
            <text:p><text:span text:style-name="T264">Enschede is een gezellige studentenstad en dat zouden meer mensen moeten weten. Daarom wil de PvdA aantrekkelijke evenementen en een rijk aanbod aan studies. </text:span></text:p>
          </table:table-cell>
          <table:table-cell table:style-name="ce6" office:value-type="string">
            <text:p>Enschede is a pleasant student city and more people should know this. That is why the PvdA wants attractive events and a wide range of studies.</text:p>
          </table:table-cell>
          <table:table-cell table:style-name="ce5" office:value-type="string">
            <text:p><text:span text:style-name="T265">Heel erg mee eens</text:span></text:p>
          </table:table-cell>
          <table:table-cell table:style-name="ce5" office:value-type="string">
            <text:p><text:span text:style-name="T266">Studenten organiseren in Enschede heel veel moois. Deze vindingrijke initiatieven verdienen meer aandacht en ondersteuning die ze verder kan helpen. Zo blijft Enschede een studentenstad, en komt er meer (inter)nationale aandacht voor alle kennis die dat ons brengt.</text:span></text:p>
          </table:table-cell>
          <table:table-cell table:style-name="ce6" office:value-type="string">
            <text:p>Students organize a lot of beautiful things in Enschede. These creative initiatives deserve more attention and support that can help them further. In this way, Enschede remains a student city, and more (inter)national attention is paid to all knowledge that this brings us.</text:p>
          </table:table-cell>
          <table:table-cell table:style-name="ce5" office:value-type="string">
            <text:p><text:span text:style-name="T267">Mee eens</text:span></text:p>
          </table:table-cell>
          <table:table-cell table:style-name="ce6" office:value-type="string">
            <text:p>Een dergelijke samenwerking is belangrijk om optimaal gebruik te maken van de kennis en initiatieven die studenten onze stad brengen. De PvdA zet zich daarom in om te garanderen dat daar ruimte voor is – de ruimte om betaalbaar te wonen en om creatief en innovatief bezig te zijn voor Enschede. De PvdA strijd als geen ander voor eerlijke woonprijzen en ondersteunt studentinitiatieven.</text:p>
          </table:table-cell>
          <table:table-cell table:style-name="ce6" office:value-type="string">
            <text:p>Such cooperation is important to make optimum use of knowledge and initiatives that students bring our city. Therefore, the PvdA is committed to ensuring that there is room for it - the space to live affordably and to be creative and innovative for Enschede. The PvdA fights like no other for fair living prices and supports student initiatives.</text:p>
          </table:table-cell>
          <table:table-cell table:style-name="ce5" office:value-type="string">
            <text:p><text:span text:style-name="T268">Heel erg mee eens</text:span></text:p>
          </table:table-cell>
          <table:table-cell table:style-name="ce5" office:value-type="string">
            <text:p><text:span text:style-name="T269">Als je bent afgestudeerd in Enschede moet er werk te vinden zijn dat bij je past. Dit doen we door start-ups ruimte te geven, en ook grotere (creatieve) bedrijven naar Enschede te halen en hier te houden.</text:span></text:p>
          </table:table-cell>
          <table:table-cell table:style-name="ce6" office:value-type="string">
            <text:p>If you graduated in Enschede, you must be able to find work that fits you. We do this by giving start-ups space, and also by getting larger (creative) companies to move to Enschede and keep them here.</text:p>
          </table:table-cell>
          <table:table-cell table:style-name="ce5" office:value-type="string">
            <text:p><text:span text:style-name="T270">Mee eens</text:span></text:p>
          </table:table-cell>
          <table:table-cell table:style-name="ce5" office:value-type="string">
            <text:p><text:span text:style-name="T271">Enschede is een stad met 160 nationaliteiten en die diversiteit is onze kracht. Ze passen bij een stad als Enschede en ze dragen bij aan de economische en culturele ontwikkeling van de stad. Soms dragen internationale studenten ook ver na hun studie nog bij aan het versterken van de stad.</text:span></text:p>
          </table:table-cell>
          <table:table-cell table:style-name="ce6" office:value-type="string">
            <text:p>Enschede is a city with 160 nationalities and that diversity is our strength. They fit a city like Enschede and they contribute to the economic and cultural development of the city. Sometimes international students also contribute to strengthening the city far after their studies.</text:p>
          </table:table-cell>
          <table:table-cell table:style-name="ce5" office:value-type="string">
            <text:p><text:span text:style-name="T272">Heel erg mee eens</text:span></text:p>
          </table:table-cell>
          <table:table-cell table:style-name="ce5" office:value-type="string">
            <text:p><text:span text:style-name="T273">Enschede is een grote stad en daar horen ook grote internationale evenementen bij. De PvdA is voorstander van een grotere diversiteit en aanbod van evenementen.</text:span></text:p>
          </table:table-cell>
          <table:table-cell table:style-name="ce5" office:value-type="string">
            <text:p><text:span text:style-name="T274">Enschede is a big city and there are also major international events. The PvdA is in favor of a greater diversity and offer of events.</text:span></text:p>
          </table:table-cell>
          <table:table-cell table:style-name="ce5" office:value-type="string">
            <text:p><text:span text:style-name="T275">Heel erg mee eens</text:span></text:p>
          </table:table-cell>
          <table:table-cell table:style-name="ce5" office:value-type="string">
            <text:p><text:span text:style-name="T276">Internationale studenten moeten zich ook thuis voelen in Enschede. Door ze te betrekken bij de (culturele) activiteiten die plaatsvinden en bij het leven van Nederlandse studenten, zodat ze een onderdeel zijn van Enschede.</text:span></text:p>
          </table:table-cell>
          <table:table-cell table:style-name="ce5" office:value-type="string">
            <text:p><text:span text:style-name="T277">International students must also feel at home in Enschede. By involving them in the (cultural) activities that take place and in the lives of Dutch students, so that they are part of Enschede.</text:span></text:p>
          </table:table-cell>
          <table:table-cell table:style-name="ce5" office:value-type="string">
            <text:p><text:span text:style-name="T278">Mee eens</text:span></text:p>
          </table:table-cell>
          <table:table-cell table:style-name="ce5" office:value-type="string">
            <text:p><text:span text:style-name="T279">De Enschedese PvdA staat voor betaalbaar wonen voor alle Enschedeërs. Internationale studenten hebben ook een kamer nodig om in Enschede te studeren. Kamers mogen niet onbetaalbaar worden, en huisjesmelkers mogen geen kans krijgen.</text:span></text:p>
          </table:table-cell>
          <table:table-cell table:style-name="ce5" office:value-type="string">
            <text:p><text:span text:style-name="T280">The Enschede PvdA stands for affordable living for all Enschede. International students also need a room to study in Enschede. Rooms must not become priceless, and house milkers are not allowed to get a chance.</text:span></text:p>
          </table:table-cell>
          <table:table-cell table:style-name="ce5" office:value-type="string">
            <text:p><text:span text:style-name="T281">Heel erg mee eens</text:span></text:p>
          </table:table-cell>
          <table:table-cell table:style-name="ce5" office:value-type="string">
            <text:p><text:span text:style-name="T282">Er is op dit moment een tekort aan kamers. Daar doen we als Enschedese PvdA wat aan. Er moeten meer kamers komen die ruim en betaalbaar zijn.</text:span></text:p>
          </table:table-cell>
          <table:table-cell table:style-name="ce5" office:value-type="string">
            <text:p><text:span text:style-name="T283">There is currently a shortage of rooms. We do something about that as Enschedese PvdA. There must be more rooms that are spacious and affordable.</text:span></text:p>
          </table:table-cell>
          <table:table-cell table:style-name="ce5" office:value-type="string">
            <text:p><text:span text:style-name="T284">Mee eens</text:span></text:p>
          </table:table-cell>
          <table:table-cell table:style-name="ce5" office:value-type="string">
            <text:p><text:span text:style-name="T285">Het is mooi wanneer er opties zijn om samen te kunnen huren. </text:span></text:p>
          </table:table-cell>
          <table:table-cell table:style-name="ce5" office:value-type="string">
            <text:p><text:span text:style-name="T286">It is nice when there are options to rent together.</text:span></text:p>
          </table:table-cell>
          <table:table-cell table:style-name="ce5" office:value-type="string">
            <text:p><text:span text:style-name="T287">Neutraal</text:span></text:p>
          </table:table-cell>
          <table:table-cell table:style-name="ce5" office:value-type="string">
            <text:p><text:span text:style-name="T288">Het is goed wanneer er meer kamers beschikbaar komen maar dat mag niet ten koste gaan van de student. Het verhuren van een woning om vervolgens teveel geld te vragen voor een kamer willen we absoluut niet.</text:span></text:p>
          </table:table-cell>
          <table:table-cell table:style-name="ce5" office:value-type="string">
            <text:p><text:span text:style-name="T289">It is good when more rooms are available but that should not be at the expense of the student. Hiring a home to then ask too much money for a room we absolutely don't want.</text:span></text:p>
          </table:table-cell>
          <table:table-cell table:style-name="ce5" office:value-type="string">
            <text:p><text:span text:style-name="T290">Heel erg mee eens</text:span></text:p>
          </table:table-cell>
          <table:table-cell table:style-name="ce5" office:value-type="string">
            <text:p><text:span text:style-name="T291">Studenten staan onder druk om te presteren, snel af te studeren, en mee te doen in de maatschappij. Terwijl je juist ook tijd moet hebben om van je studententijd te genieten. Wij willen dat er meer aandacht is voor eenzaamheid en dat hulp voor al je vragen dichtbij is door goede voorzieningen in de stad.</text:span></text:p>
          </table:table-cell>
          <table:table-cell table:style-name="ce5" office:value-type="string">
            <text:p><text:span text:style-name="T292">Students are under pressure to perform, quickly graduate, and participate in society. While you should also have time to enjoy your student time. We want more attention to loneliness and that help for all your questions close by good facilities in the city.</text:span></text:p>
          </table:table-cell>
          <table:table-cell table:number-columns-repeated="1024"/>
        </table:table-row>
        <table:table-row table:style-name="ro10">
          <table:table-cell office:value-type="float" office:value="0">
            <text:p>0</text:p>
          </table:table-cell>
          <table:table-cell table:style-name="ce5" office:value-type="string">
            <text:p><text:span text:style-name="T293">GL</text:span></text:p>
          </table:table-cell>
          <table:table-cell table:style-name="ce7"/>
          <table:table-cell table:style-name="ce7"/>
          <table:table-cell table:style-name="ce5" office:value-type="string">
            <text:p><text:span text:style-name="T294">Heel erg mee eens</text:span></text:p>
          </table:table-cell>
          <table:table-cell table:style-name="ce5" office:value-type="string">
            <text:p><text:span text:style-name="T295">Een belangrijke nuancering is wel dat ‘inspraak’ een juridische term is en gaat over wettelijke inspraakprocedures die voor iedere inwoner (wel of geen student) van Enschede gelijk hoort te zijn. Maar wij nemen aan dat hier bedoeld wordt: betrokkenheid bij de politiek, bij het beleid wat ontwikkeld wordt in Enschede. Daar is het geluid van studenten, en het contact met studenten (en jongeren in het algemeen) erg belangrijk. Politiek is te vaak voor studenten een ‘ver van mijn bed show’. Dat zou het niet moeten zijn.</text:span></text:p>
          </table:table-cell>
          <table:table-cell table:style-name="ce6" office:value-type="string">
            <text:p>An important nuance is that 'participation' is a legal term and is about legal participation procedures that belong to every resident (or no student) of Enschede. But we assume that here is meant: involvement in politics, in the policy that is being developed in Enschede. There, the sound of students, and contact with students (and young people in general), is very important. Politics is too often a 'far from my bed show'. It should not be like that.</text:p>
          </table:table-cell>
          <table:table-cell table:style-name="ce5" office:value-type="string">
            <text:p><text:span text:style-name="T296">Mee eens</text:span></text:p>
          </table:table-cell>
          <table:table-cell table:style-name="ce5" office:value-type="string">
            <text:p><text:span text:style-name="T297">Enschede is een prachtige studentenstad die in vergelijking met andere studentensteden onvoldoende aandacht krijgt. Dit terwijl we hele goede onderwijsinstellingen hebben zoals de UT, Saxion en Artez en prachtige voorzieningen als de campus en een levendige studentenstad. Dat mag meer bekend zijn. Misschien niet eens omdat we per se meer studenten zouden willen werven (denk aan het kamertekort en de volle collegezalen), maar wel om onze eigen studenten nog meer een trots gevoel te geven dat ze studeren in Enschede.</text:span></text:p>
          </table:table-cell>
          <table:table-cell table:style-name="ce6" office:value-type="string">
            <text:p>Enschede is a beautiful student city that receives insufficient attention compared to other student cities. This while we have very good educational institutions such as the UT, Saxion and Artez and beautiful amenities such as campus and a lively student city. That may be known more. Maybe not even because we want more students (think of housing shortage and full lecture rooms), but to give our own students an even prouder feeling for studying in Enschede.</text:p>
          </table:table-cell>
          <table:table-cell table:style-name="ce5" office:value-type="string">
            <text:p><text:span text:style-name="T298">Heel erg mee eens</text:span></text:p>
          </table:table-cell>
          <table:table-cell table:style-name="ce5" office:value-type="string">
            <text:p><text:span text:style-name="T299">Studenteninitiatieven zijn een belangrijke manier om studenten meer bij de stad te betrekken en ook de inwoners meer te betrekken bij de studenten en de instellingen. Ondersteuning van dit soort initiatieven kan op veel verschillende manieren en daar zou meer kunnen gebeuren.</text:span></text:p>
          </table:table-cell>
          <table:table-cell table:style-name="ce6" office:value-type="string">
            <text:p>Student initiatives are an important way to get students more involved with the city and also to involve residents in the students and institutions. Supporting this type of initiatives can be done in many different ways and more could happen there.</text:p>
          </table:table-cell>
          <table:table-cell table:style-name="ce7"/>
          <table:table-cell table:style-name="ce7"/>
          <table:table-cell table:style-name="ce5"/>
          <table:table-cell table:style-name="ce5" office:value-type="string">
            <text:p><text:span text:style-name="T300">Mee eens</text:span></text:p>
          </table:table-cell>
          <table:table-cell table:style-name="ce5" office:value-type="string">
            <text:p><text:span text:style-name="T301">Hoewel de rol van de gemeente relatief beperkt is bij directe invloed op de carrière, want het zijn de bedrijven die dit moeten faciliteren, kan de gemeente wel zijn best doen om de bedrijven hier te laten vestigen. Enschede moet juist proberen meer bedrijven op het gebied van innovatie en duurzaamheid aan zich te binden. Het zijn dit soort nieuwe bedrijven en start ups die naar het idee van GroenLinks de carrièrekansen voor de toekomst bieden.</text:span></text:p>
          </table:table-cell>
          <table:table-cell table:style-name="ce6" office:value-type="string">
            <text:p>Although the role of the municipality is relatively limited in direct influence on the career, because the companies should facilitate this, the municipality can do its best to have the companies established here. Enschede should try to bind more companies in the field of innovation and sustainability. GroenLinks believes that these types of new companies and start ups offer the career opportunities for the future.</text:p>
          </table:table-cell>
          <table:table-cell table:style-name="ce5" office:value-type="string">
            <text:p><text:span text:style-name="T302">Neutraal</text:span></text:p>
          </table:table-cell>
          <table:table-cell table:style-name="ce5" office:value-type="string">
            <text:p><text:span text:style-name="T303">Internationale studenten zijn enorm welkom in Enschede. Dat is een verrijking voor de stad. Echter is het ‘meer’ in de stelling soms wel een probleem. Constant willen groeien is geen goed idee. Er moet ook genoeg ruimte zijn in de collegebanken en qua woningen. Zo moesten buitenlandse studenten die naar de UT wilden het afgelopen jaar op het laatste moment een alternatief zoeken omdat de UT aangaf onvoldoende woonruimte te kunnen bieden.</text:span></text:p>
          </table:table-cell>
          <table:table-cell table:style-name="ce6" office:value-type="string">
            <text:p>International students are enormously welcome in Enschede. They are an enrichment for the city. However, 'more' in the statement sometimes is a problem. Constantly wanting to grow is not a good idea. There must also be enough space in the lecture halls and in terms of housing. For example, foreign students who wanted to go to the UT had to look for an alternative last year at the last moment because the UT indicated that the would not be able to provide sufficient living space.</text:p>
          </table:table-cell>
          <table:table-cell table:style-name="ce5" office:value-type="string">
            <text:p><text:span text:style-name="T304">Heel erg mee eens</text:span></text:p>
          </table:table-cell>
          <table:table-cell table:style-name="ce5" office:value-type="string">
            <text:p><text:span text:style-name="T305">Er zijn in Enschede al fantastische festivals en locaties, denk bijvoorbeeld aan zogenaamde broedplaatsen als Tankstation, Robson, Warp Technopolis, en evenementen als Green Vibrations. Maar deze zijn soms niet bekend genoeg. Ook is er ruimte voor meer cultuur en meer evenementen voor zowel internationale studenten als bestaande Enschedeërs.</text:span></text:p>
          </table:table-cell>
          <table:table-cell table:style-name="ce5" office:value-type="string">
            <text:p><text:span text:style-name="T306">There are fantastic festivals and locations in Enschede, for example, think of so-called breeding grounds such as gas station, Robson, Warp Technopolis, and events such as Green Vibrations. But these are sometimes not known enough. There is also room for more culture and more events for both international students and existing Enschede.</text:span></text:p>
          </table:table-cell>
          <table:table-cell table:style-name="ce5" office:value-type="string">
            <text:p><text:span text:style-name="T307">Heel erg mee eens</text:span></text:p>
          </table:table-cell>
          <table:table-cell table:style-name="ce5" office:value-type="string">
            <text:p><text:span text:style-name="T308">Zowel internationaal als locals moeten zich thuis kunnen voelen in Enschede. Diversiteit maakt de stad mooier en beter.</text:span></text:p>
          </table:table-cell>
          <table:table-cell table:style-name="ce5" office:value-type="string">
            <text:p><text:span text:style-name="T309">Both internationally and locals must feel at home in Enschede. Diversity makes the city more beautiful and better.</text:span></text:p>
          </table:table-cell>
          <table:table-cell table:style-name="ce5" office:value-type="string">
            <text:p><text:span text:style-name="T310">Heel erg mee eens</text:span></text:p>
          </table:table-cell>
          <table:table-cell table:style-name="ce5" office:value-type="string">
            <text:p><text:span text:style-name="T311">Er moeten gelijke rechten zijn voor Nederlandse en Internationale studenten.</text:span></text:p>
          </table:table-cell>
          <table:table-cell table:style-name="ce5" office:value-type="string">
            <text:p><text:span text:style-name="T312">There must be equal rights for Dutch and international students.</text:span></text:p>
          </table:table-cell>
          <table:table-cell table:style-name="ce5" office:value-type="string">
            <text:p><text:span text:style-name="T313">Heel erg mee eens</text:span></text:p>
          </table:table-cell>
          <table:table-cell table:style-name="ce5" office:value-type="string">
            <text:p><text:span text:style-name="T314">Er moet meer specifiek gebouwd worden voor studenten.</text:span></text:p>
          </table:table-cell>
          <table:table-cell table:style-name="ce5" office:value-type="string">
            <text:p><text:span text:style-name="T315">There must be more specifically built for students.</text:span></text:p>
          </table:table-cell>
          <table:table-cell table:style-name="ce5" office:value-type="string">
            <text:p><text:span text:style-name="T316">Neutraal</text:span></text:p>
          </table:table-cell>
          <table:table-cell table:style-name="ce5" office:value-type="string">
            <text:p><text:span text:style-name="T317">De stelling zegt ‘worden’, maar we hebben natuurlijk al studentenhuizen. Die huidige studentenhuizen moeten mogelijk zijn en blijven. Nog belangrijker is dat deze huizen moeten voldoen aan gestelde eisen en dus goed onderhouden door de verhuurders. Als het gaat om nieuwe huizen of appartementen dan vinden wij dat deze over Enschede verdeeld moeten worden. Er moet een evenwicht zitten tussen studentenhuizen en huizen met niet-studenten.</text:span></text:p>
          </table:table-cell>
          <table:table-cell table:style-name="ce5" office:value-type="string">
            <text:p><text:span text:style-name="T318">The statement says 'become', but of course we already have student houses. Those current student houses must be possible and remain. More importantly, these houses must comply with asked requirements and therefore well maintained by the landlords. When it comes to new houses or apartments, we find that they should be divided over Enschede. There must be a balance between student houses and houses with non-students.</text:span></text:p>
          </table:table-cell>
          <table:table-cell table:style-name="ce5" office:value-type="string">
            <text:p><text:span text:style-name="T319">Mee oneens</text:span></text:p>
          </table:table-cell>
          <table:table-cell table:style-name="ce5" office:value-type="string">
            <text:p><text:span text:style-name="T320">In Nederland en Enschede speelt het huizentekort. Het is onze bedoeling dat ook afgestudeerde studenten in staat zijn om op een gegeven moment een huis te kopen. Dit wordt moeilijker als huizen te makkelijk worden opgekocht voor verhuur. Appartementen of huizen verhuren aan studenten kan alleen als voldaan wordt aan bepaalde eisen. Als GroenLinks willen wij liever dat er voor studenten nieuw gebouwd wordt dan dat bestaande koopwoningen worden omgezet in studentenhuizen.</text:span></text:p>
          </table:table-cell>
          <table:table-cell table:style-name="ce5" office:value-type="string">
            <text:p><text:span text:style-name="T321">The house shortage in the Netherlands and Enschede. Our intention is that graduate students are also able to buy a house at a given moment. This becomes more difficult when houses are bought too easily for rental. Apartments or houses rent to students can only be met to certain requirements. As GroenLinks, we would rather want to be newly built for students than that existing owner-occupied homes are converted into student houses.</text:span></text:p>
          </table:table-cell>
          <table:table-cell table:style-name="ce5" office:value-type="string">
            <text:p><text:span text:style-name="T322">Mee eens</text:span></text:p>
          </table:table-cell>
          <table:table-cell table:style-name="ce5" office:value-type="string">
            <text:p><text:span text:style-name="T323">De mentale gesteldheid van studenten (en andere inwoners) is enorm belangrijk. De vraag is echter wel in hoeverre de gemeente hierin een rol kan spelen.</text:span></text:p>
          </table:table-cell>
          <table:table-cell table:style-name="ce5" office:value-type="string">
            <text:p><text:span text:style-name="T324">The mental condition of students (and other inhabitants) is extremely important. However, the question is to what extent the municipality can play a role in this.</text:span></text:p>
          </table:table-cell>
          <table:table-cell table:number-columns-repeated="1024"/>
        </table:table-row>
        <table:table-row table:style-name="ro11">
          <table:table-cell office:value-type="float" office:value="0">
            <text:p>0</text:p>
          </table:table-cell>
          <table:table-cell table:style-name="ce5" office:value-type="string">
            <text:p><text:span text:style-name="T325">D66</text:span></text:p>
          </table:table-cell>
          <table:table-cell table:style-name="ce5" office:value-type="string">
            <text:p><text:span text:style-name="T326">D66 is de partij die de klimaatproblemen wil aanpakken, maar helaas komt dit in Enschede veel te langzaam op gang. D66 begrijpt dat niet. Het is tijd om niet langer uit te stellen en te ontkennen, maar om grote stappen te zetten! De aanpak van de grote opgaven zoals klimaat, energie, biodiversiteit, zorg en wonen vragen om een ander samenspel tussen overheid, ondernemers, onderwijsinstellingen en inwoners. Ook studenten spelen daarbij een belangrijke rol! </text:span><text:span text:style-name="T327">Daarnaast wil D66 werken aan een stad waar je toekomst niet bepaald wordt door waar je wieg stond. Waar kinderen gelijke kansen hebben. Want alleen dan kan Enschede de kloof kleiner maken: tussen inwoners die het goed hebben en mensen die (te) weinig geld hebben en de problemen doorgeven aan hun kinderen.</text:span></text:p>
          </table:table-cell>
          <table:table-cell table:style-name="ce5" office:value-type="string">
            <text:p>D66 is the party that wants to tackle climate problems, but unfortunately this is going far too slowly in Enschede. D66 does not understand this. It is time to no longer postpone and deny, but to take large steps! The approach to major challenges such as climate, energy, biodiversity, care and living require a different cooperation between government, entrepreneurs, educational institutions and residents. Students also play an important role in this! In addition, D66 wants to work on a city where your future is not determined by where you were born. Where children have equal opportunities. Because only then can Enschede make the gap smaller: between residents who live a good life and people who have (too) little money and pass on the problems to their children.</text:p>
          </table:table-cell>
          <table:table-cell table:style-name="ce5" office:value-type="string">
            <text:p><text:span text:style-name="T328">Mee eens</text:span></text:p>
          </table:table-cell>
          <table:table-cell table:style-name="ce5" office:value-type="string">
            <text:p><text:span text:style-name="T329">Sinds een paar jaar zijn er op initiatief van D66 twee studenten aan het werk als student-ambtenaar. Deze helpen mee bij het maken van plannen van de gemeente. D66 wil graag dit project verder uitbreiden. Daarnaast vindt D66 het belangrijk dat alle inwoners van Enschede direct betrokken worden bij wat er in hun omgeving gebeurt, dus ook studenten. Studenten hebben zelf de eigen ervaring en kennis van de problemen die zij ervaren. Dit kan meehelpen aan betere oplossingen. Een eerste stap daarin is het opzetten van een burgerberaad.</text:span></text:p>
          </table:table-cell>
          <table:table-cell table:style-name="ce6" office:value-type="string">
            <text:p>Since a few years, there have been two students work for the municipality as officials, at the initiative of D66. These help in making plans of the municipality. D66 would like to further expand this project. In addition, D66 finds it important that all residents of Enschede are directly involved in what happens in their environment, so students too. Students themselves have their own experience and knowledge of the problems they experience. This can help to get to better solutions. A first step in this is to set up a civil council.</text:p>
          </table:table-cell>
          <table:table-cell table:style-name="ce5" office:value-type="string">
            <text:p><text:span text:style-name="T330">Mee eens</text:span></text:p>
          </table:table-cell>
          <table:table-cell table:style-name="ce5" office:value-type="string">
            <text:p><text:span text:style-name="T331">Enschede heeft de ambitie om als stad te groeien naar 170.000 inwoners. Voor D66 horen studenten hier ook bij. Hierbij is het aantrekken van nieuwe studenten even belangrijk als er voor zorgen dat studenten ook na hun studie in Enschede blijven.</text:span></text:p>
          </table:table-cell>
          <table:table-cell table:style-name="ce6" office:value-type="string">
            <text:p>Enschede has the ambition to grow to a city of 170,000 inhabitants. Students also belong to this according to D66. Here, the attracting of new students is as important as ensuring that students remain in Enschede even after their studies.</text:p>
          </table:table-cell>
          <table:table-cell table:style-name="ce5" office:value-type="string">
            <text:p><text:span text:style-name="T332">Mee eens</text:span></text:p>
          </table:table-cell>
          <table:table-cell table:style-name="ce5" office:value-type="string">
            <text:p><text:span text:style-name="T333">D66 is voor meer burgerparticipatie en wij steunen dus ook studenteninitiatieven. Studenten weten immers zelf wat voor hen belangrijk is en hoe dat het beste te organiseren is. Om dit mogelijk te kunnen maken moet de gemeente geld en mankracht beschikbaar stellen.</text:span></text:p>
          </table:table-cell>
          <table:table-cell table:style-name="ce6" office:value-type="string">
            <text:p>D66 is for more citizen participation, so we also support student initiatives. After all, students know what is important for them and how it is best to organize this. To make this possible, the municipality must make money and manpower available.</text:p>
          </table:table-cell>
          <table:table-cell table:style-name="ce5" office:value-type="string">
            <text:p><text:span text:style-name="T334">Heel erg mee eens</text:span></text:p>
          </table:table-cell>
          <table:table-cell table:style-name="ce5" office:value-type="string">
            <text:p><text:span text:style-name="T335">Het is belangrijk dat de gemeente en de onderwijsinstellingen goed met elkaar overleggen, bijvoorbeeld over huisvesting. D66 wil samen met de Universiteit Twente en Hogeschool Saxion werken aan economisch beleid, bijvoorbeeld door de Universiteit Twente te koppelen aan het Kennispark als start-up motor. Ook willen we dat de gemeente helpt bij het zoeken naar plekken waar studenten tijdelijk of vast kunnen wonen, om te voorkomen dat er in de zomervakantie een studenten noodopvang gebouwd moet worden. Dit om de verwachte groei van het aantal studenten en het aantal huizen dat daarvoor nodig is nog beter op elkaar aansluiten. Ook moedigen we aan dat Universiteit Twente, Saxion, ROC van Twente, maar ook het AKI ArtEZ en het ArtEZ Conservatorium, samenwerken en hun aanbod in onderwijs op elkaar afstemmen.</text:span></text:p>
          </table:table-cell>
          <table:table-cell table:style-name="ce6" office:value-type="string">
            <text:p>It is important that the municipality and educational institutions consult each other well, for example about accommodation. Together with the University of Twente and Hogeschool Saxion, D66 wants to work on an economic policy, for example by linking the University of Twente to the Kennispark as a start-up engine. We also want the municipality to help to search for places where students can live temporarily or permanently, to prevent temporary student housing from needing to be built in the summer holidays. In this way, the expected growth in the number of students and the number of houses that require it can be balanced. We also encourage that University of Twente, Saxion, ROC van Twente, but also the AKI ARTEZ and the ARTEZ conservatory, work together and coordinate their range in education.</text:p>
          </table:table-cell>
          <table:table-cell table:style-name="ce5" office:value-type="string">
            <text:p><text:span text:style-name="T336">Heel erg mee eens</text:span></text:p>
          </table:table-cell>
          <table:table-cell table:style-name="ce5" office:value-type="string">
            <text:p><text:span text:style-name="T337">D66 Enschede wil talent van de Universiteit Twente en het Saxion voor Enschede behouden door samen met ondernemers een geschikte omgeving te maken. Denk aan plannen voor het Kennispark en het Centrum Kwadraat, waar we prioriteit aan startups willen geven.</text:span></text:p>
          </table:table-cell>
          <table:table-cell table:style-name="ce6" office:value-type="string">
            <text:p>D66 Enschede wants to retain talent from the University of Twente and the Saxion for Enschede by making a suitable environment together with entrepreneurs. Consider plans for the Kennispark and the Centrum Kwadraat, where we want to give priority to startups.</text:p>
          </table:table-cell>
          <table:table-cell table:style-name="ce5" office:value-type="string">
            <text:p><text:span text:style-name="T338">Neutraal</text:span></text:p>
          </table:table-cell>
          <table:table-cell table:style-name="ce5" office:value-type="string">
            <text:p><text:span text:style-name="T339">Het aantrekken van internationale studenten is voor D66 niet een doel op zich. Wel moeten we er voor zorgen dat internationale studenten hun weg in Enschede kunnen vinden, dan blijven ze ook vaker in Enschede nadat ze hun studie hebben afgerond. Als onderdeel daarvan vindt D66 dat de gemeente moet communiceren in het Engels en Duits, juist voor internationale studenten.</text:span></text:p>
          </table:table-cell>
          <table:table-cell table:style-name="ce6" office:value-type="string">
            <text:p>Attracting international students is not a goal for D66. We do have to ensure that international students can find their way in Enschede, then they will also remain in Enschede more often after they have completed their studies. As part of this, D66 finds that the municipality should communicate in English and German, especially for the international students.</text:p>
          </table:table-cell>
          <table:table-cell table:style-name="ce5" office:value-type="string">
            <text:p><text:span text:style-name="T340">Mee eens</text:span></text:p>
          </table:table-cell>
          <table:table-cell table:style-name="ce5" office:value-type="string">
            <text:p><text:span text:style-name="T341">D66 is van mening dat alle evenementen die in Enschede georganiseerd worden toegankelijk moet zijn voor alle inwoners, dus ook internationale studenten. Daarnaast zien we graag dat er meer evenementen worden georganiseerd waarbij verschillende nationaliteiten en culturen samenkomen.</text:span></text:p>
          </table:table-cell>
          <table:table-cell table:style-name="ce5" office:value-type="string">
            <text:p><text:span text:style-name="T342">D66 believes that all events organized in Enschede must be accessible to all residents, including international students. In addition, we would like more events to be organized in which different nationalities and cultures come together.</text:span></text:p>
          </table:table-cell>
          <table:table-cell table:style-name="ce5" office:value-type="string">
            <text:p><text:span text:style-name="T343">Mee eens</text:span></text:p>
          </table:table-cell>
          <table:table-cell table:style-name="ce5" office:value-type="string">
            <text:p><text:span text:style-name="T344">D66 vindt dat de gemeente moet zorgen dat internationale studenten hun weg in Enschede kunnen vinden, dan blijven ze ook vaker in Enschede nadat ze hun studie hebben afgerond. Als onderdeel daarvan vindt D66 dat de gemeente ook in het Engels en Duits moet communiceren.</text:span></text:p>
          </table:table-cell>
          <table:table-cell table:style-name="ce5" office:value-type="string">
            <text:p><text:span text:style-name="T345">D66 believes that the municipality must ensure that international students can find their way in Enschede, they also remain more often in Enschede after they have completed their studies. As part of that, D66 finds that the municipality must also communicate in English and German.</text:span></text:p>
          </table:table-cell>
          <table:table-cell table:style-name="ce5" office:value-type="string">
            <text:p><text:span text:style-name="T346">Heel erg mee eens</text:span></text:p>
          </table:table-cell>
          <table:table-cell table:style-name="ce5" office:value-type="string">
            <text:p><text:span text:style-name="T347">Iedereen moet goed wonen. D66 is voor gelijke kansen, ongeacht waar je vandaan komt. De prijs van een kamer moet worden gebaseerd op de kenmerken en kwaliteiten van de kamer, niet op de persoon die de kamer huurt. Zo moet de huurmarkt voor studenten in Enschede eerlijk, stabiel en transparant gehouden worden. Dat geldt dus ook voor internationale studenten die nu moeilijk aan een kamer komen.</text:span></text:p>
          </table:table-cell>
          <table:table-cell table:style-name="ce5" office:value-type="string">
            <text:p><text:span text:style-name="T348">Everyone must live well. D66 is for equal opportunities, regardless of where you come from. The price of a room should be based on the characteristics and qualities of the room, not on the person who rents the room. For example, the rental market for students in Enschede must be honest, stable and transparent. This also applies to international students who are now difficult to come to a room.</text:span></text:p>
          </table:table-cell>
          <table:table-cell table:style-name="ce5" office:value-type="string">
            <text:p><text:span text:style-name="T349">Mee eens</text:span></text:p>
          </table:table-cell>
          <table:table-cell table:style-name="ce5" office:value-type="string">
            <text:p><text:span text:style-name="T350">D66 blijft opkomen voor de bouw van extra studentenwoningen, verspreid over de stad. Als we studenten beter verdelen, mengen ze zich beter met de andere inwoners. Ook maakt dat onze stad meer bruisend en voorkomen we eventuele overlast. D66 wil ook samen met de Universiteit Twente en Hogeschool Saxion zoeken naar plekken waar studenten een tijdelijk of vast kunnen wonen.</text:span></text:p>
          </table:table-cell>
          <table:table-cell table:style-name="ce5" office:value-type="string">
            <text:p><text:span text:style-name="T351">D66 remains emerging for the construction of extra student residences, spread over the city. If we distribute students better, they better mix with the other inhabitants. It also makes our city more sparkling and we prevent any inconvenience. D66 also wants to search with the University of Twente and University of Applied Sciences Saxion for places where students can live temporarily or stuck.</text:span></text:p>
          </table:table-cell>
          <table:table-cell table:style-name="ce5" office:value-type="string">
            <text:p><text:span text:style-name="T352">Neutraal</text:span></text:p>
          </table:table-cell>
          <table:table-cell table:style-name="ce5" office:value-type="string">
            <text:p><text:span text:style-name="T353">We zien als partij dat het tekort aan studentenwoningen erg groot is. Het hebben van een goede woning is voor iedereen een belangrijk uitgangspunt om je te kunnen ontwikkelen en je goed te voelen. D66 vindt het belangrijk dat er, verspreid door de stad, op geschikte plekken goede en betaalbare huisvesting is voor studenten. Zo zorgen we voor een bruisende stad en voorkomen we overlast.</text:span></text:p>
          </table:table-cell>
          <table:table-cell table:style-name="ce5" office:value-type="string">
            <text:p><text:span text:style-name="T354">We see as a party that the shortage of student residences is very large. Having a good home is an important starting point for everyone to develop and feel good. D66 thinks it is important that there is good and affordable housing for students, distributed by the city, suitable places. So we provide a bustling city and we prevent nuisance.</text:span></text:p>
          </table:table-cell>
          <table:table-cell table:style-name="ce5" office:value-type="string">
            <text:p><text:span text:style-name="T355">Mee eens</text:span></text:p>
          </table:table-cell>
          <table:table-cell table:style-name="ce5" office:value-type="string">
            <text:p><text:span text:style-name="T356">D66 is voorzichtig met opsplitsen van volledige woningen in kamers. Dat levert voor studenten én omwonenden niet altijd het beste resultaat op. In plaats daarvan wil D66 dat het makkelijker moet zijn voor inwoners om een extra kamer beschikbaar te stellen, zonder dat er officieel een kamer wordt verhuurd. Bijvoorbeeld als iemand een student woonruimte wil bieden. Als je een kamer verhuurt in je eigen huis, moet dat geen gevolgen hebben voor uitkeringen zoals de AOW of huursubsidie. Hierbij ziet D66 wel graag een spreiding van studenten over de stad.</text:span></text:p>
          </table:table-cell>
          <table:table-cell table:style-name="ce5" office:value-type="string">
            <text:p><text:span text:style-name="T357">D66 is careful with complete homes in rooms. This does not always produce the best result for students and local residents. Instead, D66 wants it to be easier for residents to make an extra room available, without officially a room being rented out. For example if someone wants to offer a student living space. If you rent a room in your own house, they should have no consequences for benefits such as the AOW or rent subsidy. Here D66 would like a spread of students about the city.</text:span></text:p>
          </table:table-cell>
          <table:table-cell table:style-name="ce5" office:value-type="string">
            <text:p><text:span text:style-name="T358">Mee eens</text:span></text:p>
          </table:table-cell>
          <table:table-cell table:style-name="ce5" office:value-type="string">
            <text:p><text:span text:style-name="T359">D66 wil dat er meer aandacht komt voor geestelijke problemen. Deze hulp moet makkelijk bereikbaar zijn, ook voor studenten. Daarnaast willen we meer kennis over mentale gezondheid, bijvoorbeeld als onderdeel van de studie. Ook is een veilige en vertrouwde plek om te wonen belangrijk. Zo garanderen we dat studenten die geestelijk gevoelig zijn, kunnen blijven meedoen in de stad.</text:span></text:p>
          </table:table-cell>
          <table:table-cell table:style-name="ce5" office:value-type="string">
            <text:p><text:span text:style-name="T360">D66 wants more attention to spiritual problems. This help must be easily accessible, also for students. In addition, we want more knowledge about mental health, for example as part of the study. There is also a safe and trusted place to live important. In this way we guarantee that students who are mentally sensitive can continue to participate in the city.</text:span></text:p>
          </table:table-cell>
          <table:table-cell table:number-columns-repeated="1024"/>
        </table:table-row>
        <table:table-row table:style-name="ro12">
          <table:table-cell office:value-type="float" office:value="0">
            <text:p>0</text:p>
          </table:table-cell>
          <table:table-cell table:style-name="ce5" office:value-type="string">
            <text:p><text:span text:style-name="T361">PvdD</text:span></text:p>
          </table:table-cell>
          <table:table-cell table:style-name="ce6" office:value-type="string">
            <text:p>De Partij voor de Dieren zet zich in voor dierenwelzijn, natuur, milieu en klimaat. Verbeter de wereld, begin in Enschede!</text:p>
          </table:table-cell>
          <table:table-cell table:style-name="ce6" office:value-type="string">
            <text:p>The Partij voor de Dieren (Party for the Animals) is committed to animal welfare, nature, environment and climate. Improve the world, start in Enschede!</text:p>
          </table:table-cell>
          <table:table-cell table:style-name="ce5" office:value-type="string">
            <text:p><text:span text:style-name="T362">Heel erg mee eens</text:span></text:p>
          </table:table-cell>
          <table:table-cell table:style-name="ce5" office:value-type="string">
            <text:p><text:span text:style-name="T363">De PvdD vindt belangrijk dat de stem van de studenten beter wordt gehoord in de gemeenteraad van Enschede.</text:span></text:p>
          </table:table-cell>
          <table:table-cell table:style-name="ce5" office:value-type="string">
            <text:p><text:span text:style-name="T364">The PvdD believes that the voice of the students is better heard in the municipal council of Enschede.</text:span></text:p>
          </table:table-cell>
          <table:table-cell table:style-name="ce5" office:value-type="string">
            <text:p><text:span text:style-name="T365">Heel erg mee eens</text:span></text:p>
          </table:table-cell>
          <table:table-cell table:style-name="ce5" office:value-type="string">
            <text:p><text:span text:style-name="T366">Voor veel mensen klinkt Enschede nog als “die uithoek daar ergens in het Oosten van het land”. Dat frame is hoognodig aan verandering toe!</text:span></text:p>
          </table:table-cell>
          <table:table-cell table:style-name="ce6" office:value-type="string">
            <text:p>For many people, Enschede still sounds like "that corner there somewhere in the east of the country". That frame of mind must be changed!</text:p>
          </table:table-cell>
          <table:table-cell table:style-name="ce5" office:value-type="string">
            <text:p><text:span text:style-name="T367">Mee eens</text:span></text:p>
          </table:table-cell>
          <table:table-cell table:style-name="ce5" office:value-type="string">
            <text:p><text:span text:style-name="T368">Studeren is meer dan enkel leren. De PvdD vind het belangrijk dat álle talenten en vaardigheden van studenten kunnen worden ontplooid. Studenteninitiatieven die daaraan bijdragen zou de gemeente moeten ondersteunen.</text:span></text:p>
          </table:table-cell>
          <table:table-cell table:style-name="ce6" office:value-type="string">
            <text:p>Studying is more than just learning. The PvdD believes it is important that all talents and skills of students can be deployed. Student initiatives that contribute to this should be supported by the municipality.</text:p>
          </table:table-cell>
          <table:table-cell table:style-name="ce5" office:value-type="string">
            <text:p><text:span text:style-name="T369">Heel erg mee eens</text:span></text:p>
          </table:table-cell>
          <table:table-cell table:style-name="ce5" office:value-type="string">
            <text:p><text:span text:style-name="T370">Een betere en hechtere samenwerking tussen gemeente en de UT en Saxion is goed voor wederzijdse ondersteuning en de algemene kennisvergaring.</text:span></text:p>
          </table:table-cell>
          <table:table-cell table:style-name="ce5" office:value-type="string">
            <text:p><text:span text:style-name="T371">Better and closer cooperation between the municipality and the UT and Saxion is good for mutual support and the general knowledge gathering.</text:span></text:p>
          </table:table-cell>
          <table:table-cell table:style-name="ce5" office:value-type="string">
            <text:p><text:span text:style-name="T372">Heel erg mee eens</text:span></text:p>
          </table:table-cell>
          <table:table-cell table:style-name="ce5" office:value-type="string">
            <text:p><text:span text:style-name="T373">Veel (internationale) studenten vertrekken weer na hun studie. De PvdD zou graag zien dat zij meer mogelijkheden en hulp krijgen om zich blijvend te vestigen in Enschede. Op deze manier blijft er veel kennis binnen de gemeente Enschede behouden, hetgeen ook goed is voor onder andere de werkgelegenheid.</text:span></text:p>
          </table:table-cell>
          <table:table-cell table:style-name="ce6" office:value-type="string">
            <text:p>Many (international) students leave again after their studies. The PvdD would like to see more possibilities and support to properly establish themselves in Enschede. In this way a lot of knowledge within the municipality of Enschede remains retained, which is also good for employment among others.</text:p>
          </table:table-cell>
          <table:table-cell table:style-name="ce5" office:value-type="string">
            <text:p><text:span text:style-name="T374">Mee eens</text:span></text:p>
          </table:table-cell>
          <table:table-cell table:style-name="ce5" office:value-type="string">
            <text:p><text:span text:style-name="T375">Internationale ervaringen opdoen tijdens de studie is van hele grote waarde voor studenten.</text:span></text:p>
          </table:table-cell>
          <table:table-cell table:style-name="ce6" office:value-type="string">
            <text:p>Gaining international experiences during the study is very great value for students.</text:p>
          </table:table-cell>
          <table:table-cell table:style-name="ce5" office:value-type="string">
            <text:p><text:span text:style-name="T376">Mee eens</text:span></text:p>
          </table:table-cell>
          <table:table-cell table:style-name="ce5" office:value-type="string">
            <text:p><text:span text:style-name="T377">Er is al van alles te doen voor internationale studenten. Zo is er bijvoorbeeld de week van de internationale student. Maar de drempel om mee te doen kan nog wel wat lager worden gemaakt voor studenten. Het is wel zo dat de PVD de voorkeur geeft aan kleinschaliger evenementen boven grootschalige evenementen</text:span></text:p>
          </table:table-cell>
          <table:table-cell table:style-name="ce5" office:value-type="string">
            <text:p><text:span text:style-name="T378">There is already everything to do for international students. For example, there is the week of the international student. But the threshold to participate can still be made lower for students. It is true that the PVD prefers small-scale events above large-scale events</text:span></text:p>
          </table:table-cell>
          <table:table-cell table:style-name="ce5" office:value-type="string">
            <text:p><text:span text:style-name="T379">Heel erg mee eens</text:span></text:p>
          </table:table-cell>
          <table:table-cell table:style-name="ce5" office:value-type="string">
            <text:p><text:span text:style-name="T380">Je welkom voelen in een ander land en in een andere stad is belangrijk om goed te kunnen studeren.</text:span></text:p>
          </table:table-cell>
          <table:table-cell table:style-name="ce5" office:value-type="string">
            <text:p><text:span text:style-name="T381">You feel welcome in a different country and in a different city is important to be able to study well.</text:span></text:p>
          </table:table-cell>
          <table:table-cell table:style-name="ce5" office:value-type="string">
            <text:p><text:span text:style-name="T382">Heel erg mee eens</text:span></text:p>
          </table:table-cell>
          <table:table-cell table:style-name="ce5" office:value-type="string">
            <text:p><text:span text:style-name="T383">Studeren moet voor iedereen betaalbaar zijn. Deze discriminatie van internationale studenten die een fors hogere huurprijs moeten betalen is ontoelaatbaar! De PvdD zou graag zien dat daar een meldpunt voor wordt opgericht.</text:span></text:p>
          </table:table-cell>
          <table:table-cell table:style-name="ce5" office:value-type="string">
            <text:p><text:span text:style-name="T384">Studying must be affordable for everyone. These discrimination against international students who have to pay a considerably higher rental price is unacceptable! The PvdD would like to see that a hotline is set up for this.</text:span></text:p>
          </table:table-cell>
          <table:table-cell table:style-name="ce5" office:value-type="string">
            <text:p><text:span text:style-name="T385">Heel erg mee eens</text:span></text:p>
          </table:table-cell>
          <table:table-cell table:style-name="ce5" office:value-type="string">
            <text:p><text:span text:style-name="T386">Een dak boven je hoofd is een basisrecht voor iedereen.Er is een momenteel een groot tekort aan studentenwoningen in Enschede. Studenten aan de UT worden zelfs al ondergebracht in nood containerwoningen. Dit terwijl er genoeg leegstand is van (kantoor)panden die kunnen worden omgebouwd tot duurzame studentenwoningen.</text:span></text:p>
          </table:table-cell>
          <table:table-cell table:style-name="ce5" office:value-type="string">
            <text:p><text:span text:style-name="T387">A roof above your head is a basic right for everyone. There is currently a major shortage of student residences in Enschede. Students at the UT are even housed in emergency container houses. This while there is enough vacancy of (office) properties that can be converted into sustainable student residences.</text:span></text:p>
          </table:table-cell>
          <table:table-cell table:style-name="ce5" office:value-type="string">
            <text:p><text:span text:style-name="T388">Heel erg mee eens</text:span></text:p>
          </table:table-cell>
          <table:table-cell table:style-name="ce5" office:value-type="string">
            <text:p><text:span text:style-name="T389">Waar een tekort aan studentenwoningen is, moet creatiever worden gezocht naar oplossingen. De PvdD is van mening dat er snel duurzame woningen gerealiseerd kunnen worden voor studenten, bij voorkeur in leegstaande (kantoor)gebouwen of bedrijventerreinen die geen toekomst meer hebben.</text:span></text:p>
          </table:table-cell>
          <table:table-cell table:style-name="ce5" office:value-type="string">
            <text:p><text:span text:style-name="T390">Where a shortage of student residences is, more creativates must be sought. The PvdD believes that sustainable homes can quickly be realized for students, preferably in vacant (office) buildings or industrial sites that no longer have a future.</text:span></text:p>
          </table:table-cell>
          <table:table-cell table:style-name="ce5" office:value-type="string">
            <text:p><text:span text:style-name="T391">Heel erg mee eens</text:span></text:p>
          </table:table-cell>
          <table:table-cell table:style-name="ce5" office:value-type="string">
            <text:p><text:span text:style-name="T392">Een dak boven je hoofd is een basisrecht voor iedereen. De Partij voor de Dieren wil dat huurders van (studenten)kamers recht krijgen op huurtoeslag als de huur voldoet aan het puntensysteem.</text:span></text:p>
          </table:table-cell>
          <table:table-cell table:style-name="ce5" office:value-type="string">
            <text:p><text:span text:style-name="T393">A roof above your head is a basic right for everyone. The party for the animals wants tenants from (students) rooms to get straight on housing allowance if the rent meets the point system.</text:span></text:p>
          </table:table-cell>
          <table:table-cell table:style-name="ce5" office:value-type="string">
            <text:p><text:span text:style-name="T394">Heel erg mee eens</text:span></text:p>
          </table:table-cell>
          <table:table-cell table:style-name="ce5" office:value-type="string">
            <text:p><text:span text:style-name="T395">De Partij voor de Dieren wil een jaarlijkse meting naar het studentenwelzijn in het kader van preventie, vroege signalering en taboedoorbreking. Omdat de mentale gezondheid van studenten. mede door de Covid-19 crisis. onder druk staat.</text:span></text:p>
          </table:table-cell>
          <table:table-cell table:style-name="ce5" office:value-type="string">
            <text:p><text:span text:style-name="T396">The party for the animals wants an annual measurement to the student welfare in the context of prevention, early signaling and tabs. Because the mental health of students. Partly due to the COVID-19 crisis. State under pressure.</text:span></text:p>
          </table:table-cell>
          <table:table-cell table:number-columns-repeated="1024"/>
        </table:table-row>
        <table:table-row table:style-name="ro13">
          <table:table-cell office:value-type="float" office:value="0">
            <text:p>0</text:p>
          </table:table-cell>
          <table:table-cell table:style-name="ce5" office:value-type="string">
            <text:p><text:span text:style-name="T397">LINK</text:span></text:p>
          </table:table-cell>
          <table:table-cell table:style-name="ce7"/>
          <table:table-cell table:style-name="ce7"/>
          <table:table-cell table:style-name="ce5" office:value-type="string">
            <text:p><text:span text:style-name="T398">Mee eens</text:span></text:p>
          </table:table-cell>
          <table:table-cell table:style-name="ce7"/>
          <table:table-cell table:style-name="ce7"/>
          <table:table-cell table:style-name="ce5" office:value-type="string">
            <text:p><text:span text:style-name="T399">Heel erg mee eens</text:span></text:p>
          </table:table-cell>
          <table:table-cell table:style-name="ce7"/>
          <table:table-cell table:style-name="ce7"/>
          <table:table-cell table:style-name="ce5" office:value-type="string">
            <text:p><text:span text:style-name="T400">Mee eens</text:span></text:p>
          </table:table-cell>
          <table:table-cell table:style-name="ce7"/>
          <table:table-cell table:style-name="ce7"/>
          <table:table-cell table:style-name="ce5" office:value-type="string">
            <text:p><text:span text:style-name="T401">Heel erg mee eens</text:span></text:p>
          </table:table-cell>
          <table:table-cell table:style-name="ce7"/>
          <table:table-cell table:style-name="ce7"/>
          <table:table-cell table:style-name="ce5" office:value-type="string">
            <text:p><text:span text:style-name="T402">Heel erg mee eens</text:span></text:p>
          </table:table-cell>
          <table:table-cell table:style-name="ce7"/>
          <table:table-cell table:style-name="ce7"/>
          <table:table-cell table:style-name="ce5" office:value-type="string">
            <text:p><text:span text:style-name="T403">Mee eens</text:span></text:p>
          </table:table-cell>
          <table:table-cell table:style-name="ce7"/>
          <table:table-cell table:style-name="ce7"/>
          <table:table-cell table:style-name="ce5" office:value-type="string">
            <text:p><text:span text:style-name="T404">Heel erg mee eens</text:span></text:p>
          </table:table-cell>
          <table:table-cell table:style-name="ce7"/>
          <table:table-cell table:style-name="ce7"/>
          <table:table-cell table:style-name="ce5" office:value-type="string">
            <text:p><text:span text:style-name="T405">Mee eens</text:span></text:p>
          </table:table-cell>
          <table:table-cell table:style-name="ce7"/>
          <table:table-cell table:style-name="ce7"/>
          <table:table-cell table:style-name="ce5" office:value-type="string">
            <text:p><text:span text:style-name="T406">Neutraal</text:span></text:p>
          </table:table-cell>
          <table:table-cell table:style-name="ce7"/>
          <table:table-cell table:style-name="ce7"/>
          <table:table-cell table:style-name="ce5" office:value-type="string">
            <text:p><text:span text:style-name="T407">Mee eens</text:span></text:p>
          </table:table-cell>
          <table:table-cell table:style-name="ce7"/>
          <table:table-cell table:style-name="ce7"/>
          <table:table-cell table:style-name="ce5" office:value-type="string">
            <text:p><text:span text:style-name="T408">Mee eens</text:span></text:p>
          </table:table-cell>
          <table:table-cell table:style-name="ce7"/>
          <table:table-cell table:style-name="ce7"/>
          <table:table-cell table:style-name="ce5" office:value-type="string">
            <text:p><text:span text:style-name="T409">Mee oneens</text:span></text:p>
          </table:table-cell>
          <table:table-cell table:style-name="ce7"/>
          <table:table-cell table:style-name="ce7"/>
          <table:table-cell table:style-name="ce5" office:value-type="string">
            <text:p><text:span text:style-name="T410">Heel erg mee eens</text:span></text:p>
          </table:table-cell>
          <table:table-cell table:style-name="ce7"/>
          <table:table-cell table:style-name="ce7"/>
          <table:table-cell table:number-columns-repeated="1024"/>
        </table:table-row>
        <table:table-row table:style-name="ro14">
          <table:table-cell office:value-type="float" office:value="0">
            <text:p>0</text:p>
          </table:table-cell>
          <table:table-cell table:style-name="ce5" office:value-type="string">
            <text:p><text:span text:style-name="T411">SP</text:span></text:p>
          </table:table-cell>
          <table:table-cell table:style-name="ce7"/>
          <table:table-cell table:style-name="ce7"/>
          <table:table-cell table:style-name="ce5" office:value-type="string">
            <text:p><text:span text:style-name="T412">Mee eens</text:span></text:p>
          </table:table-cell>
          <table:table-cell table:style-name="ce5" office:value-type="string">
            <text:p><text:span text:style-name="T413">SP Enschede is voor inspraak participatie.</text:span></text:p>
          </table:table-cell>
          <table:table-cell table:style-name="ce6" office:value-type="string">
            <text:p>SP Enschede is for participation.</text:p>
          </table:table-cell>
          <table:table-cell table:style-name="ce5" office:value-type="string">
            <text:p><text:span text:style-name="T414">Neutraal</text:span></text:p>
          </table:table-cell>
          <table:table-cell table:style-name="ce5" office:value-type="string">
            <text:p><text:span text:style-name="T415">SP Enschede denkt dat vooral Universiteit Twente en Saxion hierin samen met de gemeente Enschede al veel doen.</text:span></text:p>
          </table:table-cell>
          <table:table-cell table:style-name="ce5" office:value-type="string">
            <text:p><text:span text:style-name="T416">SP Enschede thinks that Especially University of Twente and Saxion are already doing a lot together with the municipality of Enschede.</text:span></text:p>
          </table:table-cell>
          <table:table-cell table:style-name="ce5" office:value-type="string">
            <text:p><text:span text:style-name="T417">Mee eens</text:span></text:p>
          </table:table-cell>
          <table:table-cell table:style-name="ce5" office:value-type="string">
            <text:p><text:span text:style-name="T418">SP Enschede stimuleert burgerinitiatieven en studentenparticipatie.</text:span></text:p>
          </table:table-cell>
          <table:table-cell table:style-name="ce5" office:value-type="string">
            <text:p><text:span text:style-name="T419">SP Enschede stimulates citizens' initiatives and student participation.</text:span></text:p>
          </table:table-cell>
          <table:table-cell table:style-name="ce5" office:value-type="string">
            <text:p><text:span text:style-name="T420">Mee eens</text:span></text:p>
          </table:table-cell>
          <table:table-cell table:style-name="ce5" office:value-type="string">
            <text:p><text:span text:style-name="T421">SP Enschede is voor goede samenwerking met Universiteit Twente, Saxion en ROC’s ter ondersteuning van studenten.</text:span></text:p>
          </table:table-cell>
          <table:table-cell table:style-name="ce5" office:value-type="string">
            <text:p><text:span text:style-name="T422">SP Enschede is for good cooperation with University of Twente, Saxion and ROCs to support students.</text:span></text:p>
          </table:table-cell>
          <table:table-cell table:style-name="ce5" office:value-type="string">
            <text:p><text:span text:style-name="T423">Neutraal</text:span></text:p>
          </table:table-cell>
          <table:table-cell table:style-name="ce5" office:value-type="string">
            <text:p><text:span text:style-name="T424">SP Enschede staat open voor initiatieven. Enschede biedt veel kansen voor een maatschappelijke carrière.</text:span></text:p>
          </table:table-cell>
          <table:table-cell table:style-name="ce5" office:value-type="string">
            <text:p><text:span text:style-name="T425">SP Enschede is open to initiatives. Enschede offers many opportunities for a social career.</text:span></text:p>
          </table:table-cell>
          <table:table-cell table:style-name="ce5" office:value-type="string">
            <text:p><text:span text:style-name="T426">Neutraal</text:span></text:p>
          </table:table-cell>
          <table:table-cell table:style-name="ce5" office:value-type="string">
            <text:p><text:span text:style-name="T427">SP Enschede wil huisvesting, gezondheidszorg en geestelijke ondersteuning goed organiseren, zeker in tijden van corona.</text:span></text:p>
          </table:table-cell>
          <table:table-cell table:style-name="ce6" office:value-type="string">
            <text:p>SP Enschede wants to organize housing, health care and mental support well, certainly in times of Corona.</text:p>
          </table:table-cell>
          <table:table-cell table:style-name="ce5" office:value-type="string">
            <text:p><text:span text:style-name="T428">Neutraal</text:span></text:p>
          </table:table-cell>
          <table:table-cell table:style-name="ce5" office:value-type="string">
            <text:p><text:span text:style-name="T429">SP Enschede ziet voor Enschede vooral een regionale functie, ook in de Euregio.</text:span></text:p>
          </table:table-cell>
          <table:table-cell table:style-name="ce5" office:value-type="string">
            <text:p><text:span text:style-name="T430">SP Enschede mainly sees a regional function for Enschede, also in the Euregio.</text:span></text:p>
          </table:table-cell>
          <table:table-cell table:style-name="ce5" office:value-type="string">
            <text:p><text:span text:style-name="T431">Neutraal</text:span></text:p>
          </table:table-cell>
          <table:table-cell table:style-name="ce5" office:value-type="string">
            <text:p><text:span text:style-name="T432">SP Enschede denkt dat vooral Universiteit Twente en Saxion hierin samen met de gemeente Enschede al veel doen.</text:span></text:p>
          </table:table-cell>
          <table:table-cell table:style-name="ce5" office:value-type="string">
            <text:p><text:span text:style-name="T433">SP Enschede thinks that Especially University of Twente and Saxion are already doing a lot together with the municipality of Enschede.</text:span></text:p>
          </table:table-cell>
          <table:table-cell table:style-name="ce5" office:value-type="string">
            <text:p><text:span text:style-name="T434">Mee eens</text:span></text:p>
          </table:table-cell>
          <table:table-cell table:style-name="ce5" office:value-type="string">
            <text:p><text:span text:style-name="T435">SP Enschede vindt eerlijke en gelijkwaardige kansen voor Nederlandse én internationale studenten van belang.</text:span></text:p>
          </table:table-cell>
          <table:table-cell table:style-name="ce5" office:value-type="string">
            <text:p><text:span text:style-name="T436">SP Enschede believes honest and equivalent opportunities for Dutch and international students.</text:span></text:p>
          </table:table-cell>
          <table:table-cell table:style-name="ce5" office:value-type="string">
            <text:p><text:span text:style-name="T437">Neutraal</text:span></text:p>
          </table:table-cell>
          <table:table-cell table:style-name="ce5" office:value-type="string">
            <text:p><text:span text:style-name="T438">SP Enschede is voor voldoende huisvesting voor studenten van de Universiteit Twente, Saxion en ROC’s.</text:span></text:p>
          </table:table-cell>
          <table:table-cell table:style-name="ce5" office:value-type="string">
            <text:p><text:span text:style-name="T439">SP Enschede is for adequate accommodation for students from the University of Twente, Saxion and ROCs.</text:span></text:p>
          </table:table-cell>
          <table:table-cell table:style-name="ce5" office:value-type="string">
            <text:p><text:span text:style-name="T440">Mee oneens</text:span></text:p>
          </table:table-cell>
          <table:table-cell table:style-name="ce5" office:value-type="string">
            <text:p><text:span text:style-name="T441">SP Enschede is voor afspraken over huisvesting op buurt- en wijkniveau.</text:span></text:p>
          </table:table-cell>
          <table:table-cell table:style-name="ce5" office:value-type="string">
            <text:p><text:span text:style-name="T442">SP Enschede is for agreements about accommodation at neighborhood and neighborhood level.</text:span></text:p>
          </table:table-cell>
          <table:table-cell table:style-name="ce5" office:value-type="string">
            <text:p><text:span text:style-name="T443">Mee oneens</text:span></text:p>
          </table:table-cell>
          <table:table-cell table:style-name="ce5" office:value-type="string">
            <text:p><text:span text:style-name="T444">SP Enschede ziet een rol voor SJHT en woningbouwcorporaties bij huisvesting studenten.</text:span></text:p>
          </table:table-cell>
          <table:table-cell table:style-name="ce5" office:value-type="string">
            <text:p><text:span text:style-name="T445">SP Enschede sees a role for Sjht and housing corporations at housing students.</text:span></text:p>
          </table:table-cell>
          <table:table-cell table:style-name="ce5" office:value-type="string">
            <text:p><text:span text:style-name="T446">Heel erg mee eens</text:span></text:p>
          </table:table-cell>
          <table:table-cell table:style-name="ce5" office:value-type="string">
            <text:p><text:span text:style-name="T447">SP Enschede vindt dat organisatie van mentale ondersteuning door de gemeente Enschede ondersteunt dient te worden. Zeker in tijden van corona.</text:span></text:p>
          </table:table-cell>
          <table:table-cell table:style-name="ce5" office:value-type="string">
            <text:p><text:span text:style-name="T448">SP Enschede believes that organization of mental support is supported by the municipality of Enschede. Certainly in times of Corona.</text:span></text:p>
          </table:table-cell>
          <table:table-cell table:number-columns-repeated="1024"/>
        </table:table-row>
        <table:table-row table:style-name="ro15">
          <table:table-cell office:value-type="float" office:value="0">
            <text:p>0</text:p>
          </table:table-cell>
          <table:table-cell table:style-name="ce5" office:value-type="string">
            <text:p><text:span text:style-name="T449">CDA</text:span></text:p>
          </table:table-cell>
          <table:table-cell table:style-name="ce5" office:value-type="string">
            <text:p><text:span text:style-name="T450">Het appèl van de christendemocratie aan Nederland en Europa in de eenentwintigste eeuw luidt: laten we elke dag opnieuw werken aan een samenleving die niet draait om “ieder voor zich”, maar om “zij aan zij”. Dat maakt onze brede volkspartij uniek vergeleken met andere politieke partijen.</text:span></text:p>
          </table:table-cell>
          <table:table-cell table:style-name="ce5" office:value-type="string">
            <text:p>The call of Christian Democracy to the Netherlands and Europe in the twenty-first century is: let's work on a society that does not revolve "everyone for themselves", but about "side to side". That makes our broad people's party unique compared to other political parties.</text:p>
          </table:table-cell>
          <table:table-cell table:style-name="ce5" office:value-type="string">
            <text:p><text:span text:style-name="T451">Mee eens</text:span></text:p>
          </table:table-cell>
          <table:table-cell table:style-name="ce5" office:value-type="string">
            <text:p><text:span text:style-name="T452">Politiek gaat over en raakt iedereen. De gemeente Enschede heeft een ‘studentenambtenaar’, dat is een goede eerste stap. Studenten moeten net als andere partijen in onze mooie gemeente meer de ruimte krijgen om de gemeenteraad te adviseren over studentenzaken. </text:span></text:p>
          </table:table-cell>
          <table:table-cell table:style-name="ce5" office:value-type="string">
            <text:p><text:span text:style-name="T453">Politics is about and touches everyone. The municipality of Enschede has a 'student officer', that is a good first step. Just like other parties, students must get the space in our beautiful municipality to advise the city council about student affairs.</text:span></text:p>
          </table:table-cell>
          <table:table-cell table:style-name="ce5" office:value-type="string">
            <text:p><text:span text:style-name="T454">Mee eens</text:span></text:p>
          </table:table-cell>
          <table:table-cell table:style-name="ce5" office:value-type="string">
            <text:p><text:span text:style-name="T455">CDA Enschede is het eens met deze stelling omdat het fantastisch is om in Enschede te studeren. De koppeling tussen een bruisende binnenstad, hightech education en studeren in de groene stad van de toekomst. Het CDA is van mening dat we als gemeente Enschede veel meer mogen laten zien welke kansen en mogelijkheden er zijn voor de studenten van de toekomst. </text:span></text:p>
          </table:table-cell>
          <table:table-cell table:style-name="ce6" office:value-type="string">
            <text:p>CDA Enschede agrees with this statement because it is fantastic to study in Enschede. The link between a bustling city center, high-tech education and studying in the green city of the future. The CDA believes that as a municipality of Enschede we can much better show which opportunities and possibilities there are for the students of the future.</text:p>
          </table:table-cell>
          <table:table-cell table:style-name="ce5" office:value-type="string">
            <text:p><text:span text:style-name="T456">Mee eens</text:span></text:p>
          </table:table-cell>
          <table:table-cell table:style-name="ce5" office:value-type="string">
            <text:p><text:span text:style-name="T457">Samen nemen wij verantwoordelijkheid voor de verdere ontwikkeling van de gemeente Enschede en haar inwoners. Onze agenda richt zich op de moderne samenleving, op mensen van goede wil, op de gemeenschap, op overbruggen en verbinden. Het CDA biedt Enschede met al onze netwerken meerwaarde op regionaal, provinciaal, Rijks en Europees niveau. </text:span></text:p>
          </table:table-cell>
          <table:table-cell table:style-name="ce6" office:value-type="string">
            <text:p>Together we take responsibility for the further development of the municipality of Enschede and its residents. Our agenda focuses on modern society, on people of goodwill, on the community, on bridging and connecting. The CDA offers added value to Enchede with all our networks at regional, provincial, national and European level.</text:p>
          </table:table-cell>
          <table:table-cell table:style-name="ce5" office:value-type="string">
            <text:p><text:span text:style-name="T458">Mee eens</text:span></text:p>
          </table:table-cell>
          <table:table-cell table:style-name="ce5" office:value-type="string">
            <text:p><text:span text:style-name="T459">Enschede is de grootste stad van Overijssel en die positie willen we uitbouwen. De opgave is om (samen) te werken aan de verbinding tussen de economie en het sociale domein en zo te werken aan duurzame werkgelegenheid. Een andere koppeling die we maken is de relatie met onderwijs: de bedrijvigheid levert werkgelegenheid waarvoor we jongeren opleiden. Samen met ROC van Twente, Saxion en de Universiteit Twente gaan we met studenten en onderzoekers ook de mobiliteitsuitdagingen aan om onze toekomstgerichte stad van uitmuntende mobiliteit te voorzien. We steunen initiatieven voor nieuw ondernemerschap vanuit ROC van Twente, Saxion en de Universiteit Twente. Enschede zal ruimte moeten blijven bieden voor groeiende lokale bedrijven en startende bedrijven. </text:span></text:p>
          </table:table-cell>
          <table:table-cell table:style-name="ce6" office:value-type="string">
            <text:p>Enschede is the largest city in Overijssel and we want to expand that position. The challenge is to work (together) on the connection between the economy and the social domain and to work on sustainable employment. Another link that we make is the relationship with education: the activity provides employment for which we train young people. Together with ROC van Twente, Saxion and the University of Twente, we also take on mobility challenges with students and researchers to provide our future-oriented city with excellent mobility. We support initiatives for new entrepreneurship from ROC van Twente, Saxion and the University of Twente. Enschede will have to continue to provide space for growing local businesses and starting companies.</text:p>
          </table:table-cell>
          <table:table-cell table:style-name="ce5" office:value-type="string">
            <text:p><text:span text:style-name="T460">Heel erg mee eens</text:span></text:p>
          </table:table-cell>
          <table:table-cell table:style-name="ce6" office:value-type="string">
            <text:p>Het CDA is wil dat afgestudeerde studenten aan onze onderwijsinstellingen onderdeel kunnen blijven uitmaken van onze stad. Dit doen we door gericht woningaanbod voor doelgroepen, dus ook voor pas afgestudeerden. Door regionaal carrièreperspectieven te ontwikkelen met ondenemers, onderwijs- en kennisinstellingen en overheid samen te werken in de Twente Board.</text:p>
          </table:table-cell>
          <table:table-cell table:style-name="ce6" office:value-type="string">
            <text:p>The CDA wants to make sure that students that graduated at our educational institutions can continue to be part of our city. We do this by targeted housing offers for target groups, so also for recent graduates. By developing regional career perspectives with entrepreneurs, educational and knowledge institutions and government, by working together in the Twente Board.</text:p>
          </table:table-cell>
          <table:table-cell table:style-name="ce5" office:value-type="string">
            <text:p><text:span text:style-name="T461">Neutraal</text:span></text:p>
          </table:table-cell>
          <table:table-cell table:style-name="ce5" office:value-type="string">
            <text:p><text:span text:style-name="T462">Onze onderwijs- en kennisinstellingen staan ook internationaal goed aangeschreven en dat juichen wij toe, zolang dat geen (nieuwe) problemen op de stad afwentelt, zoals bijvoorbeeld het gebrek aan passende studentenhuisvesting.</text:span></text:p>
          </table:table-cell>
          <table:table-cell table:style-name="ce6" office:value-type="string">
            <text:p>Our educational and knowledge institutions are also well regarded internationally and we welcome that, as long as that does not cause (new) problems for the city, such as the lack of appropriate student housing.</text:p>
          </table:table-cell>
          <table:table-cell table:style-name="ce5" office:value-type="string">
            <text:p><text:span text:style-name="T463">Mee eens</text:span></text:p>
          </table:table-cell>
          <table:table-cell table:style-name="ce5" office:value-type="string">
            <text:p><text:span text:style-name="T464">Wij zijn voor evenementen die passen bij de aard en schaal van Enschede en haar inwoners. Als er ruimte is voor internationaal toegankelijke evenementen vanuit de stad zelf of vanuit de prestaties vanuit de sport of cultuur is dat goed. Extra inzet (bovenop bestaande) vanuit de gemeente heeft niet de prioriteit vanuit het CDA.</text:span></text:p>
          </table:table-cell>
          <table:table-cell table:style-name="ce5" office:value-type="string">
            <text:p><text:span text:style-name="T465">We are events that fit the nature and scale of Enschede and its inhabitants. If there is room for internationally accessible events from the city itself or from the performance from the sport or culture, that is good. Extra deployment (on top of existing) from the municipality does not have the priority from the CDA.</text:span></text:p>
          </table:table-cell>
          <table:table-cell table:style-name="ce5" office:value-type="string">
            <text:p><text:span text:style-name="T466">Mee eens</text:span></text:p>
          </table:table-cell>
          <table:table-cell table:style-name="ce5" office:value-type="string">
            <text:p><text:span text:style-name="T467">Al onze inwoners moeten zich thuis kunnen voelen in onze stad. Onze internationale studenten dus ook en samen met de onderwijs- en kennisinstellingen moet hier aan gewerkt worden.</text:span></text:p>
          </table:table-cell>
          <table:table-cell table:style-name="ce5" office:value-type="string">
            <text:p><text:span text:style-name="T468">All our residents must be able to feel at home in our city. Our international students also and together with the education and knowledge institutions must be used here.</text:span></text:p>
          </table:table-cell>
          <table:table-cell table:style-name="ce5" office:value-type="string">
            <text:p><text:span text:style-name="T469">Mee eens</text:span></text:p>
          </table:table-cell>
          <table:table-cell table:style-name="ce5" office:value-type="string">
            <text:p><text:span text:style-name="T470">Gelijke monniken, gelijke kappen. Woningen moeten voor alle inwoners van de gemeente Enschede betaalbaar zijn.</text:span><text:span text:style-name="T471">Overigens gaat de gemeente niet over de (huur)prijzen op de woningmarkt. </text:span></text:p>
          </table:table-cell>
          <table:table-cell table:style-name="ce5" office:value-type="string">
            <text:p><text:span text:style-name="T472">Equal monks, equal caps. Homes must be affordable for all residents of the municipality of Enschede.</text:span><text:span text:style-name="T473">Incidentally, the municipality is not about the (rental) prices on the housing market.</text:span></text:p>
          </table:table-cell>
          <table:table-cell table:style-name="ce5" office:value-type="string">
            <text:p><text:span text:style-name="T474">Heel erg mee eens</text:span></text:p>
          </table:table-cell>
          <table:table-cell table:style-name="ce5" office:value-type="string">
            <text:p><text:span text:style-name="T475">Het CDA Enschede is van mening dat studentenhuisvesting jaarlijks terugkerend onderdeel moet worden van de vaststelling van het integrale woonbeleid. Ook moet de gemeente Enschede kijken naar succesvolle studentenhuisvestingsresultaten in andere studentensteden. </text:span></text:p>
          </table:table-cell>
          <table:table-cell table:style-name="ce5" office:value-type="string">
            <text:p><text:span text:style-name="T476">The CDA Enschede believes that student housing must be recurrent annually from the determination of the integral housing policy. The municipality of Enschede must also look at successful student housing results in other student cities.</text:span></text:p>
          </table:table-cell>
          <table:table-cell table:style-name="ce5" office:value-type="string">
            <text:p><text:span text:style-name="T477">Mee oneens</text:span></text:p>
          </table:table-cell>
          <table:table-cell table:style-name="ce5" office:value-type="string">
            <text:p><text:span text:style-name="T478">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5" office:value-type="string">
            <text:p><text:span text:style-name="T479">The municipality of Enschede is struggling with a large housing shortage. Students, starters but also the elderly are looking for a decent roof over the head in Enschede. The CDA Enschede believes that the local government should be more committed to new construction of residential units that are appropriate to the wishes and needs of the home seekers.</text:span></text:p>
          </table:table-cell>
          <table:table-cell table:style-name="ce5" office:value-type="string">
            <text:p><text:span text:style-name="T480">Mee oneens</text:span></text:p>
          </table:table-cell>
          <table:table-cell table:style-name="ce5" office:value-type="string">
            <text:p><text:span text:style-name="T481">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5" office:value-type="string">
            <text:p><text:span text:style-name="T482">The municipality of Enschede is struggling with a large housing shortage. Students, starters but also the elderly are looking for a decent roof over the head in Enschede. The CDA Enschede believes that the local government should be more committed to new construction of residential units that are appropriate to the wishes and needs of the home seekers.</text:span></text:p>
          </table:table-cell>
          <table:table-cell table:style-name="ce5" office:value-type="string">
            <text:p><text:span text:style-name="T483">Mee eens</text:span></text:p>
          </table:table-cell>
          <table:table-cell table:style-name="ce5" office:value-type="string">
            <text:p><text:span text:style-name="T484">Het CDA gaat voor welzijn voor iedereen in Enschede. Helaas is dit niet voor iedereen vanzelfsprekend. Ziekte, ouderdom, financieel niet rond kunnen komen of een onveilige thuissituatie tasten het welzijn aan. De gemeente biedt vangnetten en creëert randvoorwaarden voor iedereen die dat nodig heeft. </text:span></text:p>
          </table:table-cell>
          <table:table-cell table:style-name="ce5" office:value-type="string">
            <text:p><text:span text:style-name="T485">The CDA goes for everyone in Enschede for well-being. Unfortunately this is not obvious for everyone. Disease, old age, money cannot be completed or a unsafe home situation affect welfare. The municipality offers safety nets and creates preconditions for anyone needed.</text:span></text:p>
          </table:table-cell>
          <table:table-cell table:number-columns-repeated="1024"/>
        </table:table-row>
        <table:table-row table:style-name="ro16">
          <table:table-cell office:value-type="float" office:value="0">
            <text:p>0</text:p>
          </table:table-cell>
          <table:table-cell table:style-name="ce6" office:value-type="string">
            <text:p>VVD</text:p>
          </table:table-cell>
          <table:table-cell table:style-name="ce5" office:value-type="string">
            <text:p><text:span text:style-name="T486">De VVD Enschede staat voor het aantrekken van nieuw talent naar onze stad en wil er alles aan doen om het verblijft van jong talent zo aangenaam en aantrekkelijk mogelijk te maken. Studenten zorgen ervoor dat er levendigheid is in de stad en leveren een belangrijke bijdrage aan de ontwikkeling van Enschede. Enschede is een stad van techniek, innovatie en creativiteit. Samen met studenten maken we Enschede nog aantrekkelijker!</text:span></text:p>
          </table:table-cell>
          <table:table-cell table:style-name="ce7" office:value-type="string">
            <text:p>The VVD Enschede stands for attracting new talent to our city and wants to do everything it can to make the stay of young talent as pleasant and attractive as possible. Students ensure that there is liveliness in the city and make an important contribution to the development of Enschede. Enschede is a city of technology, innovation and creativity. Together with students we make Enschede even more attractive!</text:p>
          </table:table-cell>
          <table:table-cell table:style-name="ce5" office:value-type="string">
            <text:p><text:span text:style-name="T487">Heel erg mee eens</text:span></text:p>
          </table:table-cell>
          <table:table-cell table:style-name="ce7"/>
          <table:table-cell table:style-name="ce7"/>
          <table:table-cell table:style-name="ce5" office:value-type="string">
            <text:p><text:span text:style-name="T488">Heel erg mee eens</text:span></text:p>
          </table:table-cell>
          <table:table-cell table:style-name="ce7"/>
          <table:table-cell table:style-name="ce7"/>
          <table:table-cell table:style-name="ce5" office:value-type="string">
            <text:p><text:span text:style-name="T489">Heel erg mee eens</text:span></text:p>
          </table:table-cell>
          <table:table-cell table:style-name="ce7"/>
          <table:table-cell table:style-name="ce7"/>
          <table:table-cell table:style-name="ce5" office:value-type="string">
            <text:p><text:span text:style-name="T490">Heel erg mee eens</text:span></text:p>
          </table:table-cell>
          <table:table-cell table:style-name="ce7"/>
          <table:table-cell table:style-name="ce7"/>
          <table:table-cell table:style-name="ce5" office:value-type="string">
            <text:p><text:span text:style-name="T491">Heel erg mee eens</text:span></text:p>
          </table:table-cell>
          <table:table-cell table:style-name="ce7"/>
          <table:table-cell table:style-name="ce7"/>
          <table:table-cell table:style-name="ce5" office:value-type="string">
            <text:p><text:span text:style-name="T492">Neutraal</text:span></text:p>
          </table:table-cell>
          <table:table-cell table:style-name="ce7"/>
          <table:table-cell table:style-name="ce7"/>
          <table:table-cell table:style-name="ce5" office:value-type="string">
            <text:p><text:span text:style-name="T493">Heel erg mee eens</text:span></text:p>
          </table:table-cell>
          <table:table-cell table:style-name="ce7"/>
          <table:table-cell table:style-name="ce7"/>
          <table:table-cell table:style-name="ce5" office:value-type="string">
            <text:p><text:span text:style-name="T494">Mee eens</text:span></text:p>
          </table:table-cell>
          <table:table-cell table:style-name="ce7"/>
          <table:table-cell table:style-name="ce7"/>
          <table:table-cell table:style-name="ce5" office:value-type="string">
            <text:p><text:span text:style-name="T495">Heel erg mee eens</text:span></text:p>
          </table:table-cell>
          <table:table-cell table:style-name="ce7"/>
          <table:table-cell table:style-name="ce7"/>
          <table:table-cell table:style-name="ce5" office:value-type="string">
            <text:p><text:span text:style-name="T496">Heel erg mee eens</text:span></text:p>
          </table:table-cell>
          <table:table-cell table:style-name="ce7"/>
          <table:table-cell table:style-name="ce7"/>
          <table:table-cell table:style-name="ce5" office:value-type="string">
            <text:p><text:span text:style-name="T497">Neutraal</text:span></text:p>
          </table:table-cell>
          <table:table-cell table:style-name="ce7"/>
          <table:table-cell table:style-name="ce7"/>
          <table:table-cell table:style-name="ce5" office:value-type="string">
            <text:p><text:span text:style-name="T498">Mee oneens</text:span></text:p>
          </table:table-cell>
          <table:table-cell table:style-name="ce7"/>
          <table:table-cell table:style-name="ce7"/>
          <table:table-cell table:style-name="ce5" office:value-type="string">
            <text:p><text:span text:style-name="T499">Mee eens</text:span></text:p>
          </table:table-cell>
          <table:table-cell table:style-name="ce7"/>
          <table:table-cell table:style-name="ce7"/>
          <table:table-cell table:number-columns-repeated="1024"/>
        </table:table-row>
        <table:table-row table:number-rows-repeated="2" table:style-name="ro1">
          <table:table-cell table:number-columns-repeated="1024"/>
        </table:table-row>
        <table:table-row table:number-rows-repeated="47"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 svg:font-family=""/>
    <style:font-face style:name="Liberation Sans" svg:font-family="Liberation Sans"/>
  </office:font-face-decls>
  <office:styles>
    <style:default-style style:family="table-cell"/>
    <style:style style:display-name="Default" style:family="table-cell" style:name="Default">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style:style>
  </office:styles>
  <office:automatic-styles>
    <style:page-layout style:name="Mpm1">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style style:data-style-name="" style:family="table-cell" style:name="ce1">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style:style>
    <style:style style:family="text" style:name="T500">
      <style:text-properties/>
    </style:style>
  </office:automatic-styles>
  <office:master-styles>
    <style:master-page style:name="MasterPage1" style:page-layout-name="Mpm1">
      <style:footer>
        <text:span text:style-name="T500">Page 1</text:span>
      </style:footer>
      <style:header/>
      <style:header-first/>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4.2.17</meta:generator>
    <meta:initial-creator/>
    <meta:creation-date/>
    <meta:editing-cycles/>
    <meta:editing-duration/>
    <dc:date/>
    <dc:creator/>
    <meta:document-statistic/>
  </office:meta>
</office:document-meta>
</file>